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4mm"/>
    </style:style>
    <style:style style:name="co2" style:family="table-column">
      <style:table-column-properties fo:break-before="auto" style:column-width="28.84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102.66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1.96mm"/>
    </style:style>
    <style:style style:name="co9" style:family="table-column">
      <style:table-column-properties fo:break-before="auto" style:column-width="18.26mm"/>
    </style:style>
    <style:style style:name="co10" style:family="table-column">
      <style:table-column-properties fo:break-before="auto" style:column-width="14.02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31.49mm"/>
    </style:style>
    <style:style style:name="co13" style:family="table-column">
      <style:table-column-properties fo:break-before="auto" style:column-width="30.96mm"/>
    </style:style>
    <style:style style:name="co14" style:family="table-column">
      <style:table-column-properties fo:break-before="auto" style:column-width="20.64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PageStyle_5f_BASE_20_TOTAL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Percen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E TOT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4" table:default-cell-style-name="ce1"/>
        <table:table-column table:style-name="co11" table:default-cell-style-name="ce1"/>
        <table:table-column table:style-name="co12" table:default-cell-style-name="ce7"/>
        <table:table-column table:style-name="co13" table:default-cell-style-name="ce7"/>
        <table:table-column table:style-name="co14" table:number-columns-repeated="1004" table:default-cell-style-name="ce8"/>
        <table:table-row table:style-name="ro1">
          <table:table-cell office:value-type="string" calcext:value-type="string">
            <text:p>PARTIDO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NIVEL</text:p>
          </table:table-cell>
          <table:table-cell office:value-type="string" calcext:value-type="string">
            <text:p>HOJA</text:p>
          </table:table-cell>
          <table:table-cell office:value-type="string" calcext:value-type="string">
            <text:p>CANDIDATO_1</text:p>
          </table:table-cell>
          <table:table-cell office:value-type="string" calcext:value-type="string">
            <text:p>INGRESOS_TOT</text:p>
          </table:table-cell>
          <table:table-cell office:value-type="string" calcext:value-type="string">
            <text:p>INGRESOS_NET</text:p>
          </table:table-cell>
          <table:table-cell office:value-type="string" calcext:value-type="string">
            <text:p>FIN_PUB</text:p>
          </table:table-cell>
          <table:table-cell office:value-type="string" calcext:value-type="string">
            <text:p>FIN_INT</text:p>
          </table:table-cell>
          <table:table-cell office:value-type="string" calcext:value-type="string">
            <text:p>CES_FON</text:p>
          </table:table-cell>
          <table:table-cell office:value-type="string" calcext:value-type="string">
            <text:p>FIN_PRIV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BANCAS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EMPRESAS</text:p>
          </table:table-cell>
          <table:table-cell office:value-type="string" calcext:value-type="string">
            <text:p>ANONIMA</text:p>
          </table:table-cell>
          <table:table-cell office:value-type="string" calcext:value-type="string">
            <text:p>CANDIDATOS</text:p>
          </table:table-cell>
          <table:table-cell office:value-type="string" calcext:value-type="string">
            <text:p>OTROS</text:p>
          </table:table-cell>
          <table:table-cell table:style-name="ce2" office:value-type="string" calcext:value-type="string">
            <text:p>EGRESOS_TOT</text:p>
          </table:table-cell>
          <table:table-cell table:style-name="ce2" office:value-type="string" calcext:value-type="string">
            <text:p>EGRESOS_NET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BETTIANA RODRIGUEZ</text:p>
          </table:table-cell>
          <table:table-cell table:number-columns-repeated="3" office:value-type="float" office:value="905652" calcext:value-type="float">
            <text:p>905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89" calcext:value-type="float">
            <text:p>47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905652" calcext:value-type="float">
            <text:p>9056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AUL CAMPANELLA</text:p>
          </table:table-cell>
          <table:table-cell table:number-columns-repeated="3" office:value-type="float" office:value="11941" calcext:value-type="float">
            <text:p>11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1941" calcext:value-type="float">
            <text:p>119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RISOL ALVES SERRA</text:p>
          </table:table-cell>
          <table:table-cell table:number-columns-repeated="3" office:value-type="float" office:value="27034" calcext:value-type="float">
            <text:p>27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1024.7353490211" calcext:value-type="float">
            <text:p>21024,73534902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CARLOS MASEDA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79789" calcext:value-type="float">
            <text:p>797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MIRIAM DA ROSA</text:p>
          </table:table-cell>
          <table:table-cell table:number-columns-repeated="2" office:value-type="float" office:value="27571" calcext:value-type="float">
            <text:p>27571</text:p>
          </table:table-cell>
          <table:table-cell office:value-type="float" office:value="26431" calcext:value-type="float">
            <text:p>26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office:value-type="float" office:value="259" calcext:value-type="float">
            <text:p>2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2" table:style-name="ce5" office:value-type="float" office:value="26915" calcext:value-type="float">
            <text:p>269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NINOSKA <text:s/>CORDERO PEDROZO</text:p>
          </table:table-cell>
          <table:table-cell table:number-columns-repeated="3" office:value-type="float" office:value="32150" calcext:value-type="float">
            <text:p>32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32150" calcext:value-type="float">
            <text:p>321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90712" calcext:value-type="float">
            <text:p>90712</text:p>
          </table:table-cell>
          <table:table-cell office:value-type="string" calcext:value-type="string">
            <text:p>ISABELINO WILSON BAUER DE SOUZA</text:p>
          </table:table-cell>
          <table:table-cell office:value-type="float" office:value="1353508" calcext:value-type="float">
            <text:p>1353508</text:p>
          </table:table-cell>
          <table:table-cell office:value-type="float" office:value="548016" calcext:value-type="float">
            <text:p>548016</text:p>
          </table:table-cell>
          <table:table-cell office:value-type="float" office:value="805492" calcext:value-type="float">
            <text:p>805492</text:p>
          </table:table-cell>
          <table:table-cell office:value-type="float" office:value="544616" calcext:value-type="float">
            <text:p>544616</text:p>
          </table:table-cell>
          <table:table-cell office:value-type="float" office:value="805492" calcext:value-type="float">
            <text:p>805492</text:p>
          </table:table-cell>
          <table:table-cell office:value-type="float" office:value="3400" calcext:value-type="float">
            <text:p>3400</text:p>
          </table:table-cell>
          <table:table-cell office:value-type="float" office:value="3157" calcext:value-type="float">
            <text:p>3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929999.27" calcext:value-type="float">
            <text:p>929999,27</text:p>
          </table:table-cell>
          <table:table-cell table:style-name="ce5" office:value-type="float" office:value="551417.82" calcext:value-type="float">
            <text:p>551417,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217705" calcext:value-type="float">
            <text:p>217705</text:p>
          </table:table-cell>
          <table:table-cell office:value-type="string" calcext:value-type="string">
            <text:p>RICARDO XAVIER</text:p>
          </table:table-cell>
          <table:table-cell table:number-columns-repeated="2" office:value-type="float" office:value="169650" calcext:value-type="float">
            <text:p>169650</text:p>
          </table:table-cell>
          <table:table-cell office:value-type="float" office:value="168650" calcext:value-type="float">
            <text:p>168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77100" calcext:value-type="float">
            <text:p>1771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7111001" calcext:value-type="float">
            <text:p>7111001</text:p>
          </table:table-cell>
          <table:table-cell office:value-type="string" calcext:value-type="string">
            <text:p>LIDIO PANIAGUA</text:p>
          </table:table-cell>
          <table:table-cell table:number-columns-repeated="3" office:value-type="float" office:value="398607" calcext:value-type="float">
            <text:p>398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1" calcext:value-type="float">
            <text:p>38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398607" calcext:value-type="float">
            <text:p>3986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997382121" calcext:value-type="float">
            <text:p>997382121</text:p>
          </table:table-cell>
          <table:table-cell office:value-type="string" calcext:value-type="string">
            <text:p>SILVIO RIOS</text:p>
          </table:table-cell>
          <table:table-cell table:number-columns-repeated="2" office:value-type="float" office:value="908500" calcext:value-type="float">
            <text:p>908500</text:p>
          </table:table-cell>
          <table:table-cell office:value-type="float" office:value="611000" calcext:value-type="float">
            <text:p>611000</text:p>
          </table:table-cell>
          <table:table-cell office:value-type="float" office:value="297500" calcext:value-type="float">
            <text:p>29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6" calcext:value-type="float">
            <text:p>599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865045" calcext:value-type="float">
            <text:p>8650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AÚL OLIVERA</text:p>
          </table:table-cell>
          <table:table-cell office:value-type="float" office:value="5123312" calcext:value-type="float">
            <text:p>5123312</text:p>
          </table:table-cell>
          <table:table-cell office:value-type="float" office:value="1867408" calcext:value-type="float">
            <text:p>1867408</text:p>
          </table:table-cell>
          <table:table-cell office:value-type="float" office:value="3255904" calcext:value-type="float">
            <text:p>3255904</text:p>
          </table:table-cell>
          <table:table-cell office:value-type="float" office:value="1867408" calcext:value-type="float">
            <text:p>1867408</text:p>
          </table:table-cell>
          <table:table-cell office:value-type="float" office:value="3255904" calcext:value-type="float">
            <text:p>3255904</text:p>
          </table:table-cell>
          <table:table-cell office:value-type="float" office:value="0" calcext:value-type="float">
            <text:p>0</text:p>
          </table:table-cell>
          <table:table-cell office:value-type="float" office:value="12761" calcext:value-type="float">
            <text:p>1276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395728.73" calcext:value-type="float">
            <text:p>3395728,73</text:p>
          </table:table-cell>
          <table:table-cell table:style-name="ce5" office:value-type="float" office:value="1865453.73" calcext:value-type="float">
            <text:p>1865453,7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CARENA GELMAN</text:p>
          </table:table-cell>
          <table:table-cell table:number-columns-repeated="3" office:value-type="float" office:value="423071" calcext:value-type="float">
            <text:p>423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73469" calcext:value-type="float">
            <text:p>734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SEBASTIAN SABINI</text:p>
          </table:table-cell>
          <table:table-cell table:number-columns-repeated="2" office:value-type="float" office:value="8411867" calcext:value-type="float">
            <text:p>8411867</text:p>
          </table:table-cell>
          <table:table-cell office:value-type="float" office:value="8401867" calcext:value-type="float">
            <text:p>8401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7355" calcext:value-type="float">
            <text:p>673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8411867" calcext:value-type="float">
            <text:p>84118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ARCOS OTHEGUY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49" calcext:value-type="float">
            <text:p>19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20000" calcext:value-type="float">
            <text:p>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DANISA RODRIGUEZ</text:p>
          </table:table-cell>
          <table:table-cell table:number-columns-repeated="2" office:value-type="float" office:value="32284" calcext:value-type="float">
            <text:p>32284</text:p>
          </table:table-cell>
          <table:table-cell office:value-type="float" office:value="26284" calcext:value-type="float">
            <text:p>26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433" calcext:value-type="float">
            <text:p>4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2" table:style-name="ce5" office:value-type="float" office:value="31380.9473684211" calcext:value-type="float">
            <text:p>31380,94736842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ENRIQUE TELLECHEA </text:p>
          </table:table-cell>
          <table:table-cell office:value-type="float" office:value="28780" calcext:value-type="float">
            <text:p>28780</text:p>
          </table:table-cell>
          <table:table-cell office:value-type="float" office:value="0" calcext:value-type="float">
            <text:p>0</text:p>
          </table:table-cell>
          <table:table-cell office:value-type="float" office:value="28780" calcext:value-type="float">
            <text:p>28780</text:p>
          </table:table-cell>
          <table:table-cell office:value-type="float" office:value="0" calcext:value-type="float">
            <text:p>0</text:p>
          </table:table-cell>
          <table:table-cell office:value-type="float" office:value="28780" calcext:value-type="float">
            <text:p>2878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8780" calcext:value-type="float">
            <text:p>2878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GERARDO GADEA</text:p>
          </table:table-cell>
          <table:table-cell table:number-columns-repeated="3" office:value-type="float" office:value="229493" calcext:value-type="float">
            <text:p>229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29493" calcext:value-type="float">
            <text:p>2294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GERARDO IGLESIAS</text:p>
          </table:table-cell>
          <table:table-cell table:number-columns-repeated="3" office:value-type="float" office:value="70823" calcext:value-type="float">
            <text:p>70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SE LUIS DEVITTA</text:p>
          </table:table-cell>
          <table:table-cell table:number-columns-repeated="2" office:value-type="float" office:value="201000" calcext:value-type="float">
            <text:p>20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1497" calcext:value-type="float">
            <text:p>14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22148" calcext:value-type="float">
            <text:p>1221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CAMILA LETICIA PÉREZ VERGARA</text:p>
          </table:table-cell>
          <table:table-cell table:number-columns-repeated="3" office:value-type="float" office:value="182093" calcext:value-type="float">
            <text:p>182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11383.709485817" calcext:value-type="float">
            <text:p>211383,7094858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OSE CARLOS MAHÍA</text:p>
          </table:table-cell>
          <table:table-cell office:value-type="float" office:value="4912894" calcext:value-type="float">
            <text:p>4912894</text:p>
          </table:table-cell>
          <table:table-cell office:value-type="float" office:value="2303374" calcext:value-type="float">
            <text:p>2303374</text:p>
          </table:table-cell>
          <table:table-cell office:value-type="float" office:value="2609520" calcext:value-type="float">
            <text:p>2609520</text:p>
          </table:table-cell>
          <table:table-cell office:value-type="float" office:value="575000" calcext:value-type="float">
            <text:p>575000</text:p>
          </table:table-cell>
          <table:table-cell office:value-type="float" office:value="2609520" calcext:value-type="float">
            <text:p>2609520</text:p>
          </table:table-cell>
          <table:table-cell office:value-type="float" office:value="1092800" calcext:value-type="float">
            <text:p>1092800</text:p>
          </table:table-cell>
          <table:table-cell office:value-type="float" office:value="25569" calcext:value-type="float">
            <text:p>25569</text:p>
          </table:table-cell>
          <table:table-cell office:value-type="float" office:value="2" calcext:value-type="float">
            <text:p>2</text:p>
          </table:table-cell>
          <table:table-cell office:value-type="float" office:value="84000" calcext:value-type="float">
            <text:p>84000</text:p>
          </table:table-cell>
          <table:table-cell office:value-type="float" office:value="208800" calcext:value-type="float">
            <text:p>208800</text:p>
          </table:table-cell>
          <table:table-cell office:value-type="float" office:value="0" calcext:value-type="float">
            <text:p>0</text:p>
          </table:table-cell>
          <table:table-cell office:value-type="float" office:value="140000" calcext:value-type="float">
            <text:p>140000</text:p>
          </table:table-cell>
          <table:table-cell office:value-type="float" office:value="660000" calcext:value-type="float">
            <text:p>660000</text:p>
          </table:table-cell>
          <table:table-cell table:style-name="ce5" office:value-type="float" office:value="4477422.33" calcext:value-type="float">
            <text:p>4477422,33</text:p>
          </table:table-cell>
          <table:table-cell table:style-name="ce5" office:value-type="float" office:value="1867902.33" calcext:value-type="float">
            <text:p>1867902,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VALERIA RUBINO</text:p>
          </table:table-cell>
          <table:table-cell office:value-type="float" office:value="534739" calcext:value-type="float">
            <text:p>534739</text:p>
          </table:table-cell>
          <table:table-cell office:value-type="float" office:value="328575" calcext:value-type="float">
            <text:p>328575</text:p>
          </table:table-cell>
          <table:table-cell office:value-type="float" office:value="499739" calcext:value-type="float">
            <text:p>499739</text:p>
          </table:table-cell>
          <table:table-cell office:value-type="float" office:value="35000" calcext:value-type="float">
            <text:p>35000</text:p>
          </table:table-cell>
          <table:table-cell office:value-type="float" office:value="206164" calcext:value-type="float">
            <text:p>206164</text:p>
          </table:table-cell>
          <table:table-cell office:value-type="float" office:value="0" calcext:value-type="float">
            <text:p>0</text:p>
          </table:table-cell>
          <table:table-cell office:value-type="float" office:value="4897" calcext:value-type="float">
            <text:p>489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517250" calcext:value-type="float">
            <text:p>517250</text:p>
          </table:table-cell>
          <table:table-cell table:style-name="ce5" office:value-type="float" office:value="311086" calcext:value-type="float">
            <text:p>3110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VÍCTOR SEMPRONI</text:p>
          </table:table-cell>
          <table:table-cell table:number-columns-repeated="3" office:value-type="float" office:value="1493589" calcext:value-type="float">
            <text:p>1493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54" calcext:value-type="float">
            <text:p>58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AUREL CESAR LARRAÑAGA NAYA</text:p>
          </table:table-cell>
          <table:table-cell office:value-type="float" office:value="199618" calcext:value-type="float">
            <text:p>199618</text:p>
          </table:table-cell>
          <table:table-cell office:value-type="float" office:value="0" calcext:value-type="float">
            <text:p>0</text:p>
          </table:table-cell>
          <table:table-cell office:value-type="float" office:value="199618" calcext:value-type="float">
            <text:p>199618</text:p>
          </table:table-cell>
          <table:table-cell office:value-type="float" office:value="0" calcext:value-type="float">
            <text:p>0</text:p>
          </table:table-cell>
          <table:table-cell office:value-type="float" office:value="199618" calcext:value-type="float">
            <text:p>199618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99618" calcext:value-type="float">
            <text:p>19961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9393" calcext:value-type="float">
            <text:p>9393</text:p>
          </table:table-cell>
          <table:table-cell office:value-type="string" calcext:value-type="string">
            <text:p>ALEJANDRO CATUCCI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6000" calcext:value-type="float">
            <text:p>360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99738" calcext:value-type="float">
            <text:p>99738</text:p>
          </table:table-cell>
          <table:table-cell office:value-type="string" calcext:value-type="string">
            <text:p>HORACIO YANES</text:p>
          </table:table-cell>
          <table:table-cell office:value-type="float" office:value="1284000" calcext:value-type="float">
            <text:p>1284000</text:p>
          </table:table-cell>
          <table:table-cell office:value-type="float" office:value="971000" calcext:value-type="float">
            <text:p>971000</text:p>
          </table:table-cell>
          <table:table-cell office:value-type="float" office:value="763000" calcext:value-type="float">
            <text:p>763000</text:p>
          </table:table-cell>
          <table:table-cell office:value-type="float" office:value="521000" calcext:value-type="float">
            <text:p>521000</text:p>
          </table:table-cell>
          <table:table-cell office:value-type="float" office:value="313000" calcext:value-type="float">
            <text:p>313000</text:p>
          </table:table-cell>
          <table:table-cell office:value-type="float" office:value="0" calcext:value-type="float">
            <text:p>0</text:p>
          </table:table-cell>
          <table:table-cell office:value-type="float" office:value="7484" calcext:value-type="float">
            <text:p>748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165572" calcext:value-type="float">
            <text:p>1165572</text:p>
          </table:table-cell>
          <table:table-cell table:style-name="ce5" office:value-type="float" office:value="852572" calcext:value-type="float">
            <text:p>8525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181563" calcext:value-type="float">
            <text:p>181563</text:p>
          </table:table-cell>
          <table:table-cell office:value-type="string" calcext:value-type="string">
            <text:p>CHEVALIER GABRIEL</text:p>
          </table:table-cell>
          <table:table-cell office:value-type="float" office:value="85963" calcext:value-type="float">
            <text:p>85963</text:p>
          </table:table-cell>
          <table:table-cell office:value-type="float" office:value="1" calcext:value-type="float">
            <text:p>1</text:p>
          </table:table-cell>
          <table:table-cell office:value-type="float" office:value="85963" calcext:value-type="float">
            <text:p>85963</text:p>
          </table:table-cell>
          <table:table-cell office:value-type="float" office:value="0" calcext:value-type="float">
            <text:p>0</text:p>
          </table:table-cell>
          <table:table-cell office:value-type="float" office:value="85962" calcext:value-type="float">
            <text:p>85962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85963" calcext:value-type="float">
            <text:p>8596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LEONARDO HEROU</text:p>
          </table:table-cell>
          <table:table-cell table:number-columns-repeated="2" office:value-type="float" office:value="710580" calcext:value-type="float">
            <text:p>710580</text:p>
          </table:table-cell>
          <table:table-cell office:value-type="float" office:value="540580" calcext:value-type="float">
            <text:p>54058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109000" calcext:value-type="float">
            <text:p>109000</text:p>
          </table:table-cell>
          <table:table-cell office:value-type="float" office:value="5232" calcext:value-type="float">
            <text:p>52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9000" calcext:value-type="float">
            <text:p>109000</text:p>
          </table:table-cell>
          <table:table-cell table:number-columns-repeated="2" table:style-name="ce5" office:value-type="float" office:value="753000" calcext:value-type="float">
            <text:p>75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848959" calcext:value-type="float">
            <text:p>848959</text:p>
          </table:table-cell>
          <table:table-cell office:value-type="string" calcext:value-type="string">
            <text:p>NESTOR LLORCA</text:p>
          </table:table-cell>
          <table:table-cell table:number-columns-repeated="2" office:value-type="float" office:value="221600" calcext:value-type="float">
            <text:p>221600</text:p>
          </table:table-cell>
          <table:table-cell office:value-type="float" office:value="139200" calcext:value-type="float">
            <text:p>139200</text:p>
          </table:table-cell>
          <table:table-cell office:value-type="float" office:value="82400" calcext:value-type="float">
            <text:p>8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40000" calcext:value-type="float">
            <text:p>4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10017373" calcext:value-type="float">
            <text:p>10017373</text:p>
          </table:table-cell>
          <table:table-cell office:value-type="string" calcext:value-type="string">
            <text:p>JUAN CASTILLO</text:p>
          </table:table-cell>
          <table:table-cell office:value-type="float" office:value="1269624" calcext:value-type="float">
            <text:p>1269624</text:p>
          </table:table-cell>
          <table:table-cell office:value-type="float" office:value="0" calcext:value-type="float">
            <text:p>0</text:p>
          </table:table-cell>
          <table:table-cell office:value-type="float" office:value="1269624" calcext:value-type="float">
            <text:p>1269624</text:p>
          </table:table-cell>
          <table:table-cell office:value-type="float" office:value="0" calcext:value-type="float">
            <text:p>0</text:p>
          </table:table-cell>
          <table:table-cell office:value-type="float" office:value="1269624" calcext:value-type="float">
            <text:p>1269624</text:p>
          </table:table-cell>
          <table:table-cell office:value-type="float" office:value="0" calcext:value-type="float">
            <text:p>0</text:p>
          </table:table-cell>
          <table:table-cell office:value-type="float" office:value="12288" calcext:value-type="float">
            <text:p>1228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269624" calcext:value-type="float">
            <text:p>126962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RÚ PARDIÑAS</text:p>
          </table:table-cell>
          <table:table-cell office:value-type="float" office:value="2435062" calcext:value-type="float">
            <text:p>2435062</text:p>
          </table:table-cell>
          <table:table-cell office:value-type="float" office:value="1462241" calcext:value-type="float">
            <text:p>1462241</text:p>
          </table:table-cell>
          <table:table-cell office:value-type="float" office:value="1835512" calcext:value-type="float">
            <text:p>1835512</text:p>
          </table:table-cell>
          <table:table-cell office:value-type="float" office:value="599550" calcext:value-type="float">
            <text:p>599550</text:p>
          </table:table-cell>
          <table:table-cell office:value-type="float" office:value="972821" calcext:value-type="float">
            <text:p>972821</text:p>
          </table:table-cell>
          <table:table-cell office:value-type="float" office:value="0" calcext:value-type="float">
            <text:p>0</text:p>
          </table:table-cell>
          <table:table-cell office:value-type="float" office:value="7194" calcext:value-type="float">
            <text:p>719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755187.21" calcext:value-type="float">
            <text:p>1755187,21</text:p>
          </table:table-cell>
          <table:table-cell table:style-name="ce5" office:value-type="float" office:value="892496.21" calcext:value-type="float">
            <text:p>892496,2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AUL CAMPANELLA</text:p>
          </table:table-cell>
          <table:table-cell office:value-type="float" office:value="15717" calcext:value-type="float">
            <text:p>15717</text:p>
          </table:table-cell>
          <table:table-cell office:value-type="float" office:value="0" calcext:value-type="float">
            <text:p>0</text:p>
          </table:table-cell>
          <table:table-cell office:value-type="float" office:value="15717" calcext:value-type="float">
            <text:p>15717</text:p>
          </table:table-cell>
          <table:table-cell office:value-type="float" office:value="0" calcext:value-type="float">
            <text:p>0</text:p>
          </table:table-cell>
          <table:table-cell office:value-type="float" office:value="15717" calcext:value-type="float">
            <text:p>1571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5717" calcext:value-type="float">
            <text:p>1571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IVONNE LIMA</text:p>
          </table:table-cell>
          <table:table-cell table:number-columns-repeated="2" office:value-type="float" office:value="95839" calcext:value-type="float">
            <text:p>95839</text:p>
          </table:table-cell>
          <table:table-cell office:value-type="float" office:value="50839" calcext:value-type="float">
            <text:p>50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95839" calcext:value-type="float">
            <text:p>958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CARLOS SÁNCHEZ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4600" calcext:value-type="float">
            <text:p>46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7711" calcext:value-type="float">
            <text:p>7711</text:p>
          </table:table-cell>
          <table:table-cell office:value-type="string" calcext:value-type="string">
            <text:p>GUSTAVO SPERA</text:p>
          </table:table-cell>
          <table:table-cell office:value-type="float" office:value="377816" calcext:value-type="float">
            <text:p>377816</text:p>
          </table:table-cell>
          <table:table-cell office:value-type="float" office:value="20000" calcext:value-type="float">
            <text:p>20000</text:p>
          </table:table-cell>
          <table:table-cell office:value-type="float" office:value="357816" calcext:value-type="float">
            <text:p>357816</text:p>
          </table:table-cell>
          <table:table-cell office:value-type="float" office:value="20000" calcext:value-type="float">
            <text:p>20000</text:p>
          </table:table-cell>
          <table:table-cell office:value-type="float" office:value="357816" calcext:value-type="float">
            <text:p>357816</text:p>
          </table:table-cell>
          <table:table-cell office:value-type="float" office:value="0" calcext:value-type="float">
            <text:p>0</text:p>
          </table:table-cell>
          <table:table-cell office:value-type="float" office:value="3508" calcext:value-type="float">
            <text:p>350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77816" calcext:value-type="float">
            <text:p>377816</text:p>
          </table:table-cell>
          <table:table-cell table:style-name="ce5" office:value-type="float" office:value="20000" calcext:value-type="float">
            <text:p>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8713" calcext:value-type="float">
            <text:p>8713</text:p>
          </table:table-cell>
          <table:table-cell office:value-type="string" calcext:value-type="string">
            <text:p>VICTOR DA COSTA</text:p>
          </table:table-cell>
          <table:table-cell office:value-type="float" office:value="167034" calcext:value-type="float">
            <text:p>167034</text:p>
          </table:table-cell>
          <table:table-cell office:value-type="float" office:value="37800" calcext:value-type="float">
            <text:p>37800</text:p>
          </table:table-cell>
          <table:table-cell office:value-type="float" office:value="129234" calcext:value-type="float">
            <text:p>129234</text:p>
          </table:table-cell>
          <table:table-cell office:value-type="float" office:value="0" calcext:value-type="float">
            <text:p>0</text:p>
          </table:table-cell>
          <table:table-cell office:value-type="float" office:value="129234" calcext:value-type="float">
            <text:p>129234</text:p>
          </table:table-cell>
          <table:table-cell office:value-type="float" office:value="31800" calcext:value-type="float">
            <text:p>31800</text:p>
          </table:table-cell>
          <table:table-cell office:value-type="float" office:value="1267" calcext:value-type="float">
            <text:p>1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9800" calcext:value-type="float">
            <text:p>298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7020" calcext:value-type="float">
            <text:p>167020</text:p>
          </table:table-cell>
          <table:table-cell table:style-name="ce5" office:value-type="float" office:value="37786" calcext:value-type="float">
            <text:p>377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2199738" calcext:value-type="float">
            <text:p>2199738</text:p>
          </table:table-cell>
          <table:table-cell office:value-type="string" calcext:value-type="string">
            <text:p>PABLO GUARINO</text:p>
          </table:table-cell>
          <table:table-cell office:value-type="float" office:value="760205" calcext:value-type="float">
            <text:p>760205</text:p>
          </table:table-cell>
          <table:table-cell office:value-type="float" office:value="545205" calcext:value-type="float">
            <text:p>545205</text:p>
          </table:table-cell>
          <table:table-cell office:value-type="float" office:value="651000" calcext:value-type="float">
            <text:p>651000</text:p>
          </table:table-cell>
          <table:table-cell office:value-type="float" office:value="81200" calcext:value-type="float">
            <text:p>812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28005" calcext:value-type="float">
            <text:p>28005</text:p>
          </table:table-cell>
          <table:table-cell office:value-type="float" office:value="6398" calcext:value-type="float">
            <text:p>63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005" calcext:value-type="float">
            <text:p>28005</text:p>
          </table:table-cell>
          <table:table-cell table:style-name="ce5" office:value-type="float" office:value="665845" calcext:value-type="float">
            <text:p>665845</text:p>
          </table:table-cell>
          <table:table-cell table:style-name="ce5" office:value-type="float" office:value="450845" calcext:value-type="float">
            <text:p>4508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6091001" calcext:value-type="float">
            <text:p>6091001</text:p>
          </table:table-cell>
          <table:table-cell office:value-type="string" calcext:value-type="string">
            <text:p>LUIS ALFREDO FRATTI</text:p>
          </table:table-cell>
          <table:table-cell table:number-columns-repeated="3" office:value-type="float" office:value="1307123" calcext:value-type="float">
            <text:p>1307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40" calcext:value-type="float">
            <text:p>884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1307123" calcext:value-type="float">
            <text:p>13071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MERCEDES SANTALLA</text:p>
          </table:table-cell>
          <table:table-cell table:number-columns-repeated="3" office:value-type="float" office:value="1721934" calcext:value-type="float">
            <text:p>1721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91" calcext:value-type="float">
            <text:p>1469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1721934" calcext:value-type="float">
            <text:p>17219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AUL CAMPANELLA</text:p>
          </table:table-cell>
          <table:table-cell table:number-columns-repeated="2" office:value-type="float" office:value="13165" calcext:value-type="float">
            <text:p>13165</text:p>
          </table:table-cell>
          <table:table-cell table:style-name="ce2" office:value-type="float" office:value="13165" calcext:value-type="float">
            <text:p>13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3165" calcext:value-type="float">
            <text:p>131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RILDO SANCHEZ</text:p>
          </table:table-cell>
          <table:table-cell table:number-columns-repeated="2" office:value-type="float" office:value="59700" calcext:value-type="float">
            <text:p>59700</text:p>
          </table:table-cell>
          <table:table-cell office:value-type="float" office:value="40000" calcext:value-type="float">
            <text:p>40000</text:p>
          </table:table-cell>
          <table:table-cell office:value-type="float" office:value="19700" calcext:value-type="float">
            <text:p>19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7000" calcext:value-type="float">
            <text:p>27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MICHAEL CARLOS SKAFAR</text:p>
          </table:table-cell>
          <table:table-cell office:value-type="float" office:value="3236788" calcext:value-type="float">
            <text:p>3236788</text:p>
          </table:table-cell>
          <table:table-cell office:value-type="float" office:value="2342418" calcext:value-type="float">
            <text:p>2342418</text:p>
          </table:table-cell>
          <table:table-cell office:value-type="float" office:value="1559190" calcext:value-type="float">
            <text:p>1559190</text:p>
          </table:table-cell>
          <table:table-cell office:value-type="float" office:value="1364598" calcext:value-type="float">
            <text:p>1364598</text:p>
          </table:table-cell>
          <table:table-cell office:value-type="float" office:value="894370" calcext:value-type="float">
            <text:p>894370</text:p>
          </table:table-cell>
          <table:table-cell office:value-type="float" office:value="313000" calcext:value-type="float">
            <text:p>313000</text:p>
          </table:table-cell>
          <table:table-cell office:value-type="float" office:value="6111" calcext:value-type="float">
            <text:p>6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3000" calcext:value-type="float">
            <text:p>13000</text:p>
          </table:table-cell>
          <table:table-cell table:style-name="ce5" office:value-type="float" office:value="1889338.06" calcext:value-type="float">
            <text:p>1889338,06</text:p>
          </table:table-cell>
          <table:table-cell table:style-name="ce5" office:value-type="float" office:value="1088518.06" calcext:value-type="float">
            <text:p>1088518,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OSCAR ANDRADE</text:p>
          </table:table-cell>
          <table:table-cell office:value-type="float" office:value="294425" calcext:value-type="float">
            <text:p>294425</text:p>
          </table:table-cell>
          <table:table-cell office:value-type="float" office:value="0" calcext:value-type="float">
            <text:p>0</text:p>
          </table:table-cell>
          <table:table-cell office:value-type="float" office:value="294425" calcext:value-type="float">
            <text:p>294425</text:p>
          </table:table-cell>
          <table:table-cell office:value-type="float" office:value="0" calcext:value-type="float">
            <text:p>0</text:p>
          </table:table-cell>
          <table:table-cell office:value-type="float" office:value="294425" calcext:value-type="float">
            <text:p>294425</text:p>
          </table:table-cell>
          <table:table-cell office:value-type="float" office:value="0" calcext:value-type="float">
            <text:p>0</text:p>
          </table:table-cell>
          <table:table-cell office:value-type="float" office:value="2853" calcext:value-type="float">
            <text:p>285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94425" calcext:value-type="float">
            <text:p>29442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DAMIAN BATISTA</text:p>
          </table:table-cell>
          <table:table-cell table:number-columns-repeated="3" office:value-type="float" office:value="36636" calcext:value-type="float">
            <text:p>36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ABLO DANIEL CABRERA STALLATELLI</text:p>
          </table:table-cell>
          <table:table-cell office:value-type="float" office:value="47645" calcext:value-type="float">
            <text:p>47645</text:p>
          </table:table-cell>
          <table:table-cell office:value-type="float" office:value="17902" calcext:value-type="float">
            <text:p>17902</text:p>
          </table:table-cell>
          <table:table-cell office:value-type="float" office:value="47645" calcext:value-type="float">
            <text:p>47645</text:p>
          </table:table-cell>
          <table:table-cell office:value-type="float" office:value="0" calcext:value-type="float">
            <text:p>0</text:p>
          </table:table-cell>
          <table:table-cell office:value-type="float" office:value="29743" calcext:value-type="float">
            <text:p>29743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42187.3550478218" calcext:value-type="float">
            <text:p>42187,3550478218</text:p>
          </table:table-cell>
          <table:table-cell table:style-name="ce5" office:value-type="float" office:value="12444.8297979614" calcext:value-type="float">
            <text:p>12444,82979796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WILLIAM DANIEL GEYMONAT PEREZ</text:p>
          </table:table-cell>
          <table:table-cell office:value-type="float" office:value="1092506" calcext:value-type="float">
            <text:p>1092506</text:p>
          </table:table-cell>
          <table:table-cell office:value-type="float" office:value="384530" calcext:value-type="float">
            <text:p>384530</text:p>
          </table:table-cell>
          <table:table-cell office:value-type="float" office:value="707976" calcext:value-type="float">
            <text:p>707976</text:p>
          </table:table-cell>
          <table:table-cell office:value-type="float" office:value="335750" calcext:value-type="float">
            <text:p>335750</text:p>
          </table:table-cell>
          <table:table-cell office:value-type="float" office:value="707976" calcext:value-type="float">
            <text:p>707976</text:p>
          </table:table-cell>
          <table:table-cell office:value-type="float" office:value="48780" calcext:value-type="float">
            <text:p>48780</text:p>
          </table:table-cell>
          <table:table-cell office:value-type="float" office:value="6937" calcext:value-type="float">
            <text:p>6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80" calcext:value-type="float">
            <text:p>487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081142" calcext:value-type="float">
            <text:p>1081142</text:p>
          </table:table-cell>
          <table:table-cell table:style-name="ce5" office:value-type="float" office:value="373166" calcext:value-type="float">
            <text:p>3731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800440" calcext:value-type="float">
            <text:p>800440</text:p>
          </table:table-cell>
          <table:table-cell office:value-type="string" calcext:value-type="string">
            <text:p>ANTONIO LONGANO</text:p>
          </table:table-cell>
          <table:table-cell office:value-type="float" office:value="88770" calcext:value-type="float">
            <text:p>88770</text:p>
          </table:table-cell>
          <table:table-cell office:value-type="float" office:value="22000" calcext:value-type="float">
            <text:p>22000</text:p>
          </table:table-cell>
          <table:table-cell office:value-type="float" office:value="66770" calcext:value-type="float">
            <text:p>66770</text:p>
          </table:table-cell>
          <table:table-cell office:value-type="float" office:value="0" calcext:value-type="float">
            <text:p>0</text:p>
          </table:table-cell>
          <table:table-cell office:value-type="float" office:value="66770" calcext:value-type="float">
            <text:p>66770</text:p>
          </table:table-cell>
          <table:table-cell office:value-type="float" office:value="12000" calcext:value-type="float">
            <text:p>12000</text:p>
          </table:table-cell>
          <table:table-cell office:value-type="float" office:value="647" calcext:value-type="float">
            <text:p>6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8650" calcext:value-type="float">
            <text:p>88650</text:p>
          </table:table-cell>
          <table:table-cell table:style-name="ce5" office:value-type="float" office:value="21880" calcext:value-type="float">
            <text:p>218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3293311" calcext:value-type="float">
            <text:p>3293311</text:p>
          </table:table-cell>
          <table:table-cell office:value-type="string" calcext:value-type="string">
            <text:p>LUIS PURTSCHER</text:p>
          </table:table-cell>
          <table:table-cell table:number-columns-repeated="3" office:value-type="float" office:value="184914" calcext:value-type="float">
            <text:p>184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31487" calcext:value-type="float">
            <text:p>31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7117705" calcext:value-type="float">
            <text:p>7117705</text:p>
          </table:table-cell>
          <table:table-cell office:value-type="string" calcext:value-type="string">
            <text:p>LUIS MENORET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6" calcext:value-type="float">
            <text:p>54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0" calcext:value-type="float">
            <text:p>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ARGARETH ALONSO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3" calcext:value-type="float">
            <text:p>26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0" calcext:value-type="float">
            <text:p>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AUL CAMPANELLA</text:p>
          </table:table-cell>
          <table:table-cell office:value-type="float" office:value="9491" calcext:value-type="float">
            <text:p>9491</text:p>
          </table:table-cell>
          <table:table-cell office:value-type="float" office:value="0" calcext:value-type="float">
            <text:p>0</text:p>
          </table:table-cell>
          <table:table-cell office:value-type="float" office:value="9491" calcext:value-type="float">
            <text:p>9491</text:p>
          </table:table-cell>
          <table:table-cell office:value-type="float" office:value="0" calcext:value-type="float">
            <text:p>0</text:p>
          </table:table-cell>
          <table:table-cell office:value-type="float" office:value="9491" calcext:value-type="float">
            <text:p>949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9491" calcext:value-type="float">
            <text:p>949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RAUL MARIO LICANDRO CHIESA</text:p>
          </table:table-cell>
          <table:table-cell office:value-type="float" office:value="164194" calcext:value-type="float">
            <text:p>164194</text:p>
          </table:table-cell>
          <table:table-cell office:value-type="float" office:value="117084" calcext:value-type="float">
            <text:p>117084</text:p>
          </table:table-cell>
          <table:table-cell office:value-type="float" office:value="114194" calcext:value-type="float">
            <text:p>114194</text:p>
          </table:table-cell>
          <table:table-cell office:value-type="float" office:value="0" calcext:value-type="float">
            <text:p>0</text:p>
          </table:table-cell>
          <table:table-cell office:value-type="float" office:value="47110" calcext:value-type="float">
            <text:p>47110</text:p>
          </table:table-cell>
          <table:table-cell office:value-type="float" office:value="50000" calcext:value-type="float">
            <text:p>50000</text:p>
          </table:table-cell>
          <table:table-cell office:value-type="float" office:value="1119" calcext:value-type="float">
            <text:p>1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2898" calcext:value-type="float">
            <text:p>162898</text:p>
          </table:table-cell>
          <table:table-cell table:style-name="ce5" office:value-type="float" office:value="115788" calcext:value-type="float">
            <text:p>1157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JUAN CARLOS GÓMEZ BOTTERO</text:p>
          </table:table-cell>
          <table:table-cell office:value-type="float" office:value="14419" calcext:value-type="float">
            <text:p>14419</text:p>
          </table:table-cell>
          <table:table-cell office:value-type="float" office:value="0" calcext:value-type="float">
            <text:p>0</text:p>
          </table:table-cell>
          <table:table-cell office:value-type="float" office:value="14419" calcext:value-type="float">
            <text:p>14419</text:p>
          </table:table-cell>
          <table:table-cell office:value-type="float" office:value="0" calcext:value-type="float">
            <text:p>0</text:p>
          </table:table-cell>
          <table:table-cell office:value-type="float" office:value="14419" calcext:value-type="float">
            <text:p>1441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4419" calcext:value-type="float">
            <text:p>1441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9393" calcext:value-type="float">
            <text:p>9393</text:p>
          </table:table-cell>
          <table:table-cell office:value-type="string" calcext:value-type="string">
            <text:p>EDUARDO MÉNDEZ CAMARÁN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7000" calcext:value-type="float">
            <text:p>170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212190" calcext:value-type="float">
            <text:p>212190</text:p>
          </table:table-cell>
          <table:table-cell office:value-type="string" calcext:value-type="string">
            <text:p>MARIA ARGUELLO</text:p>
          </table:table-cell>
          <table:table-cell office:value-type="float" office:value="1408317" calcext:value-type="float">
            <text:p>1408317</text:p>
          </table:table-cell>
          <table:table-cell office:value-type="float" office:value="435704" calcext:value-type="float">
            <text:p>435704</text:p>
          </table:table-cell>
          <table:table-cell office:value-type="float" office:value="972612" calcext:value-type="float">
            <text:p>972612</text:p>
          </table:table-cell>
          <table:table-cell office:value-type="float" office:value="435705" calcext:value-type="float">
            <text:p>435705</text:p>
          </table:table-cell>
          <table:table-cell office:value-type="float" office:value="972613" calcext:value-type="float">
            <text:p>972613</text:p>
          </table:table-cell>
          <table:table-cell office:value-type="float" office:value="0" calcext:value-type="float">
            <text:p>0</text:p>
          </table:table-cell>
          <table:table-cell office:value-type="float" office:value="3812" calcext:value-type="float">
            <text:p>381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898446.15" calcext:value-type="float">
            <text:p>898446,15</text:p>
          </table:table-cell>
          <table:table-cell table:style-name="ce5" office:value-type="float" office:value="441318.15" calcext:value-type="float">
            <text:p>441318,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6091001" calcext:value-type="float">
            <text:p>6091001</text:p>
          </table:table-cell>
          <table:table-cell office:value-type="string" calcext:value-type="string">
            <text:p>MARTIN TIERNO</text:p>
          </table:table-cell>
          <table:table-cell table:number-columns-repeated="3" office:value-type="float" office:value="1176143" calcext:value-type="float">
            <text:p>1176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7" calcext:value-type="float">
            <text:p>840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1176143" calcext:value-type="float">
            <text:p>11761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LUCIANA OHOLEGUY</text:p>
          </table:table-cell>
          <table:table-cell table:number-columns-repeated="3" office:value-type="float" office:value="15614" calcext:value-type="float">
            <text:p>15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ABLO DANIEL CABRERA STELLATELLI</text:p>
          </table:table-cell>
          <table:table-cell office:value-type="float" office:value="15574" calcext:value-type="float">
            <text:p>15574</text:p>
          </table:table-cell>
          <table:table-cell office:value-type="float" office:value="3677" calcext:value-type="float">
            <text:p>3677</text:p>
          </table:table-cell>
          <table:table-cell office:value-type="float" office:value="15574" calcext:value-type="float">
            <text:p>15574</text:p>
          </table:table-cell>
          <table:table-cell office:value-type="float" office:value="0" calcext:value-type="float">
            <text:p>0</text:p>
          </table:table-cell>
          <table:table-cell office:value-type="float" office:value="11897" calcext:value-type="float">
            <text:p>1189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6910.6994888631" calcext:value-type="float">
            <text:p>16910,6994888631</text:p>
          </table:table-cell>
          <table:table-cell table:style-name="ce5" office:value-type="float" office:value="5013.6894944481" calcext:value-type="float">
            <text:p>5013,68949444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RUBEN MONTAÑO</text:p>
          </table:table-cell>
          <table:table-cell office:value-type="float" office:value="30000" calcext:value-type="float">
            <text:p>30000</text:p>
          </table:table-cell>
          <table:table-cell office:value-type="float" office:value="24864" calcext:value-type="float">
            <text:p>24864</text:p>
          </table:table-cell>
          <table:table-cell office:value-type="float" office:value="12450" calcext:value-type="float">
            <text:p>12450</text:p>
          </table:table-cell>
          <table:table-cell office:value-type="float" office:value="37000" calcext:value-type="float">
            <text:p>37000</text:p>
          </table:table-cell>
          <table:table-cell office:value-type="float" office:value="5136" calcext:value-type="float">
            <text:p>5136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7338" calcext:value-type="float">
            <text:p>37338</text:p>
          </table:table-cell>
          <table:table-cell table:style-name="ce5" office:value-type="float" office:value="32202" calcext:value-type="float">
            <text:p>322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RAQUEL SUSANA UMPIÉRREZ LEZUE</text:p>
          </table:table-cell>
          <table:table-cell office:value-type="float" office:value="38151" calcext:value-type="float">
            <text:p>38151</text:p>
          </table:table-cell>
          <table:table-cell office:value-type="float" office:value="0" calcext:value-type="float">
            <text:p>0</text:p>
          </table:table-cell>
          <table:table-cell office:value-type="float" office:value="38151" calcext:value-type="float">
            <text:p>38151</text:p>
          </table:table-cell>
          <table:table-cell office:value-type="float" office:value="0" calcext:value-type="float">
            <text:p>0</text:p>
          </table:table-cell>
          <table:table-cell office:value-type="float" office:value="38151" calcext:value-type="float">
            <text:p>3815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8151" calcext:value-type="float">
            <text:p>3815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90810" calcext:value-type="float">
            <text:p>90810</text:p>
          </table:table-cell>
          <table:table-cell office:value-type="string" calcext:value-type="string">
            <text:p>JUAN FEDERICO RUIZ</text:p>
          </table:table-cell>
          <table:table-cell office:value-type="float" office:value="1408317" calcext:value-type="float">
            <text:p>1408317</text:p>
          </table:table-cell>
          <table:table-cell office:value-type="float" office:value="855673" calcext:value-type="float">
            <text:p>855673</text:p>
          </table:table-cell>
          <table:table-cell office:value-type="float" office:value="552644" calcext:value-type="float">
            <text:p>552644</text:p>
          </table:table-cell>
          <table:table-cell office:value-type="float" office:value="484956" calcext:value-type="float">
            <text:p>484956</text:p>
          </table:table-cell>
          <table:table-cell office:value-type="float" office:value="552644" calcext:value-type="float">
            <text:p>552644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462360.57" calcext:value-type="float">
            <text:p>462360,57</text:p>
          </table:table-cell>
          <table:table-cell table:style-name="ce5" office:value-type="float" office:value="202617.57" calcext:value-type="float">
            <text:p>202617,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CARLOS ROMERO</text:p>
          </table:table-cell>
          <table:table-cell table:number-columns-repeated="2" office:value-type="float" office:value="70230" calcext:value-type="float">
            <text:p>70230</text:p>
          </table:table-cell>
          <table:table-cell office:value-type="float" office:value="69230" calcext:value-type="float">
            <text:p>692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76320" calcext:value-type="float">
            <text:p>763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609772121" calcext:value-type="float">
            <text:p>609772121</text:p>
          </table:table-cell>
          <table:table-cell office:value-type="string" calcext:value-type="string">
            <text:p>GUZMAN PEDREIRA</text:p>
          </table:table-cell>
          <table:table-cell table:number-columns-repeated="3" office:value-type="float" office:value="551244" calcext:value-type="float">
            <text:p>551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551244" calcext:value-type="float">
            <text:p>5512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7111071001" calcext:value-type="float">
            <text:p>7111071001</text:p>
          </table:table-cell>
          <table:table-cell office:value-type="string" calcext:value-type="string">
            <text:p>ATANASILDO MODERNELL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0" calcext:value-type="float">
            <text:p>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DGARDO FERREIRA</text:p>
          </table:table-cell>
          <table:table-cell office:value-type="float" office:value="81923" calcext:value-type="float">
            <text:p>81923</text:p>
          </table:table-cell>
          <table:table-cell office:value-type="float" office:value="33500" calcext:value-type="float">
            <text:p>33500</text:p>
          </table:table-cell>
          <table:table-cell office:value-type="float" office:value="48423" calcext:value-type="float">
            <text:p>48423</text:p>
          </table:table-cell>
          <table:table-cell office:value-type="float" office:value="0" calcext:value-type="float">
            <text:p>0</text:p>
          </table:table-cell>
          <table:table-cell office:value-type="float" office:value="48423" calcext:value-type="float">
            <text:p>48423</text:p>
          </table:table-cell>
          <table:table-cell office:value-type="float" office:value="18900" calcext:value-type="float">
            <text:p>18900</text:p>
          </table:table-cell>
          <table:table-cell office:value-type="float" office:value="468" calcext:value-type="float">
            <text:p>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00" calcext:value-type="float">
            <text:p>189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1895" calcext:value-type="float">
            <text:p>81895</text:p>
          </table:table-cell>
          <table:table-cell table:style-name="ce5" office:value-type="float" office:value="33472" calcext:value-type="float">
            <text:p>334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AUL CAMPANELLA</text:p>
          </table:table-cell>
          <table:table-cell office:value-type="float" office:value="13370" calcext:value-type="float">
            <text:p>13370</text:p>
          </table:table-cell>
          <table:table-cell office:value-type="float" office:value="0" calcext:value-type="float">
            <text:p>0</text:p>
          </table:table-cell>
          <table:table-cell office:value-type="float" office:value="13370" calcext:value-type="float">
            <text:p>13370</text:p>
          </table:table-cell>
          <table:table-cell office:value-type="float" office:value="0" calcext:value-type="float">
            <text:p>0</text:p>
          </table:table-cell>
          <table:table-cell office:value-type="float" office:value="13370" calcext:value-type="float">
            <text:p>1337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3370" calcext:value-type="float">
            <text:p>1337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ABLO DANIEL CABRERA STELLATELLI</text:p>
          </table:table-cell>
          <table:table-cell office:value-type="float" office:value="19181" calcext:value-type="float">
            <text:p>19181</text:p>
          </table:table-cell>
          <table:table-cell office:value-type="float" office:value="7284" calcext:value-type="float">
            <text:p>7284</text:p>
          </table:table-cell>
          <table:table-cell office:value-type="float" office:value="19181" calcext:value-type="float">
            <text:p>19181</text:p>
          </table:table-cell>
          <table:table-cell office:value-type="float" office:value="0" calcext:value-type="float">
            <text:p>0</text:p>
          </table:table-cell>
          <table:table-cell office:value-type="float" office:value="11897" calcext:value-type="float">
            <text:p>118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6910.6994888631" calcext:value-type="float">
            <text:p>16910,6994888631</text:p>
          </table:table-cell>
          <table:table-cell table:style-name="ce5" office:value-type="float" office:value="5013.6894944481" calcext:value-type="float">
            <text:p>5013,68949444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ARIEL PISANO SANCHEZ</text:p>
          </table:table-cell>
          <table:table-cell table:number-columns-repeated="3" office:value-type="float" office:value="37000" calcext:value-type="float">
            <text:p>3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32225" calcext:value-type="float">
            <text:p>322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MARIA JACQUELINE DÁRDANO ROSSINI</text:p>
          </table:table-cell>
          <table:table-cell office:value-type="float" office:value="63321" calcext:value-type="float">
            <text:p>63321</text:p>
          </table:table-cell>
          <table:table-cell office:value-type="float" office:value="0" calcext:value-type="float">
            <text:p>0</text:p>
          </table:table-cell>
          <table:table-cell office:value-type="float" office:value="63321" calcext:value-type="float">
            <text:p>63321</text:p>
          </table:table-cell>
          <table:table-cell office:value-type="float" office:value="0" calcext:value-type="float">
            <text:p>0</text:p>
          </table:table-cell>
          <table:table-cell office:value-type="float" office:value="63321" calcext:value-type="float">
            <text:p>63321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63320.92" calcext:value-type="float">
            <text:p>63320,9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9393" calcext:value-type="float">
            <text:p>9393</text:p>
          </table:table-cell>
          <table:table-cell office:value-type="string" calcext:value-type="string">
            <text:p>EDUARDO MENDEZ CAMARAN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0200" calcext:value-type="float">
            <text:p>102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902121" calcext:value-type="float">
            <text:p>902121</text:p>
          </table:table-cell>
          <table:table-cell office:value-type="string" calcext:value-type="string">
            <text:p>ALEJANDRO RAÚL ECHEVERRÍA DE LEÓN </text:p>
          </table:table-cell>
          <table:table-cell office:value-type="float" office:value="979711" calcext:value-type="float">
            <text:p>979711</text:p>
          </table:table-cell>
          <table:table-cell office:value-type="float" office:value="615262" calcext:value-type="float">
            <text:p>615262</text:p>
          </table:table-cell>
          <table:table-cell office:value-type="float" office:value="364449" calcext:value-type="float">
            <text:p>364449</text:p>
          </table:table-cell>
          <table:table-cell office:value-type="float" office:value="434125" calcext:value-type="float">
            <text:p>434125</text:p>
          </table:table-cell>
          <table:table-cell office:value-type="float" office:value="364449" calcext:value-type="float">
            <text:p>364449</text:p>
          </table:table-cell>
          <table:table-cell office:value-type="float" office:value="181137" calcext:value-type="float">
            <text:p>181137</text:p>
          </table:table-cell>
          <table:table-cell office:value-type="float" office:value="3571" calcext:value-type="float">
            <text:p>3571</text:p>
          </table:table-cell>
          <table:table-cell office:value-type="float" office:value="0" calcext:value-type="float">
            <text:p>0</text:p>
          </table:table-cell>
          <table:table-cell office:value-type="float" office:value="33296" calcext:value-type="float">
            <text:p>33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841" calcext:value-type="float">
            <text:p>14784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961644" calcext:value-type="float">
            <text:p>9616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6091001" calcext:value-type="float">
            <text:p>6091001</text:p>
          </table:table-cell>
          <table:table-cell office:value-type="string" calcext:value-type="string">
            <text:p>CARLOS RODRIGUEZ</text:p>
          </table:table-cell>
          <table:table-cell table:number-columns-repeated="3" office:value-type="float" office:value="967043" calcext:value-type="float">
            <text:p>967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88" calcext:value-type="float">
            <text:p>738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967043" calcext:value-type="float">
            <text:p>9670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7117705103" calcext:value-type="float">
            <text:p>7117705103</text:p>
          </table:table-cell>
          <table:table-cell office:value-type="string" calcext:value-type="string">
            <text:p>JUAN GIACHETO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2" calcext:value-type="float">
            <text:p>69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0" calcext:value-type="float">
            <text:p>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PABLO MAZZONI</text:p>
          </table:table-cell>
          <table:table-cell table:number-columns-repeated="2" office:value-type="float" office:value="94000" calcext:value-type="float">
            <text:p>940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000" calcext:value-type="float">
            <text:p>94000</text:p>
          </table:table-cell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  <table:table-cell office:value-type="float" office:value="74000" calcext:value-type="float">
            <text:p>7400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table:style-name="ce5" office:value-type="float" office:value="257000" calcext:value-type="float">
            <text:p>257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AUL CAMPANELLA</text:p>
          </table:table-cell>
          <table:table-cell office:value-type="float" office:value="9287" calcext:value-type="float">
            <text:p>9287</text:p>
          </table:table-cell>
          <table:table-cell office:value-type="float" office:value="0" calcext:value-type="float">
            <text:p>0</text:p>
          </table:table-cell>
          <table:table-cell office:value-type="float" office:value="9287" calcext:value-type="float">
            <text:p>9287</text:p>
          </table:table-cell>
          <table:table-cell office:value-type="float" office:value="0" calcext:value-type="float">
            <text:p>0</text:p>
          </table:table-cell>
          <table:table-cell office:value-type="float" office:value="9287" calcext:value-type="float">
            <text:p>928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9287" calcext:value-type="float">
            <text:p>928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ULIAN MAZONI</text:p>
          </table:table-cell>
          <table:table-cell office:value-type="float" office:value="187704" calcext:value-type="float">
            <text:p>187704</text:p>
          </table:table-cell>
          <table:table-cell office:value-type="float" office:value="0" calcext:value-type="float">
            <text:p>0</text:p>
          </table:table-cell>
          <table:table-cell office:value-type="float" office:value="187704" calcext:value-type="float">
            <text:p>187704</text:p>
          </table:table-cell>
          <table:table-cell office:value-type="float" office:value="0" calcext:value-type="float">
            <text:p>0</text:p>
          </table:table-cell>
          <table:table-cell office:value-type="float" office:value="187704" calcext:value-type="float">
            <text:p>187704</text:p>
          </table:table-cell>
          <table:table-cell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87704" calcext:value-type="float">
            <text:p>18770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ABLO DANIEL CABRERA STELLATELLI</text:p>
          </table:table-cell>
          <table:table-cell office:value-type="float" office:value="17861" calcext:value-type="float">
            <text:p>17861</text:p>
          </table:table-cell>
          <table:table-cell office:value-type="float" office:value="5964" calcext:value-type="float">
            <text:p>5964</text:p>
          </table:table-cell>
          <table:table-cell office:value-type="float" office:value="17861" calcext:value-type="float">
            <text:p>17861</text:p>
          </table:table-cell>
          <table:table-cell office:value-type="float" office:value="0" calcext:value-type="float">
            <text:p>0</text:p>
          </table:table-cell>
          <table:table-cell office:value-type="float" office:value="11897" calcext:value-type="float">
            <text:p>1189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6910.6994888631" calcext:value-type="float">
            <text:p>16910,6994888631</text:p>
          </table:table-cell>
          <table:table-cell table:style-name="ce5" office:value-type="float" office:value="5013.6894944481" calcext:value-type="float">
            <text:p>5013,68949444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ERNESTO CESAR ESTRADA</text:p>
          </table:table-cell>
          <table:table-cell table:number-columns-repeated="2" office:value-type="float" office:value="290010" calcext:value-type="float">
            <text:p>290010</text:p>
          </table:table-cell>
          <table:table-cell office:value-type="float" office:value="260000" calcext:value-type="float">
            <text:p>2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10" calcext:value-type="float">
            <text:p>30010</text:p>
          </table:table-cell>
          <table:table-cell office:value-type="float" office:value="3774" calcext:value-type="float">
            <text:p>3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10" calcext:value-type="float">
            <text:p>3001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90002" calcext:value-type="float">
            <text:p>2900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GONZALO OLIVERA </text:p>
          </table:table-cell>
          <table:table-cell office:value-type="float" office:value="66754" calcext:value-type="float">
            <text:p>66754</text:p>
          </table:table-cell>
          <table:table-cell table:number-columns-repeated="2" office:value-type="float" office:value="43630" calcext:value-type="float">
            <text:p>43630</text:p>
          </table:table-cell>
          <table:table-cell office:value-type="float" office:value="0" calcext:value-type="float">
            <text:p>0</text:p>
          </table:table-cell>
          <table:table-cell office:value-type="float" office:value="23124" calcext:value-type="float">
            <text:p>23124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6624" calcext:value-type="float">
            <text:p>26624</text:p>
          </table:table-cell>
          <table:table-cell table:style-name="ce5" office:value-type="float" office:value="3500" calcext:value-type="float">
            <text:p>35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EMILIA ALMEIDA</text:p>
          </table:table-cell>
          <table:table-cell office:value-type="float" office:value="60985" calcext:value-type="float">
            <text:p>60985</text:p>
          </table:table-cell>
          <table:table-cell office:value-type="float" office:value="34917" calcext:value-type="float">
            <text:p>34917</text:p>
          </table:table-cell>
          <table:table-cell office:value-type="float" office:value="58985" calcext:value-type="float">
            <text:p>58985</text:p>
          </table:table-cell>
          <table:table-cell office:value-type="float" office:value="0" calcext:value-type="float">
            <text:p>0</text:p>
          </table:table-cell>
          <table:table-cell office:value-type="float" office:value="26068" calcext:value-type="float">
            <text:p>26068</text:p>
          </table:table-cell>
          <table:table-cell office:value-type="float" office:value="2000" calcext:value-type="float">
            <text:p>2000</text:p>
          </table:table-cell>
          <table:table-cell office:value-type="float" office:value="578" calcext:value-type="float">
            <text:p>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54390" calcext:value-type="float">
            <text:p>54390</text:p>
          </table:table-cell>
          <table:table-cell table:style-name="ce5" office:value-type="float" office:value="28322" calcext:value-type="float">
            <text:p>283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CARLOS SÁNCHEZ</text:p>
          </table:table-cell>
          <table:table-cell table:number-columns-repeated="3" office:value-type="float" office:value="6000" calcext:value-type="float">
            <text:p>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700" calcext:value-type="float">
            <text:p>7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HEBERT CLAVIJO QUIRQUE </text:p>
          </table:table-cell>
          <table:table-cell office:value-type="float" office:value="108027" calcext:value-type="float">
            <text:p>108027</text:p>
          </table:table-cell>
          <table:table-cell office:value-type="float" office:value="0" calcext:value-type="float">
            <text:p>0</text:p>
          </table:table-cell>
          <table:table-cell office:value-type="float" office:value="108027" calcext:value-type="float">
            <text:p>108027</text:p>
          </table:table-cell>
          <table:table-cell office:value-type="float" office:value="0" calcext:value-type="float">
            <text:p>0</text:p>
          </table:table-cell>
          <table:table-cell office:value-type="float" office:value="108027" calcext:value-type="float">
            <text:p>108027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08027" calcext:value-type="float">
            <text:p>10802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90609" calcext:value-type="float">
            <text:p>90609</text:p>
          </table:table-cell>
          <table:table-cell office:value-type="string" calcext:value-type="string">
            <text:p>JAVIER ERNESTO UMPIERREZ</text:p>
          </table:table-cell>
          <table:table-cell office:value-type="float" office:value="1819372" calcext:value-type="float">
            <text:p>1819372</text:p>
          </table:table-cell>
          <table:table-cell office:value-type="float" office:value="537780" calcext:value-type="float">
            <text:p>537780</text:p>
          </table:table-cell>
          <table:table-cell office:value-type="float" office:value="1281593" calcext:value-type="float">
            <text:p>1281593</text:p>
          </table:table-cell>
          <table:table-cell office:value-type="float" office:value="524904" calcext:value-type="float">
            <text:p>524904</text:p>
          </table:table-cell>
          <table:table-cell office:value-type="float" office:value="1281592" calcext:value-type="float">
            <text:p>1281592</text:p>
          </table:table-cell>
          <table:table-cell office:value-type="float" office:value="12875" calcext:value-type="float">
            <text:p>12875</text:p>
          </table:table-cell>
          <table:table-cell office:value-type="float" office:value="5023" calcext:value-type="float">
            <text:p>50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75" calcext:value-type="float">
            <text:p>128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170511.91" calcext:value-type="float">
            <text:p>1170511,91</text:p>
          </table:table-cell>
          <table:table-cell table:style-name="ce5" office:value-type="float" office:value="568163.91" calcext:value-type="float">
            <text:p>568163,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1813800" calcext:value-type="float">
            <text:p>1813800</text:p>
          </table:table-cell>
          <table:table-cell office:value-type="string" calcext:value-type="string">
            <text:p>MARIO DIAZ</text:p>
          </table:table-cell>
          <table:table-cell table:number-columns-repeated="2" office:value-type="float" office:value="82788" calcext:value-type="float">
            <text:p>82788</text:p>
          </table:table-cell>
          <table:table-cell office:value-type="float" office:value="30788" calcext:value-type="float">
            <text:p>30788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514" calcext:value-type="float">
            <text:p>5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75373" calcext:value-type="float">
            <text:p>7537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EONARDO PEREIRA</text:p>
          </table:table-cell>
          <table:table-cell office:value-type="float" office:value="1385229" calcext:value-type="float">
            <text:p>1385229</text:p>
          </table:table-cell>
          <table:table-cell office:value-type="float" office:value="913211" calcext:value-type="float">
            <text:p>913211</text:p>
          </table:table-cell>
          <table:table-cell office:value-type="float" office:value="472018" calcext:value-type="float">
            <text:p>472018</text:p>
          </table:table-cell>
          <table:table-cell office:value-type="float" office:value="776502" calcext:value-type="float">
            <text:p>776502</text:p>
          </table:table-cell>
          <table:table-cell office:value-type="float" office:value="472018" calcext:value-type="float">
            <text:p>472018</text:p>
          </table:table-cell>
          <table:table-cell office:value-type="float" office:value="136709" calcext:value-type="float">
            <text:p>136709</text:p>
          </table:table-cell>
          <table:table-cell office:value-type="float" office:value="1850" calcext:value-type="float">
            <text:p>18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6709" calcext:value-type="float">
            <text:p>136709</text:p>
          </table:table-cell>
          <table:table-cell table:style-name="ce5" office:value-type="float" office:value="1186006.66" calcext:value-type="float">
            <text:p>1186006,66</text:p>
          </table:table-cell>
          <table:table-cell table:style-name="ce5" office:value-type="float" office:value="964158.66" calcext:value-type="float">
            <text:p>964158,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GABRIELA MIRAVALLE</text:p>
          </table:table-cell>
          <table:table-cell table:number-columns-repeated="3" office:value-type="float" office:value="121597" calcext:value-type="float">
            <text:p>121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991" calcext:value-type="float">
            <text:p>209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LUIS HUELMO</text:p>
          </table:table-cell>
          <table:table-cell table:number-columns-repeated="3" office:value-type="float" office:value="1332446" calcext:value-type="float">
            <text:p>1332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08" calcext:value-type="float">
            <text:p>87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332446" calcext:value-type="float">
            <text:p>13324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VICTOR MADEIRO</text:p>
          </table:table-cell>
          <table:table-cell office:value-type="float" office:value="20000" calcext:value-type="float">
            <text:p>20000</text:p>
          </table:table-cell>
          <table:table-cell office:value-type="float" office:value="227000" calcext:value-type="float">
            <text:p>227000</text:p>
          </table:table-cell>
          <table:table-cell office:value-type="float" office:value="247000" calcext:value-type="float">
            <text:p>247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47000" calcext:value-type="float">
            <text:p>247000</text:p>
          </table:table-cell>
          <table:table-cell office:value-type="float" office:value="0" calcext:value-type="float">
            <text:p>0</text:p>
          </table:table-cell>
          <table:table-cell office:value-type="float" office:value="2320" calcext:value-type="float">
            <text:p>232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-227000" calcext:value-type="float">
            <text:p>-227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AUL CAMPANELLA</text:p>
          </table:table-cell>
          <table:table-cell office:value-type="float" office:value="8369" calcext:value-type="float">
            <text:p>8369</text:p>
          </table:table-cell>
          <table:table-cell office:value-type="float" office:value="0" calcext:value-type="float">
            <text:p>0</text:p>
          </table:table-cell>
          <table:table-cell office:value-type="float" office:value="8369" calcext:value-type="float">
            <text:p>8369</text:p>
          </table:table-cell>
          <table:table-cell office:value-type="float" office:value="0" calcext:value-type="float">
            <text:p>0</text:p>
          </table:table-cell>
          <table:table-cell office:value-type="float" office:value="8369" calcext:value-type="float">
            <text:p>836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8369" calcext:value-type="float">
            <text:p>83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JUAN JOSÉ RODRÍGUEZ</text:p>
          </table:table-cell>
          <table:table-cell office:value-type="float" office:value="130207" calcext:value-type="float">
            <text:p>130207</text:p>
          </table:table-cell>
          <table:table-cell office:value-type="float" office:value="117745" calcext:value-type="float">
            <text:p>117745</text:p>
          </table:table-cell>
          <table:table-cell office:value-type="float" office:value="30207" calcext:value-type="float">
            <text:p>30207</text:p>
          </table:table-cell>
          <table:table-cell office:value-type="float" office:value="0" calcext:value-type="float">
            <text:p>0</text:p>
          </table:table-cell>
          <table:table-cell office:value-type="float" office:value="12462" calcext:value-type="float">
            <text:p>124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12862" calcext:value-type="float">
            <text:p>112862</text:p>
          </table:table-cell>
          <table:table-cell table:style-name="ce5" office:value-type="float" office:value="100400" calcext:value-type="float">
            <text:p>1004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JULIO LUGO</text:p>
          </table:table-cell>
          <table:table-cell table:number-columns-repeated="2" office:value-type="float" office:value="73700" calcext:value-type="float">
            <text:p>73700</text:p>
          </table:table-cell>
          <table:table-cell office:value-type="float" office:value="20400" calcext:value-type="float">
            <text:p>20400</text:p>
          </table:table-cell>
          <table:table-cell office:value-type="float" office:value="37700" calcext:value-type="float">
            <text:p>37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46678" calcext:value-type="float">
            <text:p>466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OSCAR ANDRADE</text:p>
          </table:table-cell>
          <table:table-cell office:value-type="float" office:value="258902" calcext:value-type="float">
            <text:p>258902</text:p>
          </table:table-cell>
          <table:table-cell office:value-type="float" office:value="0" calcext:value-type="float">
            <text:p>0</text:p>
          </table:table-cell>
          <table:table-cell office:value-type="float" office:value="258902" calcext:value-type="float">
            <text:p>258902</text:p>
          </table:table-cell>
          <table:table-cell office:value-type="float" office:value="0" calcext:value-type="float">
            <text:p>0</text:p>
          </table:table-cell>
          <table:table-cell office:value-type="float" office:value="258902" calcext:value-type="float">
            <text:p>258902</text:p>
          </table:table-cell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58902" calcext:value-type="float">
            <text:p>25890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EMILIA ALMEIDA</text:p>
          </table:table-cell>
          <table:table-cell table:number-columns-repeated="2" office:value-type="float" office:value="66945" calcext:value-type="float">
            <text:p>66945</text:p>
          </table:table-cell>
          <table:table-cell office:value-type="float" office:value="39595" calcext:value-type="float">
            <text:p>39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50" calcext:value-type="float">
            <text:p>2735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350" calcext:value-type="float">
            <text:p>27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65939" calcext:value-type="float">
            <text:p>659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DR. DARÍO PÉREZ</text:p>
          </table:table-cell>
          <table:table-cell table:number-columns-repeated="2" office:value-type="float" office:value="3994044" calcext:value-type="float">
            <text:p>3994044</text:p>
          </table:table-cell>
          <table:table-cell office:value-type="float" office:value="739860" calcext:value-type="float">
            <text:p>739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6184" calcext:value-type="float">
            <text:p>2906184</text:p>
          </table:table-cell>
          <table:table-cell office:value-type="float" office:value="12540" calcext:value-type="float">
            <text:p>125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6000" calcext:value-type="float">
            <text:p>396000</text:p>
          </table:table-cell>
          <table:table-cell office:value-type="float" office:value="0" calcext:value-type="float">
            <text:p>0</text:p>
          </table:table-cell>
          <table:table-cell office:value-type="float" office:value="1310184" calcext:value-type="float">
            <text:p>1310184</text:p>
          </table:table-cell>
          <table:table-cell office:value-type="float" office:value="1200000" calcext:value-type="float">
            <text:p>1200000</text:p>
          </table:table-cell>
          <table:table-cell table:number-columns-repeated="2" table:style-name="ce5" office:value-type="float" office:value="3338008" calcext:value-type="float">
            <text:p>33380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HORACIO DIAZ LOPEZ </text:p>
          </table:table-cell>
          <table:table-cell office:value-type="float" office:value="1119996" calcext:value-type="float">
            <text:p>1119996</text:p>
          </table:table-cell>
          <table:table-cell office:value-type="float" office:value="651958" calcext:value-type="float">
            <text:p>651958</text:p>
          </table:table-cell>
          <table:table-cell office:value-type="float" office:value="468038" calcext:value-type="float">
            <text:p>468038</text:p>
          </table:table-cell>
          <table:table-cell office:value-type="float" office:value="201362" calcext:value-type="float">
            <text:p>201362</text:p>
          </table:table-cell>
          <table:table-cell office:value-type="float" office:value="468038" calcext:value-type="float">
            <text:p>468038</text:p>
          </table:table-cell>
          <table:table-cell office:value-type="float" office:value="450596" calcext:value-type="float">
            <text:p>450596</text:p>
          </table:table-cell>
          <table:table-cell office:value-type="float" office:value="4586" calcext:value-type="float">
            <text:p>4586</text:p>
          </table:table-cell>
          <table:table-cell office:value-type="float" office:value="0" calcext:value-type="float">
            <text:p>0</text:p>
          </table:table-cell>
          <table:table-cell office:value-type="float" office:value="162594" calcext:value-type="float">
            <text:p>162594</text:p>
          </table:table-cell>
          <table:table-cell office:value-type="float" office:value="239545" calcext:value-type="float">
            <text:p>239545</text:p>
          </table:table-cell>
          <table:table-cell office:value-type="float" office:value="0" calcext:value-type="float">
            <text:p>0</text:p>
          </table:table-cell>
          <table:table-cell office:value-type="float" office:value="48457" calcext:value-type="float">
            <text:p>4845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19996" calcext:value-type="float">
            <text:p>1119996</text:p>
          </table:table-cell>
          <table:table-cell table:style-name="ce5" office:value-type="float" office:value="651958" calcext:value-type="float">
            <text:p>65195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FRANCISCO WALTER VENTURINO</text:p>
          </table:table-cell>
          <table:table-cell table:number-columns-repeated="2" office:value-type="float" office:value="96298" calcext:value-type="float">
            <text:p>96298</text:p>
          </table:table-cell>
          <table:table-cell office:value-type="float" office:value="20298" calcext:value-type="float">
            <text:p>20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00" calcext:value-type="float">
            <text:p>76000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000" calcext:value-type="float">
            <text:p>76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75399.23" calcext:value-type="float">
            <text:p>75399,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BEATRIZ JAURENA</text:p>
          </table:table-cell>
          <table:table-cell table:number-columns-repeated="2" office:value-type="float" office:value="91884" calcext:value-type="float">
            <text:p>91884</text:p>
          </table:table-cell>
          <table:table-cell office:value-type="float" office:value="85844" calcext:value-type="float">
            <text:p>85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842" calcext:value-type="float">
            <text:p>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90090" calcext:value-type="float">
            <text:p>900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CÉSAR SALVADOR VIAL CLAVIJO</text:p>
          </table:table-cell>
          <table:table-cell table:number-columns-repeated="3"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7152" calcext:value-type="float">
            <text:p>7152</text:p>
          </table:table-cell>
          <table:table-cell office:value-type="string" calcext:value-type="string">
            <text:p>ROSA PIAZZOLI</text:p>
          </table:table-cell>
          <table:table-cell table:number-columns-repeated="2" office:value-type="float" office:value="59134" calcext:value-type="float">
            <text:p>59134</text:p>
          </table:table-cell>
          <table:table-cell office:value-type="float" office:value="22134" calcext:value-type="float">
            <text:p>22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36085" calcext:value-type="float">
            <text:p>360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SILVANA CRISTINA AMOROSO PEREIRA</text:p>
          </table:table-cell>
          <table:table-cell office:value-type="float" office:value="18404" calcext:value-type="float">
            <text:p>18404</text:p>
          </table:table-cell>
          <table:table-cell office:value-type="float" office:value="0" calcext:value-type="float">
            <text:p>0</text:p>
          </table:table-cell>
          <table:table-cell office:value-type="float" office:value="18404" calcext:value-type="float">
            <text:p>18404</text:p>
          </table:table-cell>
          <table:table-cell office:value-type="float" office:value="0" calcext:value-type="float">
            <text:p>0</text:p>
          </table:table-cell>
          <table:table-cell office:value-type="float" office:value="18404" calcext:value-type="float">
            <text:p>1840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8404" calcext:value-type="float">
            <text:p>1840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9393" calcext:value-type="float">
            <text:p>9393</text:p>
          </table:table-cell>
          <table:table-cell office:value-type="string" calcext:value-type="string">
            <text:p>FLAVIO MAFFONI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3000" calcext:value-type="float">
            <text:p>130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997381305" calcext:value-type="float">
            <text:p>997381305</text:p>
          </table:table-cell>
          <table:table-cell office:value-type="string" calcext:value-type="string">
            <text:p>OSCAR DE LOS SANTOS</text:p>
          </table:table-cell>
          <table:table-cell office:value-type="float" office:value="3162400" calcext:value-type="float">
            <text:p>3162400</text:p>
          </table:table-cell>
          <table:table-cell office:value-type="float" office:value="2789900" calcext:value-type="float">
            <text:p>2789900</text:p>
          </table:table-cell>
          <table:table-cell office:value-type="float" office:value="904000" calcext:value-type="float">
            <text:p>904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372500" calcext:value-type="float">
            <text:p>372500</text:p>
          </table:table-cell>
          <table:table-cell office:value-type="float" office:value="1658400" calcext:value-type="float">
            <text:p>1658400</text:p>
          </table:table-cell>
          <table:table-cell office:value-type="float" office:value="8859" calcext:value-type="float">
            <text:p>88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2000" calcext:value-type="float">
            <text:p>432000</text:p>
          </table:table-cell>
          <table:table-cell office:value-type="float" office:value="57600" calcext:value-type="float">
            <text:p>57600</text:p>
          </table:table-cell>
          <table:table-cell office:value-type="float" office:value="0" calcext:value-type="float">
            <text:p>0</text:p>
          </table:table-cell>
          <table:table-cell office:value-type="float" office:value="1168800" calcext:value-type="float">
            <text:p>1168800</text:p>
          </table:table-cell>
          <table:table-cell table:style-name="ce5" office:value-type="float" office:value="3236943" calcext:value-type="float">
            <text:p>3236943</text:p>
          </table:table-cell>
          <table:table-cell table:style-name="ce5" office:value-type="float" office:value="2864443" calcext:value-type="float">
            <text:p>28644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7750052510" calcext:value-type="float">
            <text:p>7750052510</text:p>
          </table:table-cell>
          <table:table-cell office:value-type="string" calcext:value-type="string">
            <text:p>SERGIO DUCLOSSON</text:p>
          </table:table-cell>
          <table:table-cell table:number-columns-repeated="2" office:value-type="float" office:value="200050" calcext:value-type="float">
            <text:p>200050</text:p>
          </table:table-cell>
          <table:table-cell office:value-type="float" office:value="109050" calcext:value-type="float">
            <text:p>109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1055" calcext:value-type="float">
            <text:p>10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table:number-columns-repeated="2" table:style-name="ce5" office:value-type="float" office:value="215680" calcext:value-type="float">
            <text:p>2156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NZALO CIVILA </text:p>
          </table:table-cell>
          <table:table-cell office:value-type="float" office:value="21171356" calcext:value-type="float">
            <text:p>21171356</text:p>
          </table:table-cell>
          <table:table-cell office:value-type="float" office:value="7312906" calcext:value-type="float">
            <text:p>7312906</text:p>
          </table:table-cell>
          <table:table-cell office:value-type="float" office:value="13858450" calcext:value-type="float">
            <text:p>13858450</text:p>
          </table:table-cell>
          <table:table-cell office:value-type="float" office:value="7312906" calcext:value-type="float">
            <text:p>7312906</text:p>
          </table:table-cell>
          <table:table-cell office:value-type="float" office:value="13858450" calcext:value-type="float">
            <text:p>13858450</text:p>
          </table:table-cell>
          <table:table-cell office:value-type="float" office:value="0" calcext:value-type="float">
            <text:p>0</text:p>
          </table:table-cell>
          <table:table-cell office:value-type="float" office:value="54316" calcext:value-type="float">
            <text:p>543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13829948.97" calcext:value-type="float">
            <text:p>13829948,97</text:p>
          </table:table-cell>
          <table:table-cell table:style-name="ce5" office:value-type="float" office:value="7316477.97" calcext:value-type="float">
            <text:p>7316477,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CARENA GELMAN</text:p>
          </table:table-cell>
          <table:table-cell table:number-columns-repeated="2" office:value-type="float" office:value="3030538" calcext:value-type="float">
            <text:p>3030538</text:p>
          </table:table-cell>
          <table:table-cell office:value-type="float" office:value="2189225" calcext:value-type="float">
            <text:p>2189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313" calcext:value-type="float">
            <text:p>841313</text:p>
          </table:table-cell>
          <table:table-cell office:value-type="float" office:value="18648" calcext:value-type="float">
            <text:p>18648</text:p>
          </table:table-cell>
          <table:table-cell office:value-type="float" office:value="1" calcext:value-type="float">
            <text:p>1</text:p>
          </table:table-cell>
          <table:table-cell office:value-type="float" office:value="270740" calcext:value-type="float">
            <text:p>270740</text:p>
          </table:table-cell>
          <table:table-cell office:value-type="float" office:value="0" calcext:value-type="float">
            <text:p>0</text:p>
          </table:table-cell>
          <table:table-cell office:value-type="float" office:value="41816" calcext:value-type="float">
            <text:p>41816</text:p>
          </table:table-cell>
          <table:table-cell office:value-type="float" office:value="528757" calcext:value-type="float">
            <text:p>52875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4860225.64" calcext:value-type="float">
            <text:p>4860225,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ALEJANDRO SANCHEZ</text:p>
          </table:table-cell>
          <table:table-cell table:number-columns-repeated="2" office:value-type="float" office:value="21906011" calcext:value-type="float">
            <text:p>21906011</text:p>
          </table:table-cell>
          <table:table-cell office:value-type="float" office:value="12058728" calcext:value-type="float">
            <text:p>12058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47283" calcext:value-type="float">
            <text:p>9847283</text:p>
          </table:table-cell>
          <table:table-cell office:value-type="float" office:value="168533" calcext:value-type="float">
            <text:p>16853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47283" calcext:value-type="float">
            <text:p>9847283</text:p>
          </table:table-cell>
          <table:table-cell table:number-columns-repeated="2" table:style-name="ce5" office:value-type="float" office:value="21906011" calcext:value-type="float">
            <text:p>219060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DIEGO OLIVERA</text:p>
          </table:table-cell>
          <table:table-cell office:value-type="float" office:value="820479" calcext:value-type="float">
            <text:p>820479</text:p>
          </table:table-cell>
          <table:table-cell office:value-type="float" office:value="378964" calcext:value-type="float">
            <text:p>378964</text:p>
          </table:table-cell>
          <table:table-cell office:value-type="float" office:value="833048" calcext:value-type="float">
            <text:p>833048</text:p>
          </table:table-cell>
          <table:table-cell office:value-type="float" office:value="171947" calcext:value-type="float">
            <text:p>171947</text:p>
          </table:table-cell>
          <table:table-cell office:value-type="float" office:value="441515" calcext:value-type="float">
            <text:p>441515</text:p>
          </table:table-cell>
          <table:table-cell office:value-type="float" office:value="257000" calcext:value-type="float">
            <text:p>257000</text:p>
          </table:table-cell>
          <table:table-cell office:value-type="float" office:value="3265" calcext:value-type="float">
            <text:p>3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227000" calcext:value-type="float">
            <text:p>227000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808946.8" calcext:value-type="float">
            <text:p>808946,8</text:p>
          </table:table-cell>
          <table:table-cell table:style-name="ce5" office:value-type="float" office:value="367431.31" calcext:value-type="float">
            <text:p>367431,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JUAN PABLO OLIVERAS GOYENI</text:p>
          </table:table-cell>
          <table:table-cell office:value-type="float" office:value="340643" calcext:value-type="float">
            <text:p>340643</text:p>
          </table:table-cell>
          <table:table-cell office:value-type="float" office:value="200113" calcext:value-type="float">
            <text:p>200113</text:p>
          </table:table-cell>
          <table:table-cell office:value-type="float" office:value="340643" calcext:value-type="float">
            <text:p>340643</text:p>
          </table:table-cell>
          <table:table-cell office:value-type="float" office:value="0" calcext:value-type="float">
            <text:p>0</text:p>
          </table:table-cell>
          <table:table-cell office:value-type="float" office:value="140530" calcext:value-type="float">
            <text:p>140530</text:p>
          </table:table-cell>
          <table:table-cell office:value-type="float" office:value="0" calcext:value-type="float">
            <text:p>0</text:p>
          </table:table-cell>
          <table:table-cell office:value-type="float" office:value="3338" calcext:value-type="float">
            <text:p>333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67610" calcext:value-type="float">
            <text:p>167610</text:p>
          </table:table-cell>
          <table:table-cell table:style-name="ce5" office:value-type="float" office:value="27080" calcext:value-type="float">
            <text:p>270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FELIPE CARBALLO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45" calcext:value-type="float">
            <text:p>612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20000" calcext:value-type="float">
            <text:p>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PABLO ALVAREZ</text:p>
          </table:table-cell>
          <table:table-cell table:number-columns-repeated="2" office:value-type="float" office:value="209900" calcext:value-type="float">
            <text:p>209900</text:p>
          </table:table-cell>
          <table:table-cell office:value-type="float" office:value="121440" calcext:value-type="float">
            <text:p>121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60" calcext:value-type="float">
            <text:p>88460</text:p>
          </table:table-cell>
          <table:table-cell office:value-type="float" office:value="2003" calcext:value-type="float">
            <text:p>2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460" calcext:value-type="float">
            <text:p>88460</text:p>
          </table:table-cell>
          <table:table-cell table:number-columns-repeated="2" table:style-name="ce5" office:value-type="float" office:value="203528.55" calcext:value-type="float">
            <text:p>203528,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AUL CAMPANELLA</text:p>
          </table:table-cell>
          <table:table-cell office:value-type="float" office:value="56540" calcext:value-type="float">
            <text:p>56540</text:p>
          </table:table-cell>
          <table:table-cell office:value-type="float" office:value="0" calcext:value-type="float">
            <text:p>0</text:p>
          </table:table-cell>
          <table:table-cell office:value-type="float" office:value="56540" calcext:value-type="float">
            <text:p>56540</text:p>
          </table:table-cell>
          <table:table-cell office:value-type="float" office:value="0" calcext:value-type="float">
            <text:p>0</text:p>
          </table:table-cell>
          <table:table-cell office:value-type="float" office:value="56540" calcext:value-type="float">
            <text:p>5654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56540" calcext:value-type="float">
            <text:p>5654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CARLOS GAMOU</text:p>
          </table:table-cell>
          <table:table-cell table:number-columns-repeated="2" office:value-type="float" office:value="694924" calcext:value-type="float">
            <text:p>694924</text:p>
          </table:table-cell>
          <table:table-cell office:value-type="float" office:value="154924" calcext:value-type="float">
            <text:p>154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000" calcext:value-type="float">
            <text:p>540000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000" calcext:value-type="float">
            <text:p>54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815597" calcext:value-type="float">
            <text:p>8155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ENRIQUE SARAVIA</text:p>
          </table:table-cell>
          <table:table-cell table:number-columns-repeated="2" office:value-type="float" office:value="2354706" calcext:value-type="float">
            <text:p>2354706</text:p>
          </table:table-cell>
          <table:table-cell office:value-type="float" office:value="672255" calcext:value-type="float">
            <text:p>672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450" calcext:value-type="float">
            <text:p>1153450</text:p>
          </table:table-cell>
          <table:table-cell office:value-type="float" office:value="6507" calcext:value-type="float">
            <text:p>6507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73450" calcext:value-type="float">
            <text:p>373450</text:p>
          </table:table-cell>
          <table:table-cell office:value-type="float" office:value="280000" calcext:value-type="float">
            <text:p>28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3065000" calcext:value-type="float">
            <text:p>3065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VICTOR FERNANDEZ</text:p>
          </table:table-cell>
          <table:table-cell table:number-columns-repeated="2" office:value-type="float" office:value="767018" calcext:value-type="float">
            <text:p>767018</text:p>
          </table:table-cell>
          <table:table-cell office:value-type="float" office:value="489018" calcext:value-type="float">
            <text:p>489018</text:p>
          </table:table-cell>
          <table:table-cell office:value-type="float" office:value="278000" calcext:value-type="float">
            <text:p>27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740018" calcext:value-type="float">
            <text:p>7400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OSCAR ANDRADE</text:p>
          </table:table-cell>
          <table:table-cell office:value-type="float" office:value="2733120" calcext:value-type="float">
            <text:p>2733120</text:p>
          </table:table-cell>
          <table:table-cell office:value-type="float" office:value="0" calcext:value-type="float">
            <text:p>0</text:p>
          </table:table-cell>
          <table:table-cell office:value-type="float" office:value="2733120" calcext:value-type="float">
            <text:p>2733120</text:p>
          </table:table-cell>
          <table:table-cell office:value-type="float" office:value="0" calcext:value-type="float">
            <text:p>0</text:p>
          </table:table-cell>
          <table:table-cell office:value-type="float" office:value="2733120" calcext:value-type="float">
            <text:p>2733120</text:p>
          </table:table-cell>
          <table:table-cell office:value-type="float" office:value="0" calcext:value-type="float">
            <text:p>0</text:p>
          </table:table-cell>
          <table:table-cell office:value-type="float" office:value="26484" calcext:value-type="float">
            <text:p>2648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2733120" calcext:value-type="float">
            <text:p>273312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GONZALO REBOLEDO</text:p>
          </table:table-cell>
          <table:table-cell table:number-columns-repeated="2" office:value-type="float" office:value="432772" calcext:value-type="float">
            <text:p>432772</text:p>
          </table:table-cell>
          <table:table-cell office:value-type="float" office:value="253572" calcext:value-type="float">
            <text:p>253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200" calcext:value-type="float">
            <text:p>179200</text:p>
          </table:table-cell>
          <table:table-cell office:value-type="float" office:value="2576" calcext:value-type="float">
            <text:p>2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139200" calcext:value-type="float">
            <text:p>139200</text:p>
          </table:table-cell>
          <table:table-cell table:number-columns-repeated="2" table:style-name="ce5" office:value-type="float" office:value="391581.4" calcext:value-type="float">
            <text:p>391581,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JUAN BERNARDO TRECCA TRAPANI</text:p>
          </table:table-cell>
          <table:table-cell office:value-type="float" office:value="319543" calcext:value-type="float">
            <text:p>319543</text:p>
          </table:table-cell>
          <table:table-cell office:value-type="float" office:value="27994" calcext:value-type="float">
            <text:p>27994</text:p>
          </table:table-cell>
          <table:table-cell office:value-type="float" office:value="550092" calcext:value-type="float">
            <text:p>550092</text:p>
          </table:table-cell>
          <table:table-cell office:value-type="float" office:value="0" calcext:value-type="float">
            <text:p>0</text:p>
          </table:table-cell>
          <table:table-cell office:value-type="float" office:value="291549" calcext:value-type="float">
            <text:p>291549</text:p>
          </table:table-cell>
          <table:table-cell office:value-type="float" office:value="61000" calcext:value-type="float">
            <text:p>61000</text:p>
          </table:table-cell>
          <table:table-cell office:value-type="float" office:value="2156" calcext:value-type="float">
            <text:p>2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" calcext:value-type="float">
            <text:p>5000</text:p>
          </table:table-cell>
          <table:table-cell table:style-name="ce5" office:value-type="float" office:value="58.853" calcext:value-type="float">
            <text:p>58,853</text:p>
          </table:table-cell>
          <table:table-cell table:style-name="ce5" office:value-type="float" office:value="-291490.147" calcext:value-type="float">
            <text:p>-291490,1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CHRISTIAN DI CANDIA</text:p>
          </table:table-cell>
          <table:table-cell table:number-columns-repeated="2" office:value-type="float" office:value="459505" calcext:value-type="float">
            <text:p>459505</text:p>
          </table:table-cell>
          <table:table-cell office:value-type="float" office:value="375952" calcext:value-type="float">
            <text:p>375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553" calcext:value-type="float">
            <text:p>83553</text:p>
          </table:table-cell>
          <table:table-cell office:value-type="float" office:value="3684" calcext:value-type="float">
            <text:p>3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53" calcext:value-type="float">
            <text:p>50853</text:p>
          </table:table-cell>
          <table:table-cell office:value-type="float" office:value="20000" calcext:value-type="float">
            <text:p>20000</text:p>
          </table:table-cell>
          <table:table-cell office:value-type="float" office:value="12700" calcext:value-type="float">
            <text:p>12700</text:p>
          </table:table-cell>
          <table:table-cell table:number-columns-repeated="2" table:style-name="ce5" office:value-type="float" office:value="615212" calcext:value-type="float">
            <text:p>6152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ABLO DANIEL CABRERA STALLATELLI</text:p>
          </table:table-cell>
          <table:table-cell office:value-type="float" office:value="400915" calcext:value-type="float">
            <text:p>400915</text:p>
          </table:table-cell>
          <table:table-cell office:value-type="float" office:value="133232" calcext:value-type="float">
            <text:p>133232</text:p>
          </table:table-cell>
          <table:table-cell office:value-type="float" office:value="400915" calcext:value-type="float">
            <text:p>400915</text:p>
          </table:table-cell>
          <table:table-cell office:value-type="float" office:value="0" calcext:value-type="float">
            <text:p>0</text:p>
          </table:table-cell>
          <table:table-cell office:value-type="float" office:value="267683" calcext:value-type="float">
            <text:p>267683</text:p>
          </table:table-cell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433759.73849942" calcext:value-type="float">
            <text:p>433759,73849942</text:p>
          </table:table-cell>
          <table:table-cell table:style-name="ce5" office:value-type="float" office:value="166077.013625082" calcext:value-type="float">
            <text:p>166077,0136250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CARLOS RICARDO VARELA NESTIER</text:p>
          </table:table-cell>
          <table:table-cell office:value-type="float" office:value="14104283" calcext:value-type="float">
            <text:p>14104283</text:p>
          </table:table-cell>
          <table:table-cell office:value-type="float" office:value="11835362" calcext:value-type="float">
            <text:p>11835362</text:p>
          </table:table-cell>
          <table:table-cell office:value-type="float" office:value="5500414" calcext:value-type="float">
            <text:p>5500414</text:p>
          </table:table-cell>
          <table:table-cell office:value-type="float" office:value="5115149" calcext:value-type="float">
            <text:p>5115149</text:p>
          </table:table-cell>
          <table:table-cell office:value-type="float" office:value="2268921" calcext:value-type="float">
            <text:p>2268921</text:p>
          </table:table-cell>
          <table:table-cell office:value-type="float" office:value="3488720" calcext:value-type="float">
            <text:p>3488720</text:p>
          </table:table-cell>
          <table:table-cell office:value-type="float" office:value="53895" calcext:value-type="float">
            <text:p>53895</text:p>
          </table:table-cell>
          <table:table-cell office:value-type="float" office:value="3" calcext:value-type="float">
            <text:p>3</text:p>
          </table:table-cell>
          <table:table-cell office:value-type="float" office:value="333460" calcext:value-type="float">
            <text:p>333460</text:p>
          </table:table-cell>
          <table:table-cell office:value-type="float" office:value="2186368" calcext:value-type="float">
            <text:p>2186368</text:p>
          </table:table-cell>
          <table:table-cell office:value-type="float" office:value="72000" calcext:value-type="float">
            <text:p>72000</text:p>
          </table:table-cell>
          <table:table-cell office:value-type="float" office:value="896892" calcext:value-type="float">
            <text:p>89689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104283" calcext:value-type="float">
            <text:p>14104283</text:p>
          </table:table-cell>
          <table:table-cell table:style-name="ce5" office:value-type="float" office:value="11835362" calcext:value-type="float">
            <text:p>118353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CARLOS ALBERTO RODRIGUEZ</text:p>
          </table:table-cell>
          <table:table-cell office:value-type="float" office:value="162394" calcext:value-type="float">
            <text:p>162394</text:p>
          </table:table-cell>
          <table:table-cell table:number-columns-repeated="2" office:value-type="float" office:value="106140" calcext:value-type="float">
            <text:p>106140</text:p>
          </table:table-cell>
          <table:table-cell office:value-type="float" office:value="0" calcext:value-type="float">
            <text:p>0</text:p>
          </table:table-cell>
          <table:table-cell office:value-type="float" office:value="56254" calcext:value-type="float">
            <text:p>56254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70366.5" calcext:value-type="float">
            <text:p>70366,5</text:p>
          </table:table-cell>
          <table:table-cell table:style-name="ce5" office:value-type="float" office:value="14112.5" calcext:value-type="float">
            <text:p>14112,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LUIS PUIG</text:p>
          </table:table-cell>
          <table:table-cell office:value-type="float" office:value="2133355" calcext:value-type="float">
            <text:p>2133355</text:p>
          </table:table-cell>
          <table:table-cell office:value-type="float" office:value="503255" calcext:value-type="float">
            <text:p>503255</text:p>
          </table:table-cell>
          <table:table-cell office:value-type="float" office:value="2133355" calcext:value-type="float">
            <text:p>2133355</text:p>
          </table:table-cell>
          <table:table-cell office:value-type="float" office:value="0" calcext:value-type="float">
            <text:p>0</text:p>
          </table:table-cell>
          <table:table-cell office:value-type="float" office:value="1630101" calcext:value-type="float">
            <text:p>1630101</text:p>
          </table:table-cell>
          <table:table-cell office:value-type="float" office:value="0" calcext:value-type="float">
            <text:p>0</text:p>
          </table:table-cell>
          <table:table-cell office:value-type="float" office:value="20905" calcext:value-type="float">
            <text:p>2090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2131390.5" calcext:value-type="float">
            <text:p>2131390,5</text:p>
          </table:table-cell>
          <table:table-cell table:style-name="ce5" office:value-type="float" office:value="501290" calcext:value-type="float">
            <text:p>5012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VICTOR SEMPRONI</text:p>
          </table:table-cell>
          <table:table-cell table:number-columns-repeated="2" office:value-type="float" office:value="6914130" calcext:value-type="float">
            <text:p>6914130</text:p>
          </table:table-cell>
          <table:table-cell office:value-type="float" office:value="5867964" calcext:value-type="float">
            <text:p>5867964</text:p>
          </table:table-cell>
          <table:table-cell office:value-type="float" office:value="248761" calcext:value-type="float">
            <text:p>248761</text:p>
          </table:table-cell>
          <table:table-cell office:value-type="float" office:value="0" calcext:value-type="float">
            <text:p>0</text:p>
          </table:table-cell>
          <table:table-cell office:value-type="float" office:value="760318" calcext:value-type="float">
            <text:p>760318</text:p>
          </table:table-cell>
          <table:table-cell office:value-type="float" office:value="17145" calcext:value-type="float">
            <text:p>17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499" calcext:value-type="float">
            <text:p>69499</text:p>
          </table:table-cell>
          <table:table-cell office:value-type="float" office:value="0" calcext:value-type="float">
            <text:p>0</text:p>
          </table:table-cell>
          <table:table-cell office:value-type="float" office:value="690819" calcext:value-type="float">
            <text:p>69081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981018" calcext:value-type="float">
            <text:p>9810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7152" calcext:value-type="float">
            <text:p>7152</text:p>
          </table:table-cell>
          <table:table-cell office:value-type="string" calcext:value-type="string">
            <text:p>JORGE MACIAS</text:p>
          </table:table-cell>
          <table:table-cell office:value-type="float" office:value="38677" calcext:value-type="float">
            <text:p>38677</text:p>
          </table:table-cell>
          <table:table-cell office:value-type="float" office:value="22711" calcext:value-type="float">
            <text:p>22711</text:p>
          </table:table-cell>
          <table:table-cell office:value-type="float" office:value="38677" calcext:value-type="float">
            <text:p>38677</text:p>
          </table:table-cell>
          <table:table-cell office:value-type="float" office:value="0" calcext:value-type="float">
            <text:p>0</text:p>
          </table:table-cell>
          <table:table-cell office:value-type="float" office:value="15966" calcext:value-type="float">
            <text:p>15966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5966" calcext:value-type="float">
            <text:p>-159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ANGEL ANTRONIO SÁNCHEZ SILVA</text:p>
          </table:table-cell>
          <table:table-cell office:value-type="float" office:value="347678" calcext:value-type="float">
            <text:p>347678</text:p>
          </table:table-cell>
          <table:table-cell office:value-type="float" office:value="0" calcext:value-type="float">
            <text:p>0</text:p>
          </table:table-cell>
          <table:table-cell office:value-type="float" office:value="347678" calcext:value-type="float">
            <text:p>347678</text:p>
          </table:table-cell>
          <table:table-cell office:value-type="float" office:value="0" calcext:value-type="float">
            <text:p>0</text:p>
          </table:table-cell>
          <table:table-cell office:value-type="float" office:value="347678" calcext:value-type="float">
            <text:p>347678</text:p>
          </table:table-cell>
          <table:table-cell office:value-type="float" office:value="0" calcext:value-type="float">
            <text:p>0</text:p>
          </table:table-cell>
          <table:table-cell office:value-type="float" office:value="3369" calcext:value-type="float">
            <text:p>336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47678" calcext:value-type="float">
            <text:p>34767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9393" calcext:value-type="float">
            <text:p>9393</text:p>
          </table:table-cell>
          <table:table-cell office:value-type="string" calcext:value-type="string">
            <text:p>ALBERTO GARATEGUY</text:p>
          </table:table-cell>
          <table:table-cell office:value-type="float" office:value="82000" calcext:value-type="float">
            <text:p>82000</text:p>
          </table:table-cell>
          <table:table-cell office:value-type="float" office:value="0" calcext:value-type="float">
            <text:p>0</text:p>
          </table:table-cell>
          <table:table-cell office:value-type="float" office:value="82000" calcext:value-type="float">
            <text:p>82000</text:p>
          </table:table-cell>
          <table:table-cell office:value-type="float" office:value="0" calcext:value-type="float">
            <text:p>0</text:p>
          </table:table-cell>
          <table:table-cell office:value-type="float" office:value="82000" calcext:value-type="float">
            <text:p>8200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82000" calcext:value-type="float">
            <text:p>820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99738" calcext:value-type="float">
            <text:p>99738</text:p>
          </table:table-cell>
          <table:table-cell office:value-type="string" calcext:value-type="string">
            <text:p>FERNANDO LORENZO</text:p>
          </table:table-cell>
          <table:table-cell office:value-type="float" office:value="7273600" calcext:value-type="float">
            <text:p>7273600</text:p>
          </table:table-cell>
          <table:table-cell office:value-type="float" office:value="4518713" calcext:value-type="float">
            <text:p>4518713</text:p>
          </table:table-cell>
          <table:table-cell office:value-type="float" office:value="2098000" calcext:value-type="float">
            <text:p>2098000</text:p>
          </table:table-cell>
          <table:table-cell office:value-type="float" office:value="0" calcext:value-type="float">
            <text:p>0</text:p>
          </table:table-cell>
          <table:table-cell office:value-type="float" office:value="2754887" calcext:value-type="float">
            <text:p>2754887</text:p>
          </table:table-cell>
          <table:table-cell office:value-type="float" office:value="5175600" calcext:value-type="float">
            <text:p>5175600</text:p>
          </table:table-cell>
          <table:table-cell office:value-type="float" office:value="20562" calcext:value-type="float">
            <text:p>20562</text:p>
          </table:table-cell>
          <table:table-cell office:value-type="float" office:value="1" calcext:value-type="float">
            <text:p>1</text:p>
          </table:table-cell>
          <table:table-cell office:value-type="float" office:value="3027600" calcext:value-type="float">
            <text:p>3027600</text:p>
          </table:table-cell>
          <table:table-cell office:value-type="float" office:value="1728000" calcext:value-type="float">
            <text:p>1728000</text:p>
          </table:table-cell>
          <table:table-cell office:value-type="float" office:value="0" calcext:value-type="float">
            <text:p>0</text:p>
          </table:table-cell>
          <table:table-cell office:value-type="float" office:value="420000" calcext:value-type="float">
            <text:p>4200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325863" calcext:value-type="float">
            <text:p>12325863</text:p>
          </table:table-cell>
          <table:table-cell table:style-name="ce5" office:value-type="float" office:value="9570976" calcext:value-type="float">
            <text:p>95709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81563" calcext:value-type="float">
            <text:p>181563</text:p>
          </table:table-cell>
          <table:table-cell office:value-type="string" calcext:value-type="string">
            <text:p>ALEJANDRO OSTRIA</text:p>
          </table:table-cell>
          <table:table-cell office:value-type="float" office:value="177810" calcext:value-type="float">
            <text:p>177810</text:p>
          </table:table-cell>
          <table:table-cell office:value-type="float" office:value="0" calcext:value-type="float">
            <text:p>0</text:p>
          </table:table-cell>
          <table:table-cell office:value-type="float" office:value="177810" calcext:value-type="float">
            <text:p>177810</text:p>
          </table:table-cell>
          <table:table-cell office:value-type="float" office:value="0" calcext:value-type="float">
            <text:p>0</text:p>
          </table:table-cell>
          <table:table-cell office:value-type="float" office:value="177810" calcext:value-type="float">
            <text:p>177810</text:p>
          </table:table-cell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77810" calcext:value-type="float">
            <text:p>1778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JOSÉ BAYARDI</text:p>
          </table:table-cell>
          <table:table-cell table:number-columns-repeated="2" office:value-type="float" office:value="1290500" calcext:value-type="float">
            <text:p>1290500</text:p>
          </table:table-cell>
          <table:table-cell office:value-type="float" office:value="1289500" calcext:value-type="float">
            <text:p>1289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96" calcext:value-type="float">
            <text:p>124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424000" calcext:value-type="float">
            <text:p>1424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813800" calcext:value-type="float">
            <text:p>1813800</text:p>
          </table:table-cell>
          <table:table-cell office:value-type="string" calcext:value-type="string">
            <text:p>JOSÉ ANTONIO MALDONADO</text:p>
          </table:table-cell>
          <table:table-cell table:number-columns-repeated="2" office:value-type="float" office:value="615751" calcext:value-type="float">
            <text:p>615751</text:p>
          </table:table-cell>
          <table:table-cell office:value-type="float" office:value="133576" calcext:value-type="float">
            <text:p>133576</text:p>
          </table:table-cell>
          <table:table-cell office:value-type="float" office:value="460000" calcext:value-type="float">
            <text:p>460000</text:p>
          </table:table-cell>
          <table:table-cell office:value-type="float" office:value="0" calcext:value-type="float">
            <text:p>0</text:p>
          </table:table-cell>
          <table:table-cell office:value-type="float" office:value="22175" calcext:value-type="float">
            <text:p>22175</text:p>
          </table:table-cell>
          <table:table-cell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75" calcext:value-type="float">
            <text:p>2177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576872.64" calcext:value-type="float">
            <text:p>576872,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ULIO MIGUEL PINTOS</text:p>
          </table:table-cell>
          <table:table-cell office:value-type="float" office:value="1955063" calcext:value-type="float">
            <text:p>1955063</text:p>
          </table:table-cell>
          <table:table-cell office:value-type="float" office:value="769595" calcext:value-type="float">
            <text:p>769595</text:p>
          </table:table-cell>
          <table:table-cell office:value-type="float" office:value="1157592" calcext:value-type="float">
            <text:p>1157592</text:p>
          </table:table-cell>
          <table:table-cell office:value-type="float" office:value="780599" calcext:value-type="float">
            <text:p>780599</text:p>
          </table:table-cell>
          <table:table-cell office:value-type="float" office:value="1185467" calcext:value-type="float">
            <text:p>1185467</text:p>
          </table:table-cell>
          <table:table-cell office:value-type="float" office:value="16871" calcext:value-type="float">
            <text:p>16871</text:p>
          </table:table-cell>
          <table:table-cell office:value-type="float" office:value="4537" calcext:value-type="float">
            <text:p>45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71" calcext:value-type="float">
            <text:p>168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547610.843311" calcext:value-type="float">
            <text:p>1547610,843311</text:p>
          </table:table-cell>
          <table:table-cell table:style-name="ce5" office:value-type="float" office:value="1003542.41" calcext:value-type="float">
            <text:p>1003542,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CECILIA BOTTINO</text:p>
          </table:table-cell>
          <table:table-cell table:number-columns-repeated="2" office:value-type="float" office:value="2035122" calcext:value-type="float">
            <text:p>2035122</text:p>
          </table:table-cell>
          <table:table-cell office:value-type="float" office:value="1985122" calcext:value-type="float">
            <text:p>1985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86" calcext:value-type="float">
            <text:p>157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2035122" calcext:value-type="float">
            <text:p>20351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NDRÉS ANDRADA</text:p>
          </table:table-cell>
          <table:table-cell table:number-columns-repeated="2" office:value-type="float" office:value="86357" calcext:value-type="float">
            <text:p>86357</text:p>
          </table:table-cell>
          <table:table-cell office:value-type="float" office:value="59857" calcext:value-type="float">
            <text:p>59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00" calcext:value-type="float">
            <text:p>16500</text:p>
          </table:table-cell>
          <table:table-cell office:value-type="float" office:value="580" calcext:value-type="float">
            <text:p>5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86172" calcext:value-type="float">
            <text:p>861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MARCELO FAGUNDEZ</text:p>
          </table:table-cell>
          <table:table-cell office:value-type="float" office:value="37353" calcext:value-type="float">
            <text:p>37353</text:p>
          </table:table-cell>
          <table:table-cell office:value-type="float" office:value="0" calcext:value-type="float">
            <text:p>0</text:p>
          </table:table-cell>
          <table:table-cell office:value-type="float" office:value="37353" calcext:value-type="float">
            <text:p>37353</text:p>
          </table:table-cell>
          <table:table-cell office:value-type="float" office:value="0" calcext:value-type="float">
            <text:p>0</text:p>
          </table:table-cell>
          <table:table-cell office:value-type="float" office:value="37353" calcext:value-type="float">
            <text:p>37353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7353" calcext:value-type="float">
            <text:p>3735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MARIO SAN JUAN</text:p>
          </table:table-cell>
          <table:table-cell table:number-columns-repeated="2" office:value-type="float" office:value="144632" calcext:value-type="float">
            <text:p>144632</text:p>
          </table:table-cell>
          <table:table-cell office:value-type="float" office:value="28632" calcext:value-type="float">
            <text:p>28632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54100" calcext:value-type="float">
            <text:p>541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IGNACIO ERBAGGI</text:p>
          </table:table-cell>
          <table:table-cell table:number-columns-repeated="3" office:value-type="float" office:value="27758" calcext:value-type="float">
            <text:p>27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UAN RAMON BENITEZ</text:p>
          </table:table-cell>
          <table:table-cell table:number-columns-repeated="2" office:value-type="float" office:value="90150" calcext:value-type="float">
            <text:p>90150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90150" calcext:value-type="float">
            <text:p>90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ABLO DANIEL CABRERA STELLATELLI</text:p>
          </table:table-cell>
          <table:table-cell office:value-type="float" office:value="23691" calcext:value-type="float">
            <text:p>23691</text:p>
          </table:table-cell>
          <table:table-cell office:value-type="float" office:value="8819" calcext:value-type="float">
            <text:p>8819</text:p>
          </table:table-cell>
          <table:table-cell office:value-type="float" office:value="23691" calcext:value-type="float">
            <text:p>23691</text:p>
          </table:table-cell>
          <table:table-cell office:value-type="float" office:value="0" calcext:value-type="float">
            <text:p>0</text:p>
          </table:table-cell>
          <table:table-cell office:value-type="float" office:value="14871" calcext:value-type="float">
            <text:p>1487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1138.3717124212" calcext:value-type="float">
            <text:p>21138,3717124212</text:p>
          </table:table-cell>
          <table:table-cell table:style-name="ce5" office:value-type="float" office:value="6267.1118576312" calcext:value-type="float">
            <text:p>6267,11185763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MARCO ANTONIO GARCIA ARTOLA</text:p>
          </table:table-cell>
          <table:table-cell office:value-type="float" office:value="1464154" calcext:value-type="float">
            <text:p>1464154</text:p>
          </table:table-cell>
          <table:table-cell office:value-type="float" office:value="694736" calcext:value-type="float">
            <text:p>694736</text:p>
          </table:table-cell>
          <table:table-cell office:value-type="float" office:value="764619" calcext:value-type="float">
            <text:p>764619</text:p>
          </table:table-cell>
          <table:table-cell office:value-type="float" office:value="689375" calcext:value-type="float">
            <text:p>689375</text:p>
          </table:table-cell>
          <table:table-cell office:value-type="float" office:value="769418" calcext:value-type="float">
            <text:p>769418</text:p>
          </table:table-cell>
          <table:table-cell office:value-type="float" office:value="10160" calcext:value-type="float">
            <text:p>10160</text:p>
          </table:table-cell>
          <table:table-cell office:value-type="float" office:value="7492" calcext:value-type="float">
            <text:p>7492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5" office:value-type="float" office:value="1442000" calcext:value-type="float">
            <text:p>1442000</text:p>
          </table:table-cell>
          <table:table-cell table:style-name="ce5" office:value-type="float" office:value="672582" calcext:value-type="float">
            <text:p>6725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MARIO ALBERTO DÍAZ DE LEÓN</text:p>
          </table:table-cell>
          <table:table-cell office:value-type="float" office:value="171138" calcext:value-type="float">
            <text:p>171138</text:p>
          </table:table-cell>
          <table:table-cell office:value-type="float" office:value="100536" calcext:value-type="float">
            <text:p>100536</text:p>
          </table:table-cell>
          <table:table-cell office:value-type="float" office:value="171138" calcext:value-type="float">
            <text:p>171138</text:p>
          </table:table-cell>
          <table:table-cell office:value-type="float" office:value="0" calcext:value-type="float">
            <text:p>0</text:p>
          </table:table-cell>
          <table:table-cell office:value-type="float" office:value="70602" calcext:value-type="float">
            <text:p>70602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60602" calcext:value-type="float">
            <text:p>160602</text:p>
          </table:table-cell>
          <table:table-cell table:style-name="ce5" office:value-type="float" office:value="90000" calcext:value-type="float">
            <text:p>9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474959" calcext:value-type="float">
            <text:p>474959</text:p>
          </table:table-cell>
          <table:table-cell office:value-type="string" calcext:value-type="string">
            <text:p>SAUL VILLAGRAN</text:p>
          </table:table-cell>
          <table:table-cell table:number-columns-repeated="2" office:value-type="float" office:value="143000" calcext:value-type="float">
            <text:p>14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59000" calcext:value-type="float">
            <text:p>59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49000" calcext:value-type="float">
            <text:p>49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711100177" calcext:value-type="float">
            <text:p>711100177</text:p>
          </table:table-cell>
          <table:table-cell office:value-type="string" calcext:value-type="string">
            <text:p>PATRICIA VOLPE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307000" calcext:value-type="float">
            <text:p>3070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0" calcext:value-type="float">
            <text:p>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ILYN MAZANTTI </text:p>
          </table:table-cell>
          <table:table-cell office:value-type="float" office:value="678905" calcext:value-type="float">
            <text:p>678905</text:p>
          </table:table-cell>
          <table:table-cell office:value-type="float" office:value="510780" calcext:value-type="float">
            <text:p>510780</text:p>
          </table:table-cell>
          <table:table-cell office:value-type="float" office:value="357713" calcext:value-type="float">
            <text:p>357713</text:p>
          </table:table-cell>
          <table:table-cell office:value-type="float" office:value="267280" calcext:value-type="float">
            <text:p>267280</text:p>
          </table:table-cell>
          <table:table-cell office:value-type="float" office:value="168125" calcext:value-type="float">
            <text:p>168125</text:p>
          </table:table-cell>
          <table:table-cell office:value-type="float" office:value="53912" calcext:value-type="float">
            <text:p>53912</text:p>
          </table:table-cell>
          <table:table-cell office:value-type="float" office:value="1402" calcext:value-type="float">
            <text:p>1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12" calcext:value-type="float">
            <text:p>539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527182.08" calcext:value-type="float">
            <text:p>527182,08</text:p>
          </table:table-cell>
          <table:table-cell table:style-name="ce5" office:value-type="float" office:value="359057.08" calcext:value-type="float">
            <text:p>359057,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GRACIELA CACERES</text:p>
          </table:table-cell>
          <table:table-cell table:number-columns-repeated="3" office:value-type="float" office:value="522332" calcext:value-type="float">
            <text:p>522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522332" calcext:value-type="float">
            <text:p>5223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AUL CAMPANELLA</text:p>
          </table:table-cell>
          <table:table-cell office:value-type="float" office:value="7756" calcext:value-type="float">
            <text:p>7756</text:p>
          </table:table-cell>
          <table:table-cell office:value-type="float" office:value="0" calcext:value-type="float">
            <text:p>0</text:p>
          </table:table-cell>
          <table:table-cell office:value-type="float" office:value="7756" calcext:value-type="float">
            <text:p>7756</text:p>
          </table:table-cell>
          <table:table-cell office:value-type="float" office:value="0" calcext:value-type="float">
            <text:p>0</text:p>
          </table:table-cell>
          <table:table-cell office:value-type="float" office:value="7756" calcext:value-type="float">
            <text:p>775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7756" calcext:value-type="float">
            <text:p>775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HECTOR VIERA</text:p>
          </table:table-cell>
          <table:table-cell table:number-columns-repeated="2" office:value-type="float" office:value="74054" calcext:value-type="float">
            <text:p>74054</text:p>
          </table:table-cell>
          <table:table-cell office:value-type="float" office:value="18704" calcext:value-type="float">
            <text:p>18704</text:p>
          </table:table-cell>
          <table:table-cell office:value-type="float" office:value="47650" calcext:value-type="float">
            <text:p>47650</text:p>
          </table:table-cell>
          <table:table-cell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74000" calcext:value-type="float">
            <text:p>74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LUIS DA COSTA</text:p>
          </table:table-cell>
          <table:table-cell table:number-columns-repeated="2" office:value-type="float" office:value="185450" calcext:value-type="float">
            <text:p>185450</text:p>
          </table:table-cell>
          <table:table-cell office:value-type="float" office:value="67101" calcext:value-type="float">
            <text:p>67101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03349" calcext:value-type="float">
            <text:p>103349</text:p>
          </table:table-cell>
          <table:table-cell office:value-type="float" office:value="586" calcext:value-type="float">
            <text:p>5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349" calcext:value-type="float">
            <text:p>10334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81843" calcext:value-type="float">
            <text:p>1818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ABLO DANIEL CABRERA STELLATELLI</text:p>
          </table:table-cell>
          <table:table-cell office:value-type="float" office:value="18048" calcext:value-type="float">
            <text:p>18048</text:p>
          </table:table-cell>
          <table:table-cell office:value-type="float" office:value="6151" calcext:value-type="float">
            <text:p>6151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1897" calcext:value-type="float">
            <text:p>1189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6819.7903979631" calcext:value-type="float">
            <text:p>16819,7903979631</text:p>
          </table:table-cell>
          <table:table-cell table:style-name="ce5" office:value-type="float" office:value="4922.7804035481" calcext:value-type="float">
            <text:p>4922,78040354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PABLO ENRIQUE CENTURIÓN</text:p>
          </table:table-cell>
          <table:table-cell office:value-type="float" office:value="35513" calcext:value-type="float">
            <text:p>35513</text:p>
          </table:table-cell>
          <table:table-cell office:value-type="float" office:value="20862" calcext:value-type="float">
            <text:p>20862</text:p>
          </table:table-cell>
          <table:table-cell office:value-type="float" office:value="35513" calcext:value-type="float">
            <text:p>35513</text:p>
          </table:table-cell>
          <table:table-cell office:value-type="float" office:value="0" calcext:value-type="float">
            <text:p>0</text:p>
          </table:table-cell>
          <table:table-cell office:value-type="float" office:value="14651" calcext:value-type="float">
            <text:p>14651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7211" calcext:value-type="float">
            <text:p>37211</text:p>
          </table:table-cell>
          <table:table-cell table:style-name="ce5" office:value-type="float" office:value="22560" calcext:value-type="float">
            <text:p>225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JUAN SARDELA VIZOSA</text:p>
          </table:table-cell>
          <table:table-cell table:number-columns-repeated="3"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212199738" calcext:value-type="float">
            <text:p>212199738</text:p>
          </table:table-cell>
          <table:table-cell office:value-type="string" calcext:value-type="string">
            <text:p>CONSTANTE MENDIONDO</text:p>
          </table:table-cell>
          <table:table-cell office:value-type="float" office:value="727100" calcext:value-type="float">
            <text:p>727100</text:p>
          </table:table-cell>
          <table:table-cell office:value-type="float" office:value="462100" calcext:value-type="float">
            <text:p>462100</text:p>
          </table:table-cell>
          <table:table-cell office:value-type="float" office:value="643000" calcext:value-type="float">
            <text:p>643000</text:p>
          </table:table-cell>
          <table:table-cell office:value-type="float" office:value="84100" calcext:value-type="float">
            <text:p>841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637726" calcext:value-type="float">
            <text:p>637726</text:p>
          </table:table-cell>
          <table:table-cell table:style-name="ce5" office:value-type="float" office:value="372726" calcext:value-type="float">
            <text:p>3727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711771001" calcext:value-type="float">
            <text:p>711771001</text:p>
          </table:table-cell>
          <table:table-cell office:value-type="string" calcext:value-type="string">
            <text:p>ALVARO DEBALI</text:p>
          </table:table-cell>
          <table:table-cell table:number-columns-repeated="2" office:value-type="float" office:value="467140" calcext:value-type="float">
            <text:p>467140</text:p>
          </table:table-cell>
          <table:table-cell office:value-type="float" office:value="466140" calcext:value-type="float">
            <text:p>466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6" calcext:value-type="float">
            <text:p>44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465000" calcext:value-type="float">
            <text:p>465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EBER DA SILVA FERRAO</text:p>
          </table:table-cell>
          <table:table-cell table:number-columns-repeated="2" office:value-type="float" office:value="338921" calcext:value-type="float">
            <text:p>338921</text:p>
          </table:table-cell>
          <table:table-cell office:value-type="float" office:value="178921" calcext:value-type="float">
            <text:p>178921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float" office:value="2987" calcext:value-type="float">
            <text:p>29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317966" calcext:value-type="float">
            <text:p>3179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NESTOR LÓPEZ AREZO</text:p>
          </table:table-cell>
          <table:table-cell office:value-type="float" office:value="576000" calcext:value-type="float">
            <text:p>576000</text:p>
          </table:table-cell>
          <table:table-cell office:value-type="float" office:value="368000" calcext:value-type="float">
            <text:p>368000</text:p>
          </table:table-cell>
          <table:table-cell office:value-type="float" office:value="504000" calcext:value-type="float">
            <text:p>504000</text:p>
          </table:table-cell>
          <table:table-cell office:value-type="float" office:value="72000" calcext:value-type="float">
            <text:p>72000</text:p>
          </table:table-cell>
          <table:table-cell office:value-type="float" office:value="208000" calcext:value-type="float">
            <text:p>208000</text:p>
          </table:table-cell>
          <table:table-cell office:value-type="float" office:value="0" calcext:value-type="float">
            <text:p>0</text:p>
          </table:table-cell>
          <table:table-cell office:value-type="float" office:value="4941" calcext:value-type="float">
            <text:p>494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577476" calcext:value-type="float">
            <text:p>577476</text:p>
          </table:table-cell>
          <table:table-cell table:style-name="ce5" office:value-type="float" office:value="369476" calcext:value-type="float">
            <text:p>3694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AUL CAMPANELLA</text:p>
          </table:table-cell>
          <table:table-cell office:value-type="float" office:value="23984" calcext:value-type="float">
            <text:p>23984</text:p>
          </table:table-cell>
          <table:table-cell office:value-type="float" office:value="0" calcext:value-type="float">
            <text:p>0</text:p>
          </table:table-cell>
          <table:table-cell office:value-type="float" office:value="23984" calcext:value-type="float">
            <text:p>23984</text:p>
          </table:table-cell>
          <table:table-cell office:value-type="float" office:value="0" calcext:value-type="float">
            <text:p>0</text:p>
          </table:table-cell>
          <table:table-cell office:value-type="float" office:value="23984" calcext:value-type="float">
            <text:p>23984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3984" calcext:value-type="float">
            <text:p>2398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RUBENSON SILVA</text:p>
          </table:table-cell>
          <table:table-cell table:number-columns-repeated="3" office:value-type="float" office:value="257754" calcext:value-type="float">
            <text:p>257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57464" calcext:value-type="float">
            <text:p>574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RICARDO GIORELLO</text:p>
          </table:table-cell>
          <table:table-cell office:value-type="float" office:value="63432" calcext:value-type="float">
            <text:p>63432</text:p>
          </table:table-cell>
          <table:table-cell office:value-type="float" office:value="39439" calcext:value-type="float">
            <text:p>39439</text:p>
          </table:table-cell>
          <table:table-cell office:value-type="float" office:value="43432" calcext:value-type="float">
            <text:p>43432</text:p>
          </table:table-cell>
          <table:table-cell office:value-type="float" office:value="20000" calcext:value-type="float">
            <text:p>20000</text:p>
          </table:table-cell>
          <table:table-cell office:value-type="float" office:value="23993" calcext:value-type="float">
            <text:p>23993</text:p>
          </table:table-cell>
          <table:table-cell office:value-type="float" office:value="6784" calcext:value-type="float">
            <text:p>6784</text:p>
          </table:table-cell>
          <table:table-cell office:value-type="float" office:value="532" calcext:value-type="float">
            <text:p>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84" calcext:value-type="float">
            <text:p>678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0216" calcext:value-type="float">
            <text:p>70216</text:p>
          </table:table-cell>
          <table:table-cell table:style-name="ce5" office:value-type="float" office:value="46223" calcext:value-type="float">
            <text:p>462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90609" calcext:value-type="float">
            <text:p>90609</text:p>
          </table:table-cell>
          <table:table-cell office:value-type="string" calcext:value-type="string">
            <text:p>FABIAN FONTOURA</text:p>
          </table:table-cell>
          <table:table-cell office:value-type="float" office:value="2460003" calcext:value-type="float">
            <text:p>2460003</text:p>
          </table:table-cell>
          <table:table-cell office:value-type="float" office:value="468852" calcext:value-type="float">
            <text:p>468852</text:p>
          </table:table-cell>
          <table:table-cell office:value-type="float" office:value="1991151" calcext:value-type="float">
            <text:p>1991151</text:p>
          </table:table-cell>
          <table:table-cell office:value-type="float" office:value="468852" calcext:value-type="float">
            <text:p>468852</text:p>
          </table:table-cell>
          <table:table-cell office:value-type="float" office:value="1991151" calcext:value-type="float">
            <text:p>1991151</text:p>
          </table:table-cell>
          <table:table-cell office:value-type="float" office:value="0" calcext:value-type="float">
            <text:p>0</text:p>
          </table:table-cell>
          <table:table-cell office:value-type="float" office:value="7804" calcext:value-type="float">
            <text:p>780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404692" calcext:value-type="float">
            <text:p>1404692</text:p>
          </table:table-cell>
          <table:table-cell table:style-name="ce5" office:value-type="float" office:value="468852" calcext:value-type="float">
            <text:p>4688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711100177" calcext:value-type="float">
            <text:p>711100177</text:p>
          </table:table-cell>
          <table:table-cell office:value-type="string" calcext:value-type="string">
            <text:p>SAUL ARISTIMUÑO</text:p>
          </table:table-cell>
          <table:table-cell office:value-type="float" office:value="692881" calcext:value-type="float">
            <text:p>692881</text:p>
          </table:table-cell>
          <table:table-cell office:value-type="float" office:value="20000" calcext:value-type="float">
            <text:p>20000</text:p>
          </table:table-cell>
          <table:table-cell office:value-type="float" office:value="652881" calcext:value-type="float">
            <text:p>652881</text:p>
          </table:table-cell>
          <table:table-cell office:value-type="float" office:value="40000" calcext:value-type="float">
            <text:p>40000</text:p>
          </table:table-cell>
          <table:table-cell office:value-type="float" office:value="672881" calcext:value-type="float">
            <text:p>672881</text:p>
          </table:table-cell>
          <table:table-cell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692881" calcext:value-type="float">
            <text:p>692881</text:p>
          </table:table-cell>
          <table:table-cell table:style-name="ce5" office:value-type="float" office:value="20000" calcext:value-type="float">
            <text:p>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LTON IBARRA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0" calcext:value-type="float">
            <text:p>37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0" calcext:value-type="float">
            <text:p>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OTILIA RODRIGUEZ</text:p>
          </table:table-cell>
          <table:table-cell table:number-columns-repeated="2" office:value-type="float" office:value="19014" calcext:value-type="float">
            <text:p>19014</text:p>
          </table:table-cell>
          <table:table-cell office:value-type="float" office:value="9014" calcext:value-type="float">
            <text:p>9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48" calcext:value-type="float">
            <text:p>1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table:style-name="ce5" office:value-type="float" office:value="17800" calcext:value-type="float">
            <text:p>178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O FIGURA EN LA PAGINA DE LA CORTE ELECTORAL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5"/>- 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DIANA VIDAL</text:p>
          </table:table-cell>
          <table:table-cell table:number-columns-repeated="2" office:value-type="float" office:value="47488" calcext:value-type="float">
            <text:p>47488</text:p>
          </table:table-cell>
          <table:table-cell office:value-type="float" office:value="12788" calcext:value-type="float">
            <text:p>12788</text:p>
          </table:table-cell>
          <table:table-cell office:value-type="float" office:value="34700" calcext:value-type="float">
            <text:p>34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0" calcext:value-type="float">
            <text:p>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SE LUIS GAMON</text:p>
          </table:table-cell>
          <table:table-cell table:number-columns-repeated="2" office:value-type="float" office:value="167364" calcext:value-type="float">
            <text:p>167364</text:p>
          </table:table-cell>
          <table:table-cell office:value-type="float" office:value="67088" calcext:value-type="float">
            <text:p>67088</text:p>
          </table:table-cell>
          <table:table-cell office:value-type="float" office:value="98000" calcext:value-type="float">
            <text:p>98000</text:p>
          </table:table-cell>
          <table:table-cell office:value-type="float" office:value="0" calcext:value-type="float">
            <text:p>0</text:p>
          </table:table-cell>
          <table:table-cell office:value-type="float" office:value="2276" calcext:value-type="float">
            <text:p>2276</text:p>
          </table:table-cell>
          <table:table-cell office:value-type="float" office:value="1120" calcext:value-type="float">
            <text:p>1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60276" calcext:value-type="float">
            <text:p>1602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CARLOS SÁNCHEZ</text:p>
          </table:table-cell>
          <table:table-cell table:number-columns-repeated="3"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3500" calcext:value-type="float">
            <text:p>35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ABLO DANIEL CABRERA STELLATELLI</text:p>
          </table:table-cell>
          <table:table-cell office:value-type="float" office:value="21139" calcext:value-type="float">
            <text:p>21139</text:p>
          </table:table-cell>
          <table:table-cell office:value-type="float" office:value="6268" calcext:value-type="float">
            <text:p>6268</text:p>
          </table:table-cell>
          <table:table-cell office:value-type="float" office:value="21139" calcext:value-type="float">
            <text:p>21139</text:p>
          </table:table-cell>
          <table:table-cell office:value-type="float" office:value="0" calcext:value-type="float">
            <text:p>0</text:p>
          </table:table-cell>
          <table:table-cell office:value-type="float" office:value="14871" calcext:value-type="float">
            <text:p>1487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1024.7353490211" calcext:value-type="float">
            <text:p>21024,7353490211</text:p>
          </table:table-cell>
          <table:table-cell table:style-name="ce5" office:value-type="float" office:value="6153.4754942311" calcext:value-type="float">
            <text:p>6153,47549423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PABLO ARTIGAS BARRIOS LASSO</text:p>
          </table:table-cell>
          <table:table-cell office:value-type="float" office:value="957283" calcext:value-type="float">
            <text:p>957283</text:p>
          </table:table-cell>
          <table:table-cell office:value-type="float" office:value="427501" calcext:value-type="float">
            <text:p>427501</text:p>
          </table:table-cell>
          <table:table-cell office:value-type="float" office:value="529783" calcext:value-type="float">
            <text:p>529783</text:p>
          </table:table-cell>
          <table:table-cell office:value-type="float" office:value="427500" calcext:value-type="float">
            <text:p>427500</text:p>
          </table:table-cell>
          <table:table-cell office:value-type="float" office:value="529782" calcext:value-type="float">
            <text:p>529782</text:p>
          </table:table-cell>
          <table:table-cell office:value-type="float" office:value="0" calcext:value-type="float">
            <text:p>0</text:p>
          </table:table-cell>
          <table:table-cell office:value-type="float" office:value="5191" calcext:value-type="float">
            <text:p>519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960756" calcext:value-type="float">
            <text:p>960756</text:p>
          </table:table-cell>
          <table:table-cell table:style-name="ce5" office:value-type="float" office:value="430974" calcext:value-type="float">
            <text:p>4309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ALDA PÉREZ</text:p>
          </table:table-cell>
          <table:table-cell office:value-type="float" office:value="120317" calcext:value-type="float">
            <text:p>120317</text:p>
          </table:table-cell>
          <table:table-cell office:value-type="float" office:value="67144" calcext:value-type="float">
            <text:p>67144</text:p>
          </table:table-cell>
          <table:table-cell office:value-type="float" office:value="120317" calcext:value-type="float">
            <text:p>120317</text:p>
          </table:table-cell>
          <table:table-cell office:value-type="float" office:value="0" calcext:value-type="float">
            <text:p>0</text:p>
          </table:table-cell>
          <table:table-cell office:value-type="float" office:value="53173" calcext:value-type="float">
            <text:p>53173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09988" calcext:value-type="float">
            <text:p>109988</text:p>
          </table:table-cell>
          <table:table-cell table:style-name="ce5" office:value-type="float" office:value="56815" calcext:value-type="float">
            <text:p>568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JUAN CARLOS <text:s/>COLA ABARNO</text:p>
          </table:table-cell>
          <table:table-cell office:value-type="float" office:value="57638" calcext:value-type="float">
            <text:p>57638</text:p>
          </table:table-cell>
          <table:table-cell office:value-type="float" office:value="0" calcext:value-type="float">
            <text:p>0</text:p>
          </table:table-cell>
          <table:table-cell office:value-type="float" office:value="57638" calcext:value-type="float">
            <text:p>57638</text:p>
          </table:table-cell>
          <table:table-cell office:value-type="float" office:value="0" calcext:value-type="float">
            <text:p>0</text:p>
          </table:table-cell>
          <table:table-cell office:value-type="float" office:value="57638" calcext:value-type="float">
            <text:p>57638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57638" calcext:value-type="float">
            <text:p>5763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90609" calcext:value-type="float">
            <text:p>90609</text:p>
          </table:table-cell>
          <table:table-cell office:value-type="string" calcext:value-type="string">
            <text:p>HECTOR ANIBAL PEREIRA</text:p>
          </table:table-cell>
          <table:table-cell office:value-type="float" office:value="3450199" calcext:value-type="float">
            <text:p>3450199</text:p>
          </table:table-cell>
          <table:table-cell office:value-type="float" office:value="904874" calcext:value-type="float">
            <text:p>904874</text:p>
          </table:table-cell>
          <table:table-cell office:value-type="float" office:value="2545326" calcext:value-type="float">
            <text:p>2545326</text:p>
          </table:table-cell>
          <table:table-cell office:value-type="float" office:value="859873" calcext:value-type="float">
            <text:p>859873</text:p>
          </table:table-cell>
          <table:table-cell office:value-type="float" office:value="2545325" calcext:value-type="float">
            <text:p>2545325</text:p>
          </table:table-cell>
          <table:table-cell office:value-type="float" office:value="45000" calcext:value-type="float">
            <text:p>45000</text:p>
          </table:table-cell>
          <table:table-cell office:value-type="float" office:value="9976" calcext:value-type="float">
            <text:p>99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2246047.51" calcext:value-type="float">
            <text:p>2246047,51</text:p>
          </table:table-cell>
          <table:table-cell table:style-name="ce5" office:value-type="float" office:value="1049745.51" calcext:value-type="float">
            <text:p>1049745,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UAN JOSÉ LEAL</text:p>
          </table:table-cell>
          <table:table-cell office:value-type="float" office:value="1591538" calcext:value-type="float">
            <text:p>1591538</text:p>
          </table:table-cell>
          <table:table-cell office:value-type="float" office:value="1194729" calcext:value-type="float">
            <text:p>1194729</text:p>
          </table:table-cell>
          <table:table-cell office:value-type="float" office:value="844274" calcext:value-type="float">
            <text:p>844274</text:p>
          </table:table-cell>
          <table:table-cell office:value-type="float" office:value="596368" calcext:value-type="float">
            <text:p>596368</text:p>
          </table:table-cell>
          <table:table-cell office:value-type="float" office:value="396809" calcext:value-type="float">
            <text:p>396809</text:p>
          </table:table-cell>
          <table:table-cell office:value-type="float" office:value="150896" calcext:value-type="float">
            <text:p>150896</text:p>
          </table:table-cell>
          <table:table-cell office:value-type="float" office:value="3309" calcext:value-type="float">
            <text:p>3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41500" calcext:value-type="float">
            <text:p>41500</text:p>
          </table:table-cell>
          <table:table-cell office:value-type="float" office:value="102896" calcext:value-type="float">
            <text:p>102896</text:p>
          </table:table-cell>
          <table:table-cell table:style-name="ce5" office:value-type="float" office:value="1214856.47" calcext:value-type="float">
            <text:p>1214856,47</text:p>
          </table:table-cell>
          <table:table-cell table:style-name="ce5" office:value-type="float" office:value="818047.47" calcext:value-type="float">
            <text:p>818047,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MANUELA MUTTI</text:p>
          </table:table-cell>
          <table:table-cell table:number-columns-repeated="3" office:value-type="float" office:value="1304435" calcext:value-type="float">
            <text:p>1304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59" calcext:value-type="float">
            <text:p>985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1304435" calcext:value-type="float">
            <text:p>13044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MARIANA CENTRON</text:p>
          </table:table-cell>
          <table:table-cell office:value-type="float" office:value="39394" calcext:value-type="float">
            <text:p>39394</text:p>
          </table:table-cell>
          <table:table-cell office:value-type="float" office:value="0" calcext:value-type="float">
            <text:p>0</text:p>
          </table:table-cell>
          <table:table-cell office:value-type="float" office:value="39394" calcext:value-type="float">
            <text:p>39394</text:p>
          </table:table-cell>
          <table:table-cell office:value-type="float" office:value="0" calcext:value-type="float">
            <text:p>0</text:p>
          </table:table-cell>
          <table:table-cell office:value-type="float" office:value="39394" calcext:value-type="float">
            <text:p>39394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9394" calcext:value-type="float">
            <text:p>3939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JUAN LAGAXIO</text:p>
          </table:table-cell>
          <table:table-cell table:number-columns-repeated="3" office:value-type="float" office:value="75026" calcext:value-type="float">
            <text:p>75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35513" calcext:value-type="float">
            <text:p>3551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EGINO LOPEZ</text:p>
          </table:table-cell>
          <table:table-cell office:value-type="float" office:value="234610" calcext:value-type="float">
            <text:p>234610</text:p>
          </table:table-cell>
          <table:table-cell office:value-type="float" office:value="0" calcext:value-type="float">
            <text:p>0</text:p>
          </table:table-cell>
          <table:table-cell office:value-type="float" office:value="234610" calcext:value-type="float">
            <text:p>234610</text:p>
          </table:table-cell>
          <table:table-cell office:value-type="float" office:value="0" calcext:value-type="float">
            <text:p>0</text:p>
          </table:table-cell>
          <table:table-cell office:value-type="float" office:value="234610" calcext:value-type="float">
            <text:p>234610</text:p>
          </table:table-cell>
          <table:table-cell office:value-type="float" office:value="0" calcext:value-type="float">
            <text:p>0</text:p>
          </table:table-cell>
          <table:table-cell office:value-type="float" office:value="2279" calcext:value-type="float">
            <text:p>227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34610" calcext:value-type="float">
            <text:p>2346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FEDERICO PREVE COCCO</text:p>
          </table:table-cell>
          <table:table-cell table:number-columns-repeated="3" office:value-type="float" office:value="46535" calcext:value-type="float">
            <text:p>46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EDUARDO DANIEL CATTANI</text:p>
          </table:table-cell>
          <table:table-cell office:value-type="float" office:value="121514" calcext:value-type="float">
            <text:p>121514</text:p>
          </table:table-cell>
          <table:table-cell office:value-type="float" office:value="76046" calcext:value-type="float">
            <text:p>76046</text:p>
          </table:table-cell>
          <table:table-cell office:value-type="float" office:value="110214" calcext:value-type="float">
            <text:p>110214</text:p>
          </table:table-cell>
          <table:table-cell office:value-type="float" office:value="0" calcext:value-type="float">
            <text:p>0</text:p>
          </table:table-cell>
          <table:table-cell office:value-type="float" office:value="45468" calcext:value-type="float">
            <text:p>45468</text:p>
          </table:table-cell>
          <table:table-cell office:value-type="float" office:value="11300" calcext:value-type="float">
            <text:p>11300</text:p>
          </table:table-cell>
          <table:table-cell office:value-type="float" office:value="1080" calcext:value-type="float">
            <text:p>10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4300" calcext:value-type="float">
            <text:p>4300</text:p>
          </table:table-cell>
          <table:table-cell table:style-name="ce5" office:value-type="float" office:value="115572" calcext:value-type="float">
            <text:p>115572</text:p>
          </table:table-cell>
          <table:table-cell table:style-name="ce5" office:value-type="float" office:value="70104" calcext:value-type="float">
            <text:p>701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JOSE MIGUEL RODRIGUEZ IGARI</text:p>
          </table:table-cell>
          <table:table-cell office:value-type="float" office:value="16574" calcext:value-type="float">
            <text:p>16574</text:p>
          </table:table-cell>
          <table:table-cell office:value-type="float" office:value="0" calcext:value-type="float">
            <text:p>0</text:p>
          </table:table-cell>
          <table:table-cell office:value-type="float" office:value="16574" calcext:value-type="float">
            <text:p>16574</text:p>
          </table:table-cell>
          <table:table-cell office:value-type="float" office:value="0" calcext:value-type="float">
            <text:p>0</text:p>
          </table:table-cell>
          <table:table-cell office:value-type="float" office:value="16574" calcext:value-type="float">
            <text:p>16574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6574" calcext:value-type="float">
            <text:p>1657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21938" calcext:value-type="float">
            <text:p>21938</text:p>
          </table:table-cell>
          <table:table-cell office:value-type="string" calcext:value-type="string">
            <text:p>SOLEDAD MARAZZANO</text:p>
          </table:table-cell>
          <table:table-cell office:value-type="float" office:value="1160800" calcext:value-type="float">
            <text:p>1160800</text:p>
          </table:table-cell>
          <table:table-cell office:value-type="float" office:value="840600" calcext:value-type="float">
            <text:p>840600</text:p>
          </table:table-cell>
          <table:table-cell office:value-type="float" office:value="776800" calcext:value-type="float">
            <text:p>776800</text:p>
          </table:table-cell>
          <table:table-cell office:value-type="float" office:value="384000" calcext:value-type="float">
            <text:p>384000</text:p>
          </table:table-cell>
          <table:table-cell office:value-type="float" office:value="320200" calcext:value-type="float">
            <text:p>320200</text:p>
          </table:table-cell>
          <table:table-cell office:value-type="float" office:value="0" calcext:value-type="float">
            <text:p>0</text:p>
          </table:table-cell>
          <table:table-cell office:value-type="float" office:value="7634" calcext:value-type="float">
            <text:p>763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177776" calcext:value-type="float">
            <text:p>1177776</text:p>
          </table:table-cell>
          <table:table-cell table:style-name="ce5" office:value-type="float" office:value="857576" calcext:value-type="float">
            <text:p>8575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MARIO DE LOS SANTOS</text:p>
          </table:table-cell>
          <table:table-cell table:number-columns-repeated="2" office:value-type="float" office:value="114200" calcext:value-type="float">
            <text:p>114200</text:p>
          </table:table-cell>
          <table:table-cell office:value-type="float" office:value="113200" calcext:value-type="float">
            <text:p>11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22573" calcext:value-type="float">
            <text:p>12257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888711" calcext:value-type="float">
            <text:p>888711</text:p>
          </table:table-cell>
          <table:table-cell office:value-type="string" calcext:value-type="string">
            <text:p>ANDRES LIMA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86" calcext:value-type="float">
            <text:p>164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20000" calcext:value-type="float">
            <text:p>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1813800" calcext:value-type="float">
            <text:p>1813800</text:p>
          </table:table-cell>
          <table:table-cell office:value-type="string" calcext:value-type="string">
            <text:p>WILSON SENA</text:p>
          </table:table-cell>
          <table:table-cell table:number-columns-repeated="2" office:value-type="float" office:value="148284" calcext:value-type="float">
            <text:p>148284</text:p>
          </table:table-cell>
          <table:table-cell office:value-type="float" office:value="81284" calcext:value-type="float">
            <text:p>81284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47000" calcext:value-type="float">
            <text:p>47000</text:p>
          </table:table-cell>
          <table:table-cell office:value-type="float" office:value="1357" calcext:value-type="float">
            <text:p>13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000" calcext:value-type="float">
            <text:p>47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79994" calcext:value-type="float">
            <text:p>799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ORGE W GARCIA </text:p>
          </table:table-cell>
          <table:table-cell table:number-columns-repeated="2" office:value-type="float" office:value="274700" calcext:value-type="float">
            <text:p>274700</text:p>
          </table:table-cell>
          <table:table-cell office:value-type="float" office:value="160000" calcext:value-type="float">
            <text:p>1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00" calcext:value-type="float">
            <text:p>114700</text:p>
          </table:table-cell>
          <table:table-cell office:value-type="float" office:value="1570" calcext:value-type="float">
            <text:p>15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700" calcext:value-type="float">
            <text:p>1147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94673" calcext:value-type="float">
            <text:p>9467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AVIER GUTIERREZ</text:p>
          </table:table-cell>
          <table:table-cell office:value-type="float" office:value="1591538" calcext:value-type="float">
            <text:p>1591538</text:p>
          </table:table-cell>
          <table:table-cell office:value-type="float" office:value="602852" calcext:value-type="float">
            <text:p>602852</text:p>
          </table:table-cell>
          <table:table-cell office:value-type="float" office:value="988686" calcext:value-type="float">
            <text:p>988686</text:p>
          </table:table-cell>
          <table:table-cell office:value-type="float" office:value="610791" calcext:value-type="float">
            <text:p>610791</text:p>
          </table:table-cell>
          <table:table-cell office:value-type="float" office:value="988686" calcext:value-type="float">
            <text:p>988686</text:p>
          </table:table-cell>
          <table:table-cell office:value-type="float" office:value="30643" calcext:value-type="float">
            <text:p>30643</text:p>
          </table:table-cell>
          <table:table-cell office:value-type="float" office:value="3875" calcext:value-type="float">
            <text:p>38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643" calcext:value-type="float">
            <text:p>30643</text:p>
          </table:table-cell>
          <table:table-cell table:style-name="ce5" office:value-type="float" office:value="1145343.58" calcext:value-type="float">
            <text:p>1145343,58</text:p>
          </table:table-cell>
          <table:table-cell table:style-name="ce5" office:value-type="float" office:value="680661.58" calcext:value-type="float">
            <text:p>680661,5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BEN HERNANDORENA</text:p>
          </table:table-cell>
          <table:table-cell table:number-columns-repeated="2" office:value-type="float" office:value="92928" calcext:value-type="float">
            <text:p>92928</text:p>
          </table:table-cell>
          <table:table-cell office:value-type="float" office:value="18928" calcext:value-type="float">
            <text:p>18928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93364" calcext:value-type="float">
            <text:p>933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FABIO REYES</text:p>
          </table:table-cell>
          <table:table-cell office:value-type="float" office:value="460852" calcext:value-type="float">
            <text:p>460852</text:p>
          </table:table-cell>
          <table:table-cell office:value-type="float" office:value="40000" calcext:value-type="float">
            <text:p>40000</text:p>
          </table:table-cell>
          <table:table-cell office:value-type="float" office:value="420852" calcext:value-type="float">
            <text:p>420852</text:p>
          </table:table-cell>
          <table:table-cell office:value-type="float" office:value="40000" calcext:value-type="float">
            <text:p>40000</text:p>
          </table:table-cell>
          <table:table-cell office:value-type="float" office:value="420852" calcext:value-type="float">
            <text:p>420852</text:p>
          </table:table-cell>
          <table:table-cell office:value-type="float" office:value="0" calcext:value-type="float">
            <text:p>0</text:p>
          </table:table-cell>
          <table:table-cell office:value-type="float" office:value="4198" calcext:value-type="float">
            <text:p>419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440852" calcext:value-type="float">
            <text:p>440852</text:p>
          </table:table-cell>
          <table:table-cell table:style-name="ce5" office:value-type="float" office:value="20000" calcext:value-type="float">
            <text:p>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LEONEL MOLINELLI</text:p>
          </table:table-cell>
          <table:table-cell office:value-type="float" office:value="9083" calcext:value-type="float">
            <text:p>9083</text:p>
          </table:table-cell>
          <table:table-cell office:value-type="float" office:value="0" calcext:value-type="float">
            <text:p>0</text:p>
          </table:table-cell>
          <table:table-cell office:value-type="float" office:value="9083" calcext:value-type="float">
            <text:p>9083</text:p>
          </table:table-cell>
          <table:table-cell office:value-type="float" office:value="0" calcext:value-type="float">
            <text:p>0</text:p>
          </table:table-cell>
          <table:table-cell office:value-type="float" office:value="9083" calcext:value-type="float">
            <text:p>908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9083" calcext:value-type="float">
            <text:p>908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RMANDO CÉSPEDES</text:p>
          </table:table-cell>
          <table:table-cell table:number-columns-repeated="2" office:value-type="float" office:value="39777" calcext:value-type="float">
            <text:p>39777</text:p>
          </table:table-cell>
          <table:table-cell office:value-type="float" office:value="10077" calcext:value-type="float">
            <text:p>10077</text:p>
          </table:table-cell>
          <table:table-cell office:value-type="float" office:value="29700" calcext:value-type="float">
            <text:p>29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8000" calcext:value-type="float">
            <text:p>8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ABLO DANIEL CABRERA STELLATELLI</text:p>
          </table:table-cell>
          <table:table-cell office:value-type="float" office:value="20853" calcext:value-type="float">
            <text:p>20853</text:p>
          </table:table-cell>
          <table:table-cell office:value-type="float" office:value="8956" calcext:value-type="float">
            <text:p>8956</text:p>
          </table:table-cell>
          <table:table-cell office:value-type="float" office:value="20853" calcext:value-type="float">
            <text:p>20853</text:p>
          </table:table-cell>
          <table:table-cell office:value-type="float" office:value="0" calcext:value-type="float">
            <text:p>0</text:p>
          </table:table-cell>
          <table:table-cell office:value-type="float" office:value="11897" calcext:value-type="float">
            <text:p>1189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6819.7903979631" calcext:value-type="float">
            <text:p>16819,7903979631</text:p>
          </table:table-cell>
          <table:table-cell table:style-name="ce5" office:value-type="float" office:value="4922.7804035481" calcext:value-type="float">
            <text:p>4922,78040354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PABLO URRETA</text:p>
          </table:table-cell>
          <table:table-cell office:value-type="float" office:value="1353446" calcext:value-type="float">
            <text:p>1353446</text:p>
          </table:table-cell>
          <table:table-cell office:value-type="float" office:value="485749" calcext:value-type="float">
            <text:p>485749</text:p>
          </table:table-cell>
          <table:table-cell office:value-type="float" office:value="867696" calcext:value-type="float">
            <text:p>867696</text:p>
          </table:table-cell>
          <table:table-cell office:value-type="float" office:value="463750" calcext:value-type="float">
            <text:p>463750</text:p>
          </table:table-cell>
          <table:table-cell office:value-type="float" office:value="867697" calcext:value-type="float">
            <text:p>867697</text:p>
          </table:table-cell>
          <table:table-cell office:value-type="float" office:value="22000" calcext:value-type="float">
            <text:p>22000</text:p>
          </table:table-cell>
          <table:table-cell office:value-type="float" office:value="8502" calcext:value-type="float">
            <text:p>85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03447" calcext:value-type="float">
            <text:p>1303447</text:p>
          </table:table-cell>
          <table:table-cell table:style-name="ce5" office:value-type="float" office:value="435750" calcext:value-type="float">
            <text:p>4357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FERNÁNDEZ SAAVEDRA, ANA GABRIELA</text:p>
          </table:table-cell>
          <table:table-cell office:value-type="float" office:value="269138" calcext:value-type="float">
            <text:p>269138</text:p>
          </table:table-cell>
          <table:table-cell office:value-type="float" office:value="179929" calcext:value-type="float">
            <text:p>179929</text:p>
          </table:table-cell>
          <table:table-cell office:value-type="float" office:value="216138" calcext:value-type="float">
            <text:p>216138</text:p>
          </table:table-cell>
          <table:table-cell office:value-type="float" office:value="0" calcext:value-type="float">
            <text:p>0</text:p>
          </table:table-cell>
          <table:table-cell office:value-type="float" office:value="89209" calcext:value-type="float">
            <text:p>89209</text:p>
          </table:table-cell>
          <table:table-cell office:value-type="float" office:value="53000" calcext:value-type="float">
            <text:p>53000</text:p>
          </table:table-cell>
          <table:table-cell office:value-type="float" office:value="2119" calcext:value-type="float">
            <text:p>2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3000" calcext:value-type="float">
            <text:p>43000</text:p>
          </table:table-cell>
          <table:table-cell table:style-name="ce5" office:value-type="float" office:value="209658" calcext:value-type="float">
            <text:p>209658</text:p>
          </table:table-cell>
          <table:table-cell table:style-name="ce5" office:value-type="float" office:value="120449" calcext:value-type="float">
            <text:p>1204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PABLO HOLFMAN</text:p>
          </table:table-cell>
          <table:table-cell table:number-columns-repeated="3"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PABLO CORTÉS</text:p>
          </table:table-cell>
          <table:table-cell table:number-columns-repeated="2" office:value-type="float" office:value="112480" calcext:value-type="float">
            <text:p>112480</text:p>
          </table:table-cell>
          <table:table-cell office:value-type="float" office:value="111480" calcext:value-type="float">
            <text:p>111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15295" calcext:value-type="float">
            <text:p>1152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60910017373" calcext:value-type="float">
            <text:p>60910017373</text:p>
          </table:table-cell>
          <table:table-cell office:value-type="string" calcext:value-type="string">
            <text:p>WALTER DE LEON</text:p>
          </table:table-cell>
          <table:table-cell office:value-type="float" office:value="1142917" calcext:value-type="float">
            <text:p>1142917</text:p>
          </table:table-cell>
          <table:table-cell office:value-type="float" office:value="0" calcext:value-type="float">
            <text:p>0</text:p>
          </table:table-cell>
          <table:table-cell office:value-type="float" office:value="1142917" calcext:value-type="float">
            <text:p>1142917</text:p>
          </table:table-cell>
          <table:table-cell office:value-type="float" office:value="0" calcext:value-type="float">
            <text:p>0</text:p>
          </table:table-cell>
          <table:table-cell office:value-type="float" office:value="1142917" calcext:value-type="float">
            <text:p>1142917</text:p>
          </table:table-cell>
          <table:table-cell office:value-type="float" office:value="0" calcext:value-type="float">
            <text:p>0</text:p>
          </table:table-cell>
          <table:table-cell office:value-type="float" office:value="11051" calcext:value-type="float">
            <text:p>1105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1142917" calcext:value-type="float">
            <text:p>114291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ALEXIS DAMIÀN ALONSO PEREZ</text:p>
          </table:table-cell>
          <table:table-cell office:value-type="float" office:value="44698" calcext:value-type="float">
            <text:p>44698</text:p>
          </table:table-cell>
          <table:table-cell office:value-type="float" office:value="26258" calcext:value-type="float">
            <text:p>26258</text:p>
          </table:table-cell>
          <table:table-cell office:value-type="float" office:value="44698" calcext:value-type="float">
            <text:p>44698</text:p>
          </table:table-cell>
          <table:table-cell office:value-type="float" office:value="0" calcext:value-type="float">
            <text:p>0</text:p>
          </table:table-cell>
          <table:table-cell office:value-type="float" office:value="18440" calcext:value-type="float">
            <text:p>18440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5579" calcext:value-type="float">
            <text:p>35579</text:p>
          </table:table-cell>
          <table:table-cell table:style-name="ce5" office:value-type="float" office:value="17139" calcext:value-type="float">
            <text:p>171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ARTIN IBARBURU</text:p>
          </table:table-cell>
          <table:table-cell table:number-columns-repeated="3" office:value-type="float" office:value="56576" calcext:value-type="float">
            <text:p>56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NTONIO BENITEZ</text:p>
          </table:table-cell>
          <table:table-cell office:value-type="float" office:value="375655" calcext:value-type="float">
            <text:p>375655</text:p>
          </table:table-cell>
          <table:table-cell office:value-type="float" office:value="0" calcext:value-type="float">
            <text:p>0</text:p>
          </table:table-cell>
          <table:table-cell office:value-type="float" office:value="375655" calcext:value-type="float">
            <text:p>375655</text:p>
          </table:table-cell>
          <table:table-cell office:value-type="float" office:value="0" calcext:value-type="float">
            <text:p>0</text:p>
          </table:table-cell>
          <table:table-cell office:value-type="float" office:value="375655" calcext:value-type="float">
            <text:p>375655</text:p>
          </table:table-cell>
          <table:table-cell office:value-type="float" office:value="0" calcext:value-type="float">
            <text:p>0</text:p>
          </table:table-cell>
          <table:table-cell office:value-type="float" office:value="3628" calcext:value-type="float">
            <text:p>362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75655" calcext:value-type="float">
            <text:p>37565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FLORENCIA CALDES</text:p>
          </table:table-cell>
          <table:table-cell table:number-columns-repeated="3" office:value-type="float" office:value="17144" calcext:value-type="float">
            <text:p>17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ABLO DANIEL CABRERA STELLATELLI</text:p>
          </table:table-cell>
          <table:table-cell office:value-type="float" office:value="21667" calcext:value-type="float">
            <text:p>21667</text:p>
          </table:table-cell>
          <table:table-cell office:value-type="float" office:value="6796" calcext:value-type="float">
            <text:p>6796</text:p>
          </table:table-cell>
          <table:table-cell office:value-type="float" office:value="21667" calcext:value-type="float">
            <text:p>21667</text:p>
          </table:table-cell>
          <table:table-cell office:value-type="float" office:value="0" calcext:value-type="float">
            <text:p>0</text:p>
          </table:table-cell>
          <table:table-cell office:value-type="float" office:value="14871" calcext:value-type="float">
            <text:p>1487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1024.7353490211" calcext:value-type="float">
            <text:p>21024,7353490211</text:p>
          </table:table-cell>
          <table:table-cell table:style-name="ce5" office:value-type="float" office:value="6153.4754942311" calcext:value-type="float">
            <text:p>6153,47549423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ULIO CESAR GUASTAVINO AGUIAR</text:p>
          </table:table-cell>
          <table:table-cell office:value-type="float" office:value="1419395" calcext:value-type="float">
            <text:p>1419395</text:p>
          </table:table-cell>
          <table:table-cell office:value-type="float" office:value="642530" calcext:value-type="float">
            <text:p>642530</text:p>
          </table:table-cell>
          <table:table-cell office:value-type="float" office:value="776865" calcext:value-type="float">
            <text:p>776865</text:p>
          </table:table-cell>
          <table:table-cell office:value-type="float" office:value="593750" calcext:value-type="float">
            <text:p>593750</text:p>
          </table:table-cell>
          <table:table-cell office:value-type="float" office:value="776865" calcext:value-type="float">
            <text:p>776865</text:p>
          </table:table-cell>
          <table:table-cell office:value-type="float" office:value="48780" calcext:value-type="float">
            <text:p>48780</text:p>
          </table:table-cell>
          <table:table-cell office:value-type="float" office:value="7612" calcext:value-type="float">
            <text:p>7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80" calcext:value-type="float">
            <text:p>487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419216" calcext:value-type="float">
            <text:p>1419216</text:p>
          </table:table-cell>
          <table:table-cell table:style-name="ce5" office:value-type="float" office:value="642351" calcext:value-type="float">
            <text:p>6423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BETINA TALICE PIÑEYRO ZIPITRÍA</text:p>
          </table:table-cell>
          <table:table-cell table:number-columns-repeated="3" office:value-type="float" office:value="50000" calcext:value-type="float">
            <text:p>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9809" calcext:value-type="float">
            <text:p>298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JUAN SARDELA VIZOSA</text:p>
          </table:table-cell>
          <table:table-cell table:number-columns-repeated="3"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WALTER MAIDANA</text:p>
          </table:table-cell>
          <table:table-cell table:number-columns-repeated="2" office:value-type="float" office:value="198826" calcext:value-type="float">
            <text:p>198826</text:p>
          </table:table-cell>
          <table:table-cell office:value-type="float" office:value="189526" calcext:value-type="float">
            <text:p>18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0" calcext:value-type="float">
            <text:p>9300</text:p>
          </table:table-cell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  <table:table-cell office:value-type="float" office:value="9300" calcext:value-type="float">
            <text:p>9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9300" calcext:value-type="float">
            <text:p>93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90609" calcext:value-type="float">
            <text:p>90609</text:p>
          </table:table-cell>
          <table:table-cell office:value-type="string" calcext:value-type="string">
            <text:p>ENZO MALAN</text:p>
          </table:table-cell>
          <table:table-cell table:number-columns-repeated="3" office:value-type="float" office:value="1496264" calcext:value-type="float">
            <text:p>1496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1" calcext:value-type="float">
            <text:p>785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1496264" calcext:value-type="float">
            <text:p>14962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711764" calcext:value-type="float">
            <text:p>711764</text:p>
          </table:table-cell>
          <table:table-cell office:value-type="string" calcext:value-type="string">
            <text:p>RAMON MASTANDREA</text:p>
          </table:table-cell>
          <table:table-cell table:number-columns-repeated="2" office:value-type="float" office:value="151424" calcext:value-type="float">
            <text:p>151424</text:p>
          </table:table-cell>
          <table:table-cell office:value-type="float" office:value="42198" calcext:value-type="float">
            <text:p>42198</text:p>
          </table:table-cell>
          <table:table-cell office:value-type="float" office:value="95000" calcext:value-type="float">
            <text:p>95000</text:p>
          </table:table-cell>
          <table:table-cell office:value-type="float" office:value="0" calcext:value-type="float">
            <text:p>0</text:p>
          </table:table-cell>
          <table:table-cell office:value-type="float" office:value="14226" calcext:value-type="float">
            <text:p>14226</text:p>
          </table:table-cell>
          <table:table-cell office:value-type="float" office:value="4833" calcext:value-type="float">
            <text:p>48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26" calcext:value-type="float">
            <text:p>1422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51424" calcext:value-type="float">
            <text:p>1514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GIANINA PRADO</text:p>
          </table:table-cell>
          <table:table-cell table:number-columns-repeated="2" office:value-type="float" office:value="112400" calcext:value-type="float">
            <text:p>112400</text:p>
          </table:table-cell>
          <table:table-cell office:value-type="float" office:value="111400" calcext:value-type="float">
            <text:p>111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18930" calcext:value-type="float">
            <text:p>1189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EDGARDO RODRIGUEZ</text:p>
          </table:table-cell>
          <table:table-cell table:number-columns-repeated="3" office:value-type="float" office:value="1573457" calcext:value-type="float">
            <text:p>1573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73" calcext:value-type="float">
            <text:p>1207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1573457" calcext:value-type="float">
            <text:p>15734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ARY FRUGONI</text:p>
          </table:table-cell>
          <table:table-cell office:value-type="float" office:value="142270" calcext:value-type="float">
            <text:p>142270</text:p>
          </table:table-cell>
          <table:table-cell office:value-type="float" office:value="45000" calcext:value-type="float">
            <text:p>45000</text:p>
          </table:table-cell>
          <table:table-cell office:value-type="float" office:value="97270" calcext:value-type="float">
            <text:p>97270</text:p>
          </table:table-cell>
          <table:table-cell office:value-type="float" office:value="0" calcext:value-type="float">
            <text:p>0</text:p>
          </table:table-cell>
          <table:table-cell office:value-type="float" office:value="97270" calcext:value-type="float">
            <text:p>97270</text:p>
          </table:table-cell>
          <table:table-cell office:value-type="float" office:value="35000" calcext:value-type="float">
            <text:p>35000</text:p>
          </table:table-cell>
          <table:table-cell office:value-type="float" office:value="945" calcext:value-type="float">
            <text:p>9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2141.5" calcext:value-type="float">
            <text:p>142141,5</text:p>
          </table:table-cell>
          <table:table-cell table:style-name="ce5" office:value-type="float" office:value="44871.5" calcext:value-type="float">
            <text:p>44871,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ALFREDO CORREA</text:p>
          </table:table-cell>
          <table:table-cell office:value-type="float" office:value="18268" calcext:value-type="float">
            <text:p>18268</text:p>
          </table:table-cell>
          <table:table-cell office:value-type="float" office:value="0" calcext:value-type="float">
            <text:p>0</text:p>
          </table:table-cell>
          <table:table-cell office:value-type="float" office:value="18268" calcext:value-type="float">
            <text:p>18268</text:p>
          </table:table-cell>
          <table:table-cell office:value-type="float" office:value="0" calcext:value-type="float">
            <text:p>0</text:p>
          </table:table-cell>
          <table:table-cell office:value-type="float" office:value="18268" calcext:value-type="float">
            <text:p>18268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8268" calcext:value-type="float">
            <text:p>1826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ABLO DANIEL CABRERA STELLATELLI</text:p>
          </table:table-cell>
          <table:table-cell office:value-type="float" office:value="19269" calcext:value-type="float">
            <text:p>19269</text:p>
          </table:table-cell>
          <table:table-cell office:value-type="float" office:value="7372" calcext:value-type="float">
            <text:p>7372</text:p>
          </table:table-cell>
          <table:table-cell office:value-type="float" office:value="19269" calcext:value-type="float">
            <text:p>19269</text:p>
          </table:table-cell>
          <table:table-cell office:value-type="float" office:value="0" calcext:value-type="float">
            <text:p>0</text:p>
          </table:table-cell>
          <table:table-cell office:value-type="float" office:value="11897" calcext:value-type="float">
            <text:p>1189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6819.7903979631" calcext:value-type="float">
            <text:p>16819,7903979631</text:p>
          </table:table-cell>
          <table:table-cell table:style-name="ce5" office:value-type="float" office:value="4922.7804035481" calcext:value-type="float">
            <text:p>4922,78040354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JUAN CARLOS GÓMEZ DE FREITAS BOGGIO</text:p>
          </table:table-cell>
          <table:table-cell office:value-type="float" office:value="18836" calcext:value-type="float">
            <text:p>18836</text:p>
          </table:table-cell>
          <table:table-cell office:value-type="float" office:value="0" calcext:value-type="float">
            <text:p>0</text:p>
          </table:table-cell>
          <table:table-cell office:value-type="float" office:value="18836" calcext:value-type="float">
            <text:p>18836</text:p>
          </table:table-cell>
          <table:table-cell office:value-type="float" office:value="0" calcext:value-type="float">
            <text:p>0</text:p>
          </table:table-cell>
          <table:table-cell office:value-type="float" office:value="18836" calcext:value-type="float">
            <text:p>18836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8836" calcext:value-type="float">
            <text:p>1883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MAGALI LEGAZCUE</text:p>
          </table:table-cell>
          <table:table-cell table:number-columns-repeated="3" office:value-type="float" office:value="69350" calcext:value-type="float">
            <text:p>69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9393" calcext:value-type="float">
            <text:p>9393</text:p>
          </table:table-cell>
          <table:table-cell office:value-type="string" calcext:value-type="string">
            <text:p>EDUARDO MENDEZ CAMARAN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0200" calcext:value-type="float">
            <text:p>102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902121" calcext:value-type="float">
            <text:p>902121</text:p>
          </table:table-cell>
          <table:table-cell office:value-type="string" calcext:value-type="string">
            <text:p>ROSANO RICARDO</text:p>
          </table:table-cell>
          <table:table-cell office:value-type="float" office:value="1648661" calcext:value-type="float">
            <text:p>1648661</text:p>
          </table:table-cell>
          <table:table-cell office:value-type="float" office:value="972257" calcext:value-type="float">
            <text:p>972257</text:p>
          </table:table-cell>
          <table:table-cell office:value-type="float" office:value="1276235" calcext:value-type="float">
            <text:p>1276235</text:p>
          </table:table-cell>
          <table:table-cell office:value-type="float" office:value="372426" calcext:value-type="float">
            <text:p>372426</text:p>
          </table:table-cell>
          <table:table-cell office:value-type="float" office:value="676404" calcext:value-type="float">
            <text:p>676404</text:p>
          </table:table-cell>
          <table:table-cell office:value-type="float" office:value="0" calcext:value-type="float">
            <text:p>0</text:p>
          </table:table-cell>
          <table:table-cell office:value-type="float" office:value="5002" calcext:value-type="float">
            <text:p>500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984588" calcext:value-type="float">
            <text:p>984588</text:p>
          </table:table-cell>
          <table:table-cell table:style-name="ce5" office:value-type="float" office:value="384758" calcext:value-type="float">
            <text:p>38475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711100177" calcext:value-type="float">
            <text:p>711100177</text:p>
          </table:table-cell>
          <table:table-cell office:value-type="string" calcext:value-type="string">
            <text:p>RUDIAR ESQUIVO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5" calcext:value-type="float">
            <text:p>84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0" calcext:value-type="float">
            <text:p>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ROLDO PIMIENTA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0" calcext:value-type="float">
            <text:p>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AUL CAMPANELLA</text:p>
          </table:table-cell>
          <table:table-cell office:value-type="float" office:value="7042" calcext:value-type="float">
            <text:p>7042</text:p>
          </table:table-cell>
          <table:table-cell office:value-type="float" office:value="0" calcext:value-type="float">
            <text:p>0</text:p>
          </table:table-cell>
          <table:table-cell office:value-type="float" office:value="7042" calcext:value-type="float">
            <text:p>7042</text:p>
          </table:table-cell>
          <table:table-cell office:value-type="float" office:value="0" calcext:value-type="float">
            <text:p>0</text:p>
          </table:table-cell>
          <table:table-cell office:value-type="float" office:value="7042" calcext:value-type="float">
            <text:p>704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7042" calcext:value-type="float">
            <text:p>704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RÍA LETICIA ARREDONDO LARROSA</text:p>
          </table:table-cell>
          <table:table-cell office:value-type="float" office:value="17861" calcext:value-type="float">
            <text:p>17861</text:p>
          </table:table-cell>
          <table:table-cell office:value-type="float" office:value="5964" calcext:value-type="float">
            <text:p>5964</text:p>
          </table:table-cell>
          <table:table-cell office:value-type="float" office:value="17861" calcext:value-type="float">
            <text:p>17861</text:p>
          </table:table-cell>
          <table:table-cell office:value-type="float" office:value="0" calcext:value-type="float">
            <text:p>0</text:p>
          </table:table-cell>
          <table:table-cell office:value-type="float" office:value="11897" calcext:value-type="float">
            <text:p>1189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6819.7903979631" calcext:value-type="float">
            <text:p>16819,7903979631</text:p>
          </table:table-cell>
          <table:table-cell table:style-name="ce5" office:value-type="float" office:value="4922.7804035481" calcext:value-type="float">
            <text:p>4922,78040354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NINO MEDINA</text:p>
          </table:table-cell>
          <table:table-cell office:value-type="float" office:value="1027606" calcext:value-type="float">
            <text:p>1027606</text:p>
          </table:table-cell>
          <table:table-cell office:value-type="float" office:value="700000" calcext:value-type="float">
            <text:p>700000</text:p>
          </table:table-cell>
          <table:table-cell office:value-type="float" office:value="327606" calcext:value-type="float">
            <text:p>327606</text:p>
          </table:table-cell>
          <table:table-cell office:value-type="float" office:value="632500" calcext:value-type="float">
            <text:p>632500</text:p>
          </table:table-cell>
          <table:table-cell office:value-type="float" office:value="327606" calcext:value-type="float">
            <text:p>327606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923372" calcext:value-type="float">
            <text:p>923372</text:p>
          </table:table-cell>
          <table:table-cell table:style-name="ce5" office:value-type="float" office:value="595766" calcext:value-type="float">
            <text:p>5957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MATILDE SUSANA VINAY ALVAREZ</text:p>
          </table:table-cell>
          <table:table-cell office:value-type="float" office:value="120774" calcext:value-type="float">
            <text:p>120774</text:p>
          </table:table-cell>
          <table:table-cell office:value-type="float" office:value="91683" calcext:value-type="float">
            <text:p>91683</text:p>
          </table:table-cell>
          <table:table-cell office:value-type="float" office:value="70516" calcext:value-type="float">
            <text:p>70516</text:p>
          </table:table-cell>
          <table:table-cell office:value-type="float" office:value="0" calcext:value-type="float">
            <text:p>0</text:p>
          </table:table-cell>
          <table:table-cell office:value-type="float" office:value="29091" calcext:value-type="float">
            <text:p>29091</text:p>
          </table:table-cell>
          <table:table-cell office:value-type="float" office:value="50258" calcext:value-type="float">
            <text:p>50258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78" calcext:value-type="float">
            <text:p>4877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0769" calcext:value-type="float">
            <text:p>120769</text:p>
          </table:table-cell>
          <table:table-cell table:style-name="ce5" office:value-type="float" office:value="91678" calcext:value-type="float">
            <text:p>916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4090" calcext:value-type="float">
            <text:p>4090</text:p>
          </table:table-cell>
          <table:table-cell office:value-type="string" calcext:value-type="string">
            <text:p>SERGIO MIER</text:p>
          </table:table-cell>
          <table:table-cell office:value-type="float" office:value="1844527" calcext:value-type="float">
            <text:p>1844527</text:p>
          </table:table-cell>
          <table:table-cell office:value-type="float" office:value="444547" calcext:value-type="float">
            <text:p>444547</text:p>
          </table:table-cell>
          <table:table-cell office:value-type="float" office:value="1399980" calcext:value-type="float">
            <text:p>1399980</text:p>
          </table:table-cell>
          <table:table-cell office:value-type="float" office:value="443817" calcext:value-type="float">
            <text:p>443817</text:p>
          </table:table-cell>
          <table:table-cell office:value-type="float" office:value="1399980" calcext:value-type="float">
            <text:p>1399980</text:p>
          </table:table-cell>
          <table:table-cell office:value-type="float" office:value="730" calcext:value-type="float">
            <text:p>730</text:p>
          </table:table-cell>
          <table:table-cell office:value-type="float" office:value="5487" calcext:value-type="float">
            <text:p>54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125000.96" calcext:value-type="float">
            <text:p>1125000,96</text:p>
          </table:table-cell>
          <table:table-cell table:style-name="ce5" office:value-type="float" office:value="467009.96" calcext:value-type="float">
            <text:p>467009,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CARLOS SÁNCHEZ</text:p>
          </table:table-cell>
          <table:table-cell table:number-columns-repeated="3"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3500" calcext:value-type="float">
            <text:p>35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JOSE ALFREDO PUIGDEVALL TONNA</text:p>
          </table:table-cell>
          <table:table-cell office:value-type="float" office:value="12419" calcext:value-type="float">
            <text:p>12419</text:p>
          </table:table-cell>
          <table:table-cell office:value-type="float" office:value="0" calcext:value-type="float">
            <text:p>0</text:p>
          </table:table-cell>
          <table:table-cell office:value-type="float" office:value="12419" calcext:value-type="float">
            <text:p>12419</text:p>
          </table:table-cell>
          <table:table-cell office:value-type="float" office:value="0" calcext:value-type="float">
            <text:p>0</text:p>
          </table:table-cell>
          <table:table-cell office:value-type="float" office:value="12419" calcext:value-type="float">
            <text:p>1241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2419" calcext:value-type="float">
            <text:p>1241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JOHN ACOSTA</text:p>
          </table:table-cell>
          <table:table-cell table:number-columns-repeated="2" office:value-type="float" office:value="55700" calcext:value-type="float">
            <text:p>55700</text:p>
          </table:table-cell>
          <table:table-cell office:value-type="float" office:value="54700" calcext:value-type="float">
            <text:p>54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5431" calcext:value-type="float">
            <text:p>654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6091001" calcext:value-type="float">
            <text:p>6091001</text:p>
          </table:table-cell>
          <table:table-cell office:value-type="string" calcext:value-type="string">
            <text:p>FRANCISCO DA SILVA</text:p>
          </table:table-cell>
          <table:table-cell table:number-columns-repeated="3" office:value-type="float" office:value="575561" calcext:value-type="float">
            <text:p>575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5" calcext:value-type="float">
            <text:p>37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575561" calcext:value-type="float">
            <text:p>5755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VARO GERMANO</text:p>
          </table:table-cell>
          <table:table-cell table:number-columns-repeated="2" office:value-type="float" office:value="10200" calcext:value-type="float">
            <text:p>102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0200" calcext:value-type="float">
            <text:p>10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ODOLFO CARAM</text:p>
          </table:table-cell>
          <table:table-cell table:number-columns-repeated="3" office:value-type="float" office:value="187000" calcext:value-type="float">
            <text:p>18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7" calcext:value-type="float">
            <text:p>22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836252.96" calcext:value-type="float">
            <text:p>2836252,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JULIO CESAR SILVEIRA CORREA</text:p>
          </table:table-cell>
          <table:table-cell table:number-columns-repeated="2" office:value-type="float" office:value="1081229" calcext:value-type="float">
            <text:p>1081229</text:p>
          </table:table-cell>
          <table:table-cell office:value-type="float" office:value="898656" calcext:value-type="float">
            <text:p>898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73" calcext:value-type="float">
            <text:p>182573</text:p>
          </table:table-cell>
          <table:table-cell office:value-type="float" office:value="8643" calcext:value-type="float">
            <text:p>86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200" calcext:value-type="float">
            <text:p>53200</text:p>
          </table:table-cell>
          <table:table-cell office:value-type="float" office:value="129373" calcext:value-type="float">
            <text:p>129373</text:p>
          </table:table-cell>
          <table:table-cell table:number-columns-repeated="2" table:style-name="ce5" office:value-type="float" office:value="1081229.3" calcext:value-type="float">
            <text:p>1081229,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NO FIGURA EN LA PAGINA DE LA CORTE ELECTORAL</text:p>
          </table:table-cell>
          <table:table-cell office:value-type="string" calcext:value-type="string">
            <text:p><text:s text:c="25"/>- 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RIO AYALA</text:p>
          </table:table-cell>
          <table:table-cell table:number-columns-repeated="2" office:value-type="float" office:value="1636017" calcext:value-type="float">
            <text:p>1636017</text:p>
          </table:table-cell>
          <table:table-cell office:value-type="float" office:value="734563" calcext:value-type="float">
            <text:p>734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454" calcext:value-type="float">
            <text:p>901454</text:p>
          </table:table-cell>
          <table:table-cell office:value-type="float" office:value="8831" calcext:value-type="float">
            <text:p>8831</text:p>
          </table:table-cell>
          <table:table-cell office:value-type="float" office:value="1" calcext:value-type="float">
            <text:p>1</text:p>
          </table:table-cell>
          <table:table-cell office:value-type="float" office:value="252320" calcext:value-type="float">
            <text:p>252320</text:p>
          </table:table-cell>
          <table:table-cell office:value-type="float" office:value="153000" calcext:value-type="float">
            <text:p>153000</text:p>
          </table:table-cell>
          <table:table-cell office:value-type="float" office:value="38430" calcext:value-type="float">
            <text:p>38430</text:p>
          </table:table-cell>
          <table:table-cell office:value-type="float" office:value="457704" calcext:value-type="float">
            <text:p>45770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901453.51" calcext:value-type="float">
            <text:p>901453,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ER AMARILLO LOPEZ</text:p>
          </table:table-cell>
          <table:table-cell table:number-columns-repeated="3" office:value-type="float" office:value="72292" calcext:value-type="float">
            <text:p>72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75178" calcext:value-type="float">
            <text:p>751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RA, JULIO</text:p>
          </table:table-cell>
          <table:table-cell table:number-columns-repeated="3" office:value-type="float" office:value="243982" calcext:value-type="float">
            <text:p>243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43982" calcext:value-type="float">
            <text:p>2439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NO FIGURA EN LA PAGINA DE LA CORTE ELECTORAL</text:p>
          </table:table-cell>
          <table:table-cell office:value-type="string" calcext:value-type="string">
            <text:p><text:s text:c="25"/>- 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VARO GERMANO</text:p>
          </table:table-cell>
          <table:table-cell table:number-columns-repeated="2" office:value-type="float" office:value="10200" calcext:value-type="float">
            <text:p>102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0200" calcext:value-type="float">
            <text:p>10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MIN NIFFOURI BLANCO</text:p>
          </table:table-cell>
          <table:table-cell office:value-type="float" office:value="6125780" calcext:value-type="float">
            <text:p>6125780</text:p>
          </table:table-cell>
          <table:table-cell office:value-type="float" office:value="3009600" calcext:value-type="float">
            <text:p>3009600</text:p>
          </table:table-cell>
          <table:table-cell office:value-type="float" office:value="4725780" calcext:value-type="float">
            <text:p>4725780</text:p>
          </table:table-cell>
          <table:table-cell office:value-type="float" office:value="0" calcext:value-type="float">
            <text:p>0</text:p>
          </table:table-cell>
          <table:table-cell office:value-type="float" office:value="3116180" calcext:value-type="float">
            <text:p>311618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45760" calcext:value-type="float">
            <text:p>457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126920" calcext:value-type="float">
            <text:p>6126920</text:p>
          </table:table-cell>
          <table:table-cell table:style-name="ce5" office:value-type="float" office:value="3010740" calcext:value-type="float">
            <text:p>30107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JAVIER RADICCIONI </text:p>
          </table:table-cell>
          <table:table-cell table:number-columns-repeated="3" office:value-type="float" office:value="647398" calcext:value-type="float">
            <text:p>647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30" calcext:value-type="float">
            <text:p>65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484970.77" calcext:value-type="float">
            <text:p>484970,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FERNANDO CROSA</text:p>
          </table:table-cell>
          <table:table-cell table:number-columns-repeated="2" office:value-type="float" office:value="785494" calcext:value-type="float">
            <text:p>785494</text:p>
          </table:table-cell>
          <table:table-cell office:value-type="float" office:value="542494" calcext:value-type="float">
            <text:p>542494</text:p>
          </table:table-cell>
          <table:table-cell office:value-type="float" office:value="33000" calcext:value-type="float">
            <text:p>33000</text:p>
          </table:table-cell>
          <table:table-cell office:value-type="float" office:value="0" calcext:value-type="float">
            <text:p>0</text:p>
          </table:table-cell>
          <table:table-cell office:value-type="float" office:value="210000" calcext:value-type="float">
            <text:p>210000</text:p>
          </table:table-cell>
          <table:table-cell office:value-type="float" office:value="5253" calcext:value-type="float">
            <text:p>52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" calcext:value-type="float">
            <text:p>10000</text:p>
          </table:table-cell>
          <table:table-cell table:number-columns-repeated="2" table:style-name="ce5" office:value-type="float" office:value="89193" calcext:value-type="float">
            <text:p>891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ANIEL PEÑA</text:p>
          </table:table-cell>
          <table:table-cell table:number-columns-repeated="2" office:value-type="float" office:value="11325000" calcext:value-type="float">
            <text:p>11325000</text:p>
          </table:table-cell>
          <table:table-cell office:value-type="float" office:value="7500000" calcext:value-type="float">
            <text:p>75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5000" calcext:value-type="float">
            <text:p>3825000</text:p>
          </table:table-cell>
          <table:table-cell office:value-type="float" office:value="38216" calcext:value-type="float">
            <text:p>382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925000" calcext:value-type="float">
            <text:p>925000</text:p>
          </table:table-cell>
          <table:table-cell table:number-columns-repeated="2" table:style-name="ce5" office:value-type="float" office:value="11320500" calcext:value-type="float">
            <text:p>113205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ALEM GARCIA </text:p>
          </table:table-cell>
          <table:table-cell table:number-columns-repeated="2" office:value-type="float" office:value="61796" calcext:value-type="float">
            <text:p>61796</text:p>
          </table:table-cell>
          <table:table-cell office:value-type="float" office:value="11796" calcext:value-type="float">
            <text:p>11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32356" calcext:value-type="float">
            <text:p>1323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504206" calcext:value-type="float">
            <text:p>504206</text:p>
          </table:table-cell>
          <table:table-cell office:value-type="string" calcext:value-type="string">
            <text:p>JORGE NESTOR SERPA PEREIRA</text:p>
          </table:table-cell>
          <table:table-cell table:number-columns-repeated="2" office:value-type="float" office:value="169908" calcext:value-type="float">
            <text:p>169908</text:p>
          </table:table-cell>
          <table:table-cell office:value-type="float" office:value="23408" calcext:value-type="float">
            <text:p>23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500" calcext:value-type="float">
            <text:p>146500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6500" calcext:value-type="float">
            <text:p>1465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69908" calcext:value-type="float">
            <text:p>1699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504504" calcext:value-type="float">
            <text:p>504504</text:p>
          </table:table-cell>
          <table:table-cell office:value-type="string" calcext:value-type="string">
            <text:p>NO FIGURA EN LA PAGINA DE LA CORTE ELECTORAL</text:p>
          </table:table-cell>
          <table:table-cell office:value-type="string" calcext:value-type="string">
            <text:p><text:s text:c="25"/>- <text:s/>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NESTO DEHL</text:p>
          </table:table-cell>
          <table:table-cell table:number-columns-repeated="2" office:value-type="float" office:value="729080" calcext:value-type="float">
            <text:p>729080</text:p>
          </table:table-cell>
          <table:table-cell office:value-type="float" office:value="259080" calcext:value-type="float">
            <text:p>259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000" calcext:value-type="float">
            <text:p>470000</text:p>
          </table:table-cell>
          <table:table-cell office:value-type="float" office:value="2540" calcext:value-type="float">
            <text:p>2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0000" calcext:value-type="float">
            <text:p>47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716594" calcext:value-type="float">
            <text:p>7165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<text:s/>YURRAMENDI PEREZ</text:p>
          </table:table-cell>
          <table:table-cell table:number-columns-repeated="2" office:value-type="float" office:value="2106694" calcext:value-type="float">
            <text:p>2106694</text:p>
          </table:table-cell>
          <table:table-cell office:value-type="float" office:value="1350310" calcext:value-type="float">
            <text:p>1350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384" calcext:value-type="float">
            <text:p>756384</text:p>
          </table:table-cell>
          <table:table-cell office:value-type="float" office:value="14394" calcext:value-type="float">
            <text:p>14394</text:p>
          </table:table-cell>
          <table:table-cell office:value-type="float" office:value="1" calcext:value-type="float">
            <text:p>1</text:p>
          </table:table-cell>
          <table:table-cell office:value-type="float" office:value="264972" calcext:value-type="float">
            <text:p>264972</text:p>
          </table:table-cell>
          <table:table-cell office:value-type="float" office:value="135500" calcext:value-type="float">
            <text:p>135500</text:p>
          </table:table-cell>
          <table:table-cell office:value-type="float" office:value="34500" calcext:value-type="float">
            <text:p>34500</text:p>
          </table:table-cell>
          <table:table-cell office:value-type="float" office:value="321412" calcext:value-type="float">
            <text:p>32141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106694" calcext:value-type="float">
            <text:p>21066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VARO GERMANO</text:p>
          </table:table-cell>
          <table:table-cell table:number-columns-repeated="2" office:value-type="float" office:value="10200" calcext:value-type="float">
            <text:p>102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0200" calcext:value-type="float">
            <text:p>10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MBROSIO BARREIRO</text:p>
          </table:table-cell>
          <table:table-cell table:number-columns-repeated="3" office:value-type="float" office:value="509050" calcext:value-type="float">
            <text:p>5090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8" calcext:value-type="float">
            <text:p>49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479952" calcext:value-type="float">
            <text:p>4799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DR. MILTON DA SILVA ARAUJO</text:p>
          </table:table-cell>
          <table:table-cell table:number-columns-repeated="2" office:value-type="float" office:value="476902" calcext:value-type="float">
            <text:p>476902</text:p>
          </table:table-cell>
          <table:table-cell office:value-type="float" office:value="244902" calcext:value-type="float">
            <text:p>244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000" calcext:value-type="float">
            <text:p>232000</text:p>
          </table:table-cell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000" calcext:value-type="float">
            <text:p>157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476902" calcext:value-type="float">
            <text:p>4769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STAVO GABRIEL SEDARRI VANOLI</text:p>
          </table:table-cell>
          <table:table-cell table:number-columns-repeated="2" office:value-type="float" office:value="241000" calcext:value-type="float">
            <text:p>241000</text:p>
          </table:table-cell>
          <table:table-cell office:value-type="float" office:value="43000" calcext:value-type="float">
            <text:p>4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00" calcext:value-type="float">
            <text:p>185000</text:p>
          </table:table-cell>
          <table:table-cell office:value-type="float" office:value="556" calcext:value-type="float">
            <text:p>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137000" calcext:value-type="float">
            <text:p>137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41000" calcext:value-type="float">
            <text:p>241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CARDO PLANCHON GEYMONAT</text:p>
          </table:table-cell>
          <table:table-cell table:number-columns-repeated="2" office:value-type="float" office:value="1041350" calcext:value-type="float">
            <text:p>1041350</text:p>
          </table:table-cell>
          <table:table-cell office:value-type="float" office:value="671350" calcext:value-type="float">
            <text:p>671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000" calcext:value-type="float">
            <text:p>370000</text:p>
          </table:table-cell>
          <table:table-cell office:value-type="float" office:value="10470" calcext:value-type="float">
            <text:p>104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000" calcext:value-type="float">
            <text:p>37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496738" calcext:value-type="float">
            <text:p>4967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IA DE LIMA MORENO</text:p>
          </table:table-cell>
          <table:table-cell table:number-columns-repeated="2" office:value-type="float" office:value="935075" calcext:value-type="float">
            <text:p>935075</text:p>
          </table:table-cell>
          <table:table-cell office:value-type="float" office:value="696938" calcext:value-type="float">
            <text:p>69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137" calcext:value-type="float">
            <text:p>238137</text:p>
          </table:table-cell>
          <table:table-cell office:value-type="float" office:value="6797" calcext:value-type="float">
            <text:p>67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137" calcext:value-type="float">
            <text:p>158137</text:p>
          </table:table-cell>
          <table:table-cell office:value-type="float" office:value="80000" calcext:value-type="float">
            <text:p>80000</text:p>
          </table:table-cell>
          <table:table-cell table:number-columns-repeated="2" table:style-name="ce5" office:value-type="float" office:value="935075" calcext:value-type="float">
            <text:p>9350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DRÉS PASSARINO PAOLINI</text:p>
          </table:table-cell>
          <table:table-cell table:number-columns-repeated="2" office:value-type="float" office:value="464640" calcext:value-type="float">
            <text:p>464640</text:p>
          </table:table-cell>
          <table:table-cell office:value-type="float" office:value="284640" calcext:value-type="float">
            <text:p>284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00" calcext:value-type="float">
            <text:p>180000</text:p>
          </table:table-cell>
          <table:table-cell office:value-type="float" office:value="2789" calcext:value-type="float">
            <text:p>27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73996" calcext:value-type="float">
            <text:p>2739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VARO GERMANO</text:p>
          </table:table-cell>
          <table:table-cell table:number-columns-repeated="2" office:value-type="float" office:value="10200" calcext:value-type="float">
            <text:p>102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0200" calcext:value-type="float">
            <text:p>10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EDMUNDO ROSELLI</text:p>
          </table:table-cell>
          <table:table-cell table:number-columns-repeated="3" office:value-type="float" office:value="1455629" calcext:value-type="float">
            <text:p>1455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39" calcext:value-type="float">
            <text:p>1413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1445955.92" calcext:value-type="float">
            <text:p>1445955,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CARMELO JOSE <text:s/>VIDALIN AGUIRRE</text:p>
          </table:table-cell>
          <table:table-cell table:number-columns-repeated="2" office:value-type="float" office:value="610000" calcext:value-type="float">
            <text:p>610000</text:p>
          </table:table-cell>
          <table:table-cell office:value-type="float" office:value="160000" calcext:value-type="float">
            <text:p>1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000" calcext:value-type="float">
            <text:p>450000</text:p>
          </table:table-cell>
          <table:table-cell office:value-type="float" office:value="11477" calcext:value-type="float">
            <text:p>11477</text:p>
          </table:table-cell>
          <table:table-cell office:value-type="float" office:value="1" calcext:value-type="float">
            <text:p>1</text:p>
          </table:table-cell>
          <table:table-cell office:value-type="float" office:value="204000" calcext:value-type="float">
            <text:p>204000</text:p>
          </table:table-cell>
          <table:table-cell office:value-type="float" office:value="246000" calcext:value-type="float">
            <text:p>24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5" office:value-type="float" office:value="609806" calcext:value-type="float">
            <text:p>6098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UAN JOSÉ BRUNO</text:p>
          </table:table-cell>
          <table:table-cell table:number-columns-repeated="2" office:value-type="float" office:value="744747" calcext:value-type="float">
            <text:p>744747</text:p>
          </table:table-cell>
          <table:table-cell office:value-type="float" office:value="254747" calcext:value-type="float">
            <text:p>254747</text:p>
          </table:table-cell>
          <table:table-cell office:value-type="float" office:value="270000" calcext:value-type="float">
            <text:p>270000</text:p>
          </table:table-cell>
          <table:table-cell office:value-type="float" office:value="0" calcext:value-type="float">
            <text:p>0</text:p>
          </table:table-cell>
          <table:table-cell office:value-type="float" office:value="220000" calcext:value-type="float">
            <text:p>22000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744747" calcext:value-type="float">
            <text:p>7447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40425" calcext:value-type="float">
            <text:p>40425</text:p>
          </table:table-cell>
          <table:table-cell office:value-type="string" calcext:value-type="string">
            <text:p>JOSÉ DOMINGO RIELLI SAN MARTIN</text:p>
          </table:table-cell>
          <table:table-cell table:number-columns-repeated="2" office:value-type="float" office:value="711721" calcext:value-type="float">
            <text:p>711721</text:p>
          </table:table-cell>
          <table:table-cell office:value-type="float" office:value="595758" calcext:value-type="float">
            <text:p>595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963" calcext:value-type="float">
            <text:p>115963</text:p>
          </table:table-cell>
          <table:table-cell office:value-type="float" office:value="5753" calcext:value-type="float">
            <text:p>57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963" calcext:value-type="float">
            <text:p>11596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711721" calcext:value-type="float">
            <text:p>71172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RESA HERNANDEZ</text:p>
          </table:table-cell>
          <table:table-cell table:number-columns-repeated="2" office:value-type="float" office:value="377180" calcext:value-type="float">
            <text:p>37718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180" calcext:value-type="float">
            <text:p>37718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6000" calcext:value-type="float">
            <text:p>20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80" calcext:value-type="float">
            <text:p>17118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71323" calcext:value-type="float">
            <text:p>2713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RMANDO CASTAINGDEBAT</text:p>
          </table:table-cell>
          <table:table-cell table:number-columns-repeated="2" office:value-type="float" office:value="725000" calcext:value-type="float">
            <text:p>725000</text:p>
          </table:table-cell>
          <table:table-cell office:value-type="float" office:value="480000" calcext:value-type="float">
            <text:p>4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5982" calcext:value-type="float">
            <text:p>59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475991" calcext:value-type="float">
            <text:p>4759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VERONICA SORENSEN</text:p>
          </table:table-cell>
          <table:table-cell table:number-columns-repeated="2" office:value-type="float" office:value="67666" calcext:value-type="float">
            <text:p>67666</text:p>
          </table:table-cell>
          <table:table-cell office:value-type="float" office:value="44166" calcext:value-type="float">
            <text:p>44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66" calcext:value-type="float">
            <text:p>67666</text:p>
          </table:table-cell>
          <table:table-cell office:value-type="float" office:value="433" calcext:value-type="float">
            <text:p>4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541" calcext:value-type="float">
            <text:p>55541</text:p>
          </table:table-cell>
          <table:table-cell office:value-type="float" office:value="12125" calcext:value-type="float">
            <text:p>12125</text:p>
          </table:table-cell>
          <table:table-cell table:number-columns-repeated="2" table:style-name="ce5" office:value-type="float" office:value="67666" calcext:value-type="float">
            <text:p>676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VARO GERMANO</text:p>
          </table:table-cell>
          <table:table-cell table:number-columns-repeated="2" office:value-type="float" office:value="10200" calcext:value-type="float">
            <text:p>102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0200" calcext:value-type="float">
            <text:p>10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LAPASTA VENTURA, GERMAN</text:p>
          </table:table-cell>
          <table:table-cell table:number-columns-repeated="2" office:value-type="float" office:value="312699" calcext:value-type="float">
            <text:p>312699</text:p>
          </table:table-cell>
          <table:table-cell office:value-type="float" office:value="336674" calcext:value-type="float">
            <text:p>336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699" calcext:value-type="float">
            <text:p>312699</text:p>
          </table:table-cell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  <table:table-cell office:value-type="float" office:value="312699" calcext:value-type="float">
            <text:p>3126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312698.69" calcext:value-type="float">
            <text:p>312698,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ALFREDO MARTIN BRESCIA</text:p>
          </table:table-cell>
          <table:table-cell table:number-columns-repeated="2" office:value-type="float" office:value="489042" calcext:value-type="float">
            <text:p>489042</text:p>
          </table:table-cell>
          <table:table-cell office:value-type="float" office:value="220042" calcext:value-type="float">
            <text:p>22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131" calcext:value-type="float">
            <text:p>2131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541200" calcext:value-type="float">
            <text:p>541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MACHIN PERDOMO, PEDRO LUIS</text:p>
          </table:table-cell>
          <table:table-cell table:number-columns-repeated="3" office:value-type="float" office:value="44277" calcext:value-type="float">
            <text:p>44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43220" calcext:value-type="float">
            <text:p>432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ESUS BENTANCOR DODERA </text:p>
          </table:table-cell>
          <table:table-cell table:number-columns-repeated="2" office:value-type="float" office:value="482835" calcext:value-type="float">
            <text:p>482835</text:p>
          </table:table-cell>
          <table:table-cell office:value-type="float" office:value="234000" calcext:value-type="float">
            <text:p>23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835" calcext:value-type="float">
            <text:p>248835</text:p>
          </table:table-cell>
          <table:table-cell office:value-type="float" office:value="2374" calcext:value-type="float">
            <text:p>23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835" calcext:value-type="float">
            <text:p>24883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482835" calcext:value-type="float">
            <text:p>4828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6262" calcext:value-type="float">
            <text:p>6262</text:p>
          </table:table-cell>
          <table:table-cell office:value-type="string" calcext:value-type="string">
            <text:p>JOSE ANDRES AROCENA ARGUL</text:p>
          </table:table-cell>
          <table:table-cell table:number-columns-repeated="2" office:value-type="float" office:value="1504958" calcext:value-type="float">
            <text:p>1504958</text:p>
          </table:table-cell>
          <table:table-cell office:value-type="float" office:value="969221" calcext:value-type="float">
            <text:p>969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737" calcext:value-type="float">
            <text:p>535737</text:p>
          </table:table-cell>
          <table:table-cell office:value-type="float" office:value="11733" calcext:value-type="float">
            <text:p>11733</text:p>
          </table:table-cell>
          <table:table-cell office:value-type="float" office:value="1" calcext:value-type="float">
            <text:p>1</text:p>
          </table:table-cell>
          <table:table-cell office:value-type="float" office:value="48460" calcext:value-type="float">
            <text:p>48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77" calcext:value-type="float">
            <text:p>33277</text:p>
          </table:table-cell>
          <table:table-cell office:value-type="float" office:value="454000" calcext:value-type="float">
            <text:p>454000</text:p>
          </table:table-cell>
          <table:table-cell table:number-columns-repeated="2" table:style-name="ce5" office:value-type="float" office:value="1499388.65" calcext:value-type="float">
            <text:p>1499388,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REDO DANIEL VILLALBA</text:p>
          </table:table-cell>
          <table:table-cell table:number-columns-repeated="2" office:value-type="float" office:value="532346" calcext:value-type="float">
            <text:p>532346</text:p>
          </table:table-cell>
          <table:table-cell office:value-type="float" office:value="215846" calcext:value-type="float">
            <text:p>215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500" calcext:value-type="float">
            <text:p>316500</text:p>
          </table:table-cell>
          <table:table-cell office:value-type="float" office:value="2618" calcext:value-type="float">
            <text:p>26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500" calcext:value-type="float">
            <text:p>3165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302155" calcext:value-type="float">
            <text:p>3021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VARO GERMANO </text:p>
          </table:table-cell>
          <table:table-cell table:number-columns-repeated="2" office:value-type="float" office:value="10200" calcext:value-type="float">
            <text:p>102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0200" calcext:value-type="float">
            <text:p>10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LEXANDRA KARINA INZAURRALDE GUILLEN</text:p>
          </table:table-cell>
          <table:table-cell table:number-columns-repeated="3" office:value-type="float" office:value="879296" calcext:value-type="float">
            <text:p>879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32" calcext:value-type="float">
            <text:p>85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830841" calcext:value-type="float">
            <text:p>8308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MARIO LUIS GARCÍA GONZALEZ</text:p>
          </table:table-cell>
          <table:table-cell table:number-columns-repeated="2" office:value-type="float" office:value="1485395" calcext:value-type="float">
            <text:p>1485395</text:p>
          </table:table-cell>
          <table:table-cell office:value-type="float" office:value="905395" calcext:value-type="float">
            <text:p>905395</text:p>
          </table:table-cell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37" calcext:value-type="float">
            <text:p>88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887421" calcext:value-type="float">
            <text:p>88742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RIQUE ANTÍA</text:p>
          </table:table-cell>
          <table:table-cell table:number-columns-repeated="2" office:value-type="float" office:value="3086000" calcext:value-type="float">
            <text:p>30860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6000" calcext:value-type="float">
            <text:p>3086000</text:p>
          </table:table-cell>
          <table:table-cell office:value-type="float" office:value="10092" calcext:value-type="float">
            <text:p>10092</text:p>
          </table:table-cell>
          <table:table-cell office:value-type="float" office:value="1" calcext:value-type="float">
            <text:p>1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124000" calcext:value-type="float">
            <text:p>1124000</text:p>
          </table:table-cell>
          <table:table-cell table:number-columns-repeated="2" table:style-name="ce5" office:value-type="float" office:value="3592352" calcext:value-type="float">
            <text:p>35923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LSON RODRIGUEZ</text:p>
          </table:table-cell>
          <table:table-cell table:number-columns-repeated="2" office:value-type="float" office:value="5839422" calcext:value-type="float">
            <text:p>5839422</text:p>
          </table:table-cell>
          <table:table-cell office:value-type="float" office:value="1732062" calcext:value-type="float">
            <text:p>1732062</text:p>
          </table:table-cell>
          <table:table-cell office:value-type="float" office:value="859360" calcext:value-type="float">
            <text:p>859360</text:p>
          </table:table-cell>
          <table:table-cell office:value-type="float" office:value="0" calcext:value-type="float">
            <text:p>0</text:p>
          </table:table-cell>
          <table:table-cell office:value-type="float" office:value="3248000" calcext:value-type="float">
            <text:p>3248000</text:p>
          </table:table-cell>
          <table:table-cell office:value-type="float" office:value="16981" calcext:value-type="float">
            <text:p>169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2298000" calcext:value-type="float">
            <text:p>2298000</text:p>
          </table:table-cell>
          <table:table-cell table:number-columns-repeated="2" table:style-name="ce5" office:value-type="float" office:value="4968020" calcext:value-type="float">
            <text:p>49680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DUARDO MARTÍN LAVENTURE OTEGUI</text:p>
          </table:table-cell>
          <table:table-cell table:number-columns-repeated="2" office:value-type="float" office:value="1705664" calcext:value-type="float">
            <text:p>1705664</text:p>
          </table:table-cell>
          <table:table-cell office:value-type="float" office:value="795164" calcext:value-type="float">
            <text:p>795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2100" calcext:value-type="float">
            <text:p>1322100</text:p>
          </table:table-cell>
          <table:table-cell office:value-type="float" office:value="7693" calcext:value-type="float">
            <text:p>7693</text:p>
          </table:table-cell>
          <table:table-cell office:value-type="float" office:value="0" calcext:value-type="float">
            <text:p>0</text:p>
          </table:table-cell>
          <table:table-cell office:value-type="float" office:value="873750" calcext:value-type="float">
            <text:p>873750</text:p>
          </table:table-cell>
          <table:table-cell office:value-type="float" office:value="227850" calcext:value-type="float">
            <text:p>227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500" calcext:value-type="float">
            <text:p>220500</text:p>
          </table:table-cell>
          <table:table-cell table:number-columns-repeated="2" table:style-name="ce5" office:value-type="float" office:value="788856" calcext:value-type="float">
            <text:p>7888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VARO GERMANO</text:p>
          </table:table-cell>
          <table:table-cell table:number-columns-repeated="2" office:value-type="float" office:value="10200" calcext:value-type="float">
            <text:p>102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0200" calcext:value-type="float">
            <text:p>10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DR. ESTEBAN RAUL AGUSTONI RIJO</text:p>
          </table:table-cell>
          <table:table-cell table:number-columns-repeated="2" office:value-type="float" office:value="82300" calcext:value-type="float">
            <text:p>82300</text:p>
          </table:table-cell>
          <table:table-cell office:value-type="float" office:value="66300" calcext:value-type="float">
            <text:p>66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21358" calcext:value-type="float">
            <text:p>2135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UIS CIMA EGUSQUIZA</text:p>
          </table:table-cell>
          <table:table-cell table:number-columns-repeated="2" office:value-type="float" office:value="756428" calcext:value-type="float">
            <text:p>756428</text:p>
          </table:table-cell>
          <table:table-cell office:value-type="float" office:value="468131" calcext:value-type="float">
            <text:p>468131</text:p>
          </table:table-cell>
          <table:table-cell office:value-type="float" office:value="270000" calcext:value-type="float">
            <text:p>270000</text:p>
          </table:table-cell>
          <table:table-cell office:value-type="float" office:value="0" calcext:value-type="float">
            <text:p>0</text:p>
          </table:table-cell>
          <table:table-cell office:value-type="float" office:value="18297" calcext:value-type="float">
            <text:p>18297</text:p>
          </table:table-cell>
          <table:table-cell office:value-type="float" office:value="4587" calcext:value-type="float">
            <text:p>45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297" calcext:value-type="float">
            <text:p>1829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88297" calcext:value-type="float">
            <text:p>288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CRISTIAN MARCELO RONDAN</text:p>
          </table:table-cell>
          <table:table-cell table:number-columns-repeated="2" office:value-type="float" office:value="77936" calcext:value-type="float">
            <text:p>77936</text:p>
          </table:table-cell>
          <table:table-cell office:value-type="float" office:value="57936" calcext:value-type="float">
            <text:p>57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568" calcext:value-type="float">
            <text:p>5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62139" calcext:value-type="float">
            <text:p>621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NESTOR SAINZ</text:p>
          </table:table-cell>
          <table:table-cell table:number-columns-repeated="2" office:value-type="float" office:value="189658" calcext:value-type="float">
            <text:p>189658</text:p>
          </table:table-cell>
          <table:table-cell office:value-type="float" office:value="89658" calcext:value-type="float">
            <text:p>89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879" calcext:value-type="float">
            <text:p>8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65000" calcext:value-type="float">
            <text:p>65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 FIGURA EN LA PAGINA DE LA CORTE ELECTORAL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5"/>- <text:s/>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CO GALLINAL NIETO</text:p>
          </table:table-cell>
          <table:table-cell table:number-columns-repeated="2" office:value-type="float" office:value="2582111" calcext:value-type="float">
            <text:p>2582111</text:p>
          </table:table-cell>
          <table:table-cell office:value-type="float" office:value="1494101" calcext:value-type="float">
            <text:p>1494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8010" calcext:value-type="float">
            <text:p>1088010</text:p>
          </table:table-cell>
          <table:table-cell office:value-type="float" office:value="4367" calcext:value-type="float">
            <text:p>4367</text:p>
          </table:table-cell>
          <table:table-cell office:value-type="float" office:value="0" calcext:value-type="float">
            <text:p>0</text:p>
          </table:table-cell>
          <table:table-cell office:value-type="float" office:value="1088010" calcext:value-type="float">
            <text:p>10880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2718825" calcext:value-type="float">
            <text:p>27188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CIELA GUIDO</text:p>
          </table:table-cell>
          <table:table-cell table:number-columns-repeated="2" office:value-type="float" office:value="10104" calcext:value-type="float">
            <text:p>10104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9500" calcext:value-type="float">
            <text:p>95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VIER GARCIA DUCHINI</text:p>
          </table:table-cell>
          <table:table-cell table:number-columns-repeated="2" office:value-type="float" office:value="7919510" calcext:value-type="float">
            <text:p>7919510</text:p>
          </table:table-cell>
          <table:table-cell office:value-type="float" office:value="3511656" calcext:value-type="float">
            <text:p>3511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7854" calcext:value-type="float">
            <text:p>4407854</text:p>
          </table:table-cell>
          <table:table-cell office:value-type="float" office:value="34175" calcext:value-type="float">
            <text:p>34175</text:p>
          </table:table-cell>
          <table:table-cell office:value-type="float" office:value="1" calcext:value-type="float">
            <text:p>1</text:p>
          </table:table-cell>
          <table:table-cell office:value-type="float" office:value="510000" calcext:value-type="float">
            <text:p>510000</text:p>
          </table:table-cell>
          <table:table-cell office:value-type="float" office:value="572000" calcext:value-type="float">
            <text:p>572000</text:p>
          </table:table-cell>
          <table:table-cell office:value-type="float" office:value="222654" calcext:value-type="float">
            <text:p>222654</text:p>
          </table:table-cell>
          <table:table-cell office:value-type="float" office:value="2980000" calcext:value-type="float">
            <text:p>2980000</text:p>
          </table:table-cell>
          <table:table-cell office:value-type="float" office:value="123200" calcext:value-type="float">
            <text:p>123200</text:p>
          </table:table-cell>
          <table:table-cell table:number-columns-repeated="2" table:style-name="ce5" office:value-type="float" office:value="7919817.52" calcext:value-type="float">
            <text:p>7919817,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 FIGURA EN LA PAGINA DE LA CORTE ELECTORAL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5"/>- <text:s/>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table:number-columns-repeated="2" office:value-type="float" office:value="11768329" calcext:value-type="float">
            <text:p>11768329</text:p>
          </table:table-cell>
          <table:table-cell office:value-type="float" office:value="5279622" calcext:value-type="float">
            <text:p>5279622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0" calcext:value-type="float">
            <text:p>0</text:p>
          </table:table-cell>
          <table:table-cell office:value-type="float" office:value="1888707" calcext:value-type="float">
            <text:p>1888707</text:p>
          </table:table-cell>
          <table:table-cell office:value-type="float" office:value="51374" calcext:value-type="float">
            <text:p>51374</text:p>
          </table:table-cell>
          <table:table-cell office:value-type="float" office:value="3" calcext:value-type="float">
            <text:p>3</text:p>
          </table:table-cell>
          <table:table-cell office:value-type="float" office:value="368715" calcext:value-type="float">
            <text:p>368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2392" calcext:value-type="float">
            <text:p>1372392</text:p>
          </table:table-cell>
          <table:table-cell office:value-type="float" office:value="147600" calcext:value-type="float">
            <text:p>147600</text:p>
          </table:table-cell>
          <table:table-cell table:number-columns-repeated="2" table:style-name="ce5" office:value-type="float" office:value="9740866" calcext:value-type="float">
            <text:p>97408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O FIGURA EN LA PAGINA DE LA CORTE ELECTORAL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5"/>- <text:s/>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VARO GERMANO</text:p>
          </table:table-cell>
          <table:table-cell table:number-columns-repeated="2" office:value-type="float" office:value="10200" calcext:value-type="float">
            <text:p>102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0200" calcext:value-type="float">
            <text:p>10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O FIGURA EN LA PAGINA DE LA CORTE ELECTORAL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5"/>- <text:s/>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LVARO DELGADO</text:p>
          </table:table-cell>
          <table:table-cell table:number-columns-repeated="2" office:value-type="float" office:value="11627636" calcext:value-type="float">
            <text:p>11627636</text:p>
          </table:table-cell>
          <table:table-cell office:value-type="float" office:value="5839196" calcext:value-type="float">
            <text:p>5839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8440" calcext:value-type="float">
            <text:p>5788440</text:p>
          </table:table-cell>
          <table:table-cell office:value-type="float" office:value="56819" calcext:value-type="float">
            <text:p>56819</text:p>
          </table:table-cell>
          <table:table-cell office:value-type="float" office:value="3" calcext:value-type="float">
            <text:p>3</text:p>
          </table:table-cell>
          <table:table-cell office:value-type="float" office:value="865325" calcext:value-type="float">
            <text:p>865325</text:p>
          </table:table-cell>
          <table:table-cell office:value-type="float" office:value="960000" calcext:value-type="float">
            <text:p>960000</text:p>
          </table:table-cell>
          <table:table-cell office:value-type="float" office:value="0" calcext:value-type="float">
            <text:p>0</text:p>
          </table:table-cell>
          <table:table-cell office:value-type="float" office:value="3148115" calcext:value-type="float">
            <text:p>3148115</text:p>
          </table:table-cell>
          <table:table-cell office:value-type="float" office:value="815000" calcext:value-type="float">
            <text:p>815000</text:p>
          </table:table-cell>
          <table:table-cell table:number-columns-repeated="2" table:style-name="ce5" office:value-type="float" office:value="10758448" calcext:value-type="float">
            <text:p>107584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ALFREDO OLIÚ CARBONELL</text:p>
          </table:table-cell>
          <table:table-cell table:number-columns-repeated="2" office:value-type="float" office:value="104105" calcext:value-type="float">
            <text:p>104105</text:p>
          </table:table-cell>
          <table:table-cell office:value-type="float" office:value="46000" calcext:value-type="float">
            <text:p>4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117354" calcext:value-type="float">
            <text:p>21173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DANIEL QUIRÓ</text:p>
          </table:table-cell>
          <table:table-cell table:number-columns-repeated="2" office:value-type="float" office:value="1519540" calcext:value-type="float">
            <text:p>1519540</text:p>
          </table:table-cell>
          <table:table-cell office:value-type="float" office:value="1419540" calcext:value-type="float">
            <text:p>1419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813" calcext:value-type="float">
            <text:p>138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158593.07" calcext:value-type="float">
            <text:p>1158593,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HORACIO RIVERO</text:p>
          </table:table-cell>
          <table:table-cell table:number-columns-repeated="3" office:value-type="float" office:value="13669" calcext:value-type="float">
            <text:p>13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3669" calcext:value-type="float">
            <text:p>136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MAURO GAMBETTA ALVAREZ</text:p>
          </table:table-cell>
          <table:table-cell table:number-columns-repeated="3" office:value-type="float" office:value="9458" calcext:value-type="float">
            <text:p>9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6960" calcext:value-type="float">
            <text:p>169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ERONICA ALONSO</text:p>
          </table:table-cell>
          <table:table-cell table:number-columns-repeated="2" office:value-type="float" office:value="8884595" calcext:value-type="float">
            <text:p>8884595</text:p>
          </table:table-cell>
          <table:table-cell office:value-type="float" office:value="8584595" calcext:value-type="float">
            <text:p>8584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73665" calcext:value-type="float">
            <text:p>7366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8280825" calcext:value-type="float">
            <text:p>82808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504504" calcext:value-type="float">
            <text:p>504504</text:p>
          </table:table-cell>
          <table:table-cell office:value-type="string" calcext:value-type="string">
            <text:p>ALEM GARCIA</text:p>
          </table:table-cell>
          <table:table-cell table:number-columns-repeated="2" office:value-type="float" office:value="83114" calcext:value-type="float">
            <text:p>83114</text:p>
          </table:table-cell>
          <table:table-cell office:value-type="float" office:value="33114" calcext:value-type="float">
            <text:p>33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945" calcext:value-type="float">
            <text:p>9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32356" calcext:value-type="float">
            <text:p>1323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ORGE GENOUD</text:p>
          </table:table-cell>
          <table:table-cell table:number-columns-repeated="2" office:value-type="float" office:value="120000" calcext:value-type="float">
            <text:p>120000</text:p>
          </table:table-cell>
          <table:table-cell office:value-type="float" office:value="9500" calcext:value-type="float">
            <text:p>9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00" calcext:value-type="float">
            <text:p>110500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500" calcext:value-type="float">
            <text:p>1105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20000" calcext:value-type="float">
            <text:p>1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RCELO TORTORELLA</text:p>
          </table:table-cell>
          <table:table-cell table:number-columns-repeated="2" office:value-type="float" office:value="433895" calcext:value-type="float">
            <text:p>433895</text:p>
          </table:table-cell>
          <table:table-cell office:value-type="float" office:value="172694" calcext:value-type="float">
            <text:p>172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860" calcext:value-type="float">
            <text:p>256860</text:p>
          </table:table-cell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1500" calcext:value-type="float">
            <text:p>101500</text:p>
          </table:table-cell>
          <table:table-cell office:value-type="float" office:value="143860" calcext:value-type="float">
            <text:p>143860</text:p>
          </table:table-cell>
          <table:table-cell table:number-columns-repeated="2" table:style-name="ce5" office:value-type="float" office:value="352658" calcext:value-type="float">
            <text:p>35265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AFAEL BARTZABAL</text:p>
          </table:table-cell>
          <table:table-cell table:number-columns-repeated="2" office:value-type="float" office:value="206869" calcext:value-type="float">
            <text:p>206869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869" calcext:value-type="float">
            <text:p>206869</text:p>
          </table:table-cell>
          <table:table-cell office:value-type="float" office:value="1714" calcext:value-type="float">
            <text:p>17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869" calcext:value-type="float">
            <text:p>206869</text:p>
          </table:table-cell>
          <table:table-cell table:number-columns-repeated="2" table:style-name="ce5" office:value-type="float" office:value="691891.71" calcext:value-type="float">
            <text:p>691891,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VARO GERMANO</text:p>
          </table:table-cell>
          <table:table-cell table:number-columns-repeated="2" office:value-type="float" office:value="10200" calcext:value-type="float">
            <text:p>102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0200" calcext:value-type="float">
            <text:p>10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JUAN CARLOS LÓPEZ GLUTILUN</text:p>
          </table:table-cell>
          <table:table-cell table:number-columns-repeated="2" office:value-type="float" office:value="561725" calcext:value-type="float">
            <text:p>561725</text:p>
          </table:table-cell>
          <table:table-cell office:value-type="float" office:value="270000" calcext:value-type="float">
            <text:p>27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725" calcext:value-type="float">
            <text:p>291725</text:p>
          </table:table-cell>
          <table:table-cell office:value-type="float" office:value="2829" calcext:value-type="float">
            <text:p>28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725" calcext:value-type="float">
            <text:p>29172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561725" calcext:value-type="float">
            <text:p>5617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ICOLÁS JAVIER OLIVERA SEIGUERMAN</text:p>
          </table:table-cell>
          <table:table-cell table:number-columns-repeated="2" office:value-type="float" office:value="2066933" calcext:value-type="float">
            <text:p>2066933</text:p>
          </table:table-cell>
          <table:table-cell office:value-type="float" office:value="2982495" calcext:value-type="float">
            <text:p>298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460" calcext:value-type="float">
            <text:p>756460</text:p>
          </table:table-cell>
          <table:table-cell office:value-type="float" office:value="12706" calcext:value-type="float">
            <text:p>127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6460" calcext:value-type="float">
            <text:p>75646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611859" calcext:value-type="float">
            <text:p>16118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SME DAVID DOTI GENTA</text:p>
          </table:table-cell>
          <table:table-cell table:number-columns-repeated="2" office:value-type="float" office:value="1427109" calcext:value-type="float">
            <text:p>1427109</text:p>
          </table:table-cell>
          <table:table-cell office:value-type="float" office:value="906984" calcext:value-type="float">
            <text:p>906984</text:p>
          </table:table-cell>
          <table:table-cell office:value-type="float" office:value="289000" calcext:value-type="float">
            <text:p>289000</text:p>
          </table:table-cell>
          <table:table-cell office:value-type="float" office:value="0" calcext:value-type="float">
            <text:p>0</text:p>
          </table:table-cell>
          <table:table-cell office:value-type="float" office:value="231125" calcext:value-type="float">
            <text:p>231125</text:p>
          </table:table-cell>
          <table:table-cell office:value-type="float" office:value="8877" calcext:value-type="float">
            <text:p>8877</text:p>
          </table:table-cell>
          <table:table-cell office:value-type="float" office:value="0" calcext:value-type="float">
            <text:p>0</text:p>
          </table:table-cell>
          <table:table-cell office:value-type="float" office:value="88904" calcext:value-type="float">
            <text:p>88904</text:p>
          </table:table-cell>
          <table:table-cell office:value-type="float" office:value="0" calcext:value-type="float">
            <text:p>0</text:p>
          </table:table-cell>
          <table:table-cell office:value-type="float" office:value="19721" calcext:value-type="float">
            <text:p>19721</text:p>
          </table:table-cell>
          <table:table-cell office:value-type="float" office:value="122500" calcext:value-type="float">
            <text:p>1225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098242.8" calcext:value-type="float">
            <text:p>1098242,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GO HORNOS</text:p>
          </table:table-cell>
          <table:table-cell table:number-columns-repeated="2" office:value-type="float" office:value="374000" calcext:value-type="float">
            <text:p>374000</text:p>
          </table:table-cell>
          <table:table-cell office:value-type="float" office:value="167283" calcext:value-type="float">
            <text:p>167283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office:value-type="float" office:value="206717" calcext:value-type="float">
            <text:p>206717</text:p>
          </table:table-cell>
          <table:table-cell office:value-type="float" office:value="1548" calcext:value-type="float">
            <text:p>15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6717" calcext:value-type="float">
            <text:p>20671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374000" calcext:value-type="float">
            <text:p>374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BEN DI GIOVANNI</text:p>
          </table:table-cell>
          <table:table-cell table:number-columns-repeated="2" office:value-type="float" office:value="483926" calcext:value-type="float">
            <text:p>483926</text:p>
          </table:table-cell>
          <table:table-cell office:value-type="float" office:value="166750" calcext:value-type="float">
            <text:p>166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665" calcext:value-type="float">
            <text:p>131665</text:p>
          </table:table-cell>
          <table:table-cell office:value-type="float" office:value="2004" calcext:value-type="float">
            <text:p>2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1665" calcext:value-type="float">
            <text:p>131665</text:p>
          </table:table-cell>
          <table:table-cell table:number-columns-repeated="2" table:style-name="ce5" office:value-type="float" office:value="446524" calcext:value-type="float">
            <text:p>4465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DANIEL MAÑANA</text:p>
          </table:table-cell>
          <table:table-cell table:number-columns-repeated="2" office:value-type="float" office:value="528150" calcext:value-type="float">
            <text:p>528150</text:p>
          </table:table-cell>
          <table:table-cell office:value-type="float" office:value="178150" calcext:value-type="float">
            <text:p>178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00" calcext:value-type="float">
            <text:p>350000</text:p>
          </table:table-cell>
          <table:table-cell office:value-type="float" office:value="2141" calcext:value-type="float">
            <text:p>2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447442" calcext:value-type="float">
            <text:p>4474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201458" calcext:value-type="float">
            <text:p>201458</text:p>
          </table:table-cell>
          <table:table-cell office:value-type="string" calcext:value-type="string">
            <text:p>LAFLUF HEBEICH OMAR MARIA</text:p>
          </table:table-cell>
          <table:table-cell table:number-columns-repeated="2" office:value-type="float" office:value="1048733" calcext:value-type="float">
            <text:p>1048733</text:p>
          </table:table-cell>
          <table:table-cell office:value-type="float" office:value="357550" calcext:value-type="float">
            <text:p>357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1183" calcext:value-type="float">
            <text:p>691183</text:p>
          </table:table-cell>
          <table:table-cell office:value-type="float" office:value="7895" calcext:value-type="float">
            <text:p>7895</text:p>
          </table:table-cell>
          <table:table-cell office:value-type="float" office:value="1" calcext:value-type="float">
            <text:p>1</text:p>
          </table:table-cell>
          <table:table-cell office:value-type="float" office:value="617635" calcext:value-type="float">
            <text:p>617635</text:p>
          </table:table-cell>
          <table:table-cell office:value-type="float" office:value="73548" calcext:value-type="float">
            <text:p>735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5" office:value-type="float" office:value="1048732.53" calcext:value-type="float">
            <text:p>1048732,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RARDO AMARILLA</text:p>
          </table:table-cell>
          <table:table-cell table:number-columns-repeated="2" office:value-type="float" office:value="1222805" calcext:value-type="float">
            <text:p>1222805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345000" calcext:value-type="float">
            <text:p>345000</text:p>
          </table:table-cell>
          <table:table-cell office:value-type="float" office:value="0" calcext:value-type="float">
            <text:p>0</text:p>
          </table:table-cell>
          <table:table-cell office:value-type="float" office:value="609155" calcext:value-type="float">
            <text:p>609155</text:p>
          </table:table-cell>
          <table:table-cell office:value-type="float" office:value="11833" calcext:value-type="float">
            <text:p>118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9155" calcext:value-type="float">
            <text:p>60915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825053" calcext:value-type="float">
            <text:p>8250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VARO GERMANO</text:p>
          </table:table-cell>
          <table:table-cell table:number-columns-repeated="2" office:value-type="float" office:value="10200" calcext:value-type="float">
            <text:p>10200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0200" calcext:value-type="float">
            <text:p>10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GGIA LILIÁN PADERN VIERA</text:p>
          </table:table-cell>
          <table:table-cell table:number-columns-repeated="2" office:value-type="float" office:value="873248" calcext:value-type="float">
            <text:p>873248</text:p>
          </table:table-cell>
          <table:table-cell office:value-type="float" office:value="613650" calcext:value-type="float">
            <text:p>613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65" calcext:value-type="float">
            <text:p>63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750206.67" calcext:value-type="float">
            <text:p>750206,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FERNANDO ARAUJO</text:p>
          </table:table-cell>
          <table:table-cell table:number-columns-repeated="2" office:value-type="float" office:value="193900" calcext:value-type="float">
            <text:p>1939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900" calcext:value-type="float">
            <text:p>153900</text:p>
          </table:table-cell>
          <table:table-cell office:value-type="float" office:value="5967" calcext:value-type="float">
            <text:p>5967</text:p>
          </table:table-cell>
          <table:table-cell office:value-type="float" office:value="0" calcext:value-type="float">
            <text:p>0</text:p>
          </table:table-cell>
          <table:table-cell office:value-type="float" office:value="153900" calcext:value-type="float">
            <text:p>1539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51944" calcext:value-type="float">
            <text:p>1519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OSE CARLOS CARDOSO</text:p>
          </table:table-cell>
          <table:table-cell table:number-columns-repeated="2" office:value-type="float" office:value="960000" calcext:value-type="float">
            <text:p>960000</text:p>
          </table:table-cell>
          <table:table-cell office:value-type="float" office:value="720000" calcext:value-type="float">
            <text:p>7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00" calcext:value-type="float">
            <text:p>240000</text:p>
          </table:table-cell>
          <table:table-cell office:value-type="float" office:value="11373" calcext:value-type="float">
            <text:p>113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00" calcext:value-type="float">
            <text:p>24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008519" calcext:value-type="float">
            <text:p>10085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VARO GERMANO</text:p>
          </table:table-cell>
          <table:table-cell table:number-columns-repeated="2" office:value-type="float" office:value="10200" calcext:value-type="float">
            <text:p>102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0200" calcext:value-type="float">
            <text:p>10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CARLOS DIANESSI</text:p>
          </table:table-cell>
          <table:table-cell table:number-columns-repeated="2" office:value-type="float" office:value="319436" calcext:value-type="float">
            <text:p>319436</text:p>
          </table:table-cell>
          <table:table-cell office:value-type="float" office:value="289436" calcext:value-type="float">
            <text:p>289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2730" calcext:value-type="float">
            <text:p>27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316925" calcext:value-type="float">
            <text:p>3169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OSÉ LUIS MOLINA ABREU</text:p>
          </table:table-cell>
          <table:table-cell table:number-columns-repeated="2" office:value-type="float" office:value="491550" calcext:value-type="float">
            <text:p>491550</text:p>
          </table:table-cell>
          <table:table-cell office:value-type="float" office:value="186550" calcext:value-type="float">
            <text:p>186550</text:p>
          </table:table-cell>
          <table:table-cell office:value-type="float" office:value="270000" calcext:value-type="float">
            <text:p>270000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office:value-type="float" office:value="4127" calcext:value-type="float">
            <text:p>4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516194" calcext:value-type="float">
            <text:p>5161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504504" calcext:value-type="float">
            <text:p>504504</text:p>
          </table:table-cell>
          <table:table-cell office:value-type="string" calcext:value-type="string">
            <text:p>WILSON RIET AMARAL</text:p>
          </table:table-cell>
          <table:table-cell table:number-columns-repeated="2" office:value-type="float" office:value="109278" calcext:value-type="float">
            <text:p>109278</text:p>
          </table:table-cell>
          <table:table-cell office:value-type="float" office:value="19278" calcext:value-type="float">
            <text:p>19278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90000" calcext:value-type="float">
            <text:p>9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VARO GERMANO</text:p>
          </table:table-cell>
          <table:table-cell table:number-columns-repeated="2" office:value-type="float" office:value="10200" calcext:value-type="float">
            <text:p>102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0200" calcext:value-type="float">
            <text:p>10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CARLOS ALBISU</text:p>
          </table:table-cell>
          <table:table-cell table:number-columns-repeated="2" office:value-type="float" office:value="1440318" calcext:value-type="float">
            <text:p>1440318</text:p>
          </table:table-cell>
          <table:table-cell office:value-type="float" office:value="1123318" calcext:value-type="float">
            <text:p>1123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000" calcext:value-type="float">
            <text:p>317000</text:p>
          </table:table-cell>
          <table:table-cell office:value-type="float" office:value="10906" calcext:value-type="float">
            <text:p>10906</text:p>
          </table:table-cell>
          <table:table-cell office:value-type="float" office:value="0" calcext:value-type="float">
            <text:p>0</text:p>
          </table:table-cell>
          <table:table-cell office:value-type="float" office:value="202000" calcext:value-type="float">
            <text:p>20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000" calcext:value-type="float">
            <text:p>115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440318" calcext:value-type="float">
            <text:p>14403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JOSE MARIA UBICI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float" office:value="86646" calcext:value-type="float">
            <text:p>86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48100" calcext:value-type="float">
            <text:p>48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00" calcext:value-type="float">
            <text:p>319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74328" calcext:value-type="float">
            <text:p>743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DRIGO GOÑI</text:p>
          </table:table-cell>
          <table:table-cell table:number-columns-repeated="2" office:value-type="float" office:value="1684117" calcext:value-type="float">
            <text:p>1684117</text:p>
          </table:table-cell>
          <table:table-cell office:value-type="float" office:value="755981" calcext:value-type="float">
            <text:p>755981</text:p>
          </table:table-cell>
          <table:table-cell office:value-type="float" office:value="460000" calcext:value-type="float">
            <text:p>460000</text:p>
          </table:table-cell>
          <table:table-cell office:value-type="float" office:value="0" calcext:value-type="float">
            <text:p>0</text:p>
          </table:table-cell>
          <table:table-cell office:value-type="float" office:value="468136" calcext:value-type="float">
            <text:p>468136</text:p>
          </table:table-cell>
          <table:table-cell office:value-type="float" office:value="7329" calcext:value-type="float">
            <text:p>73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8136" calcext:value-type="float">
            <text:p>46813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684117" calcext:value-type="float">
            <text:p>16841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NUEL LARREA</text:p>
          </table:table-cell>
          <table:table-cell table:number-columns-repeated="2" office:value-type="float" office:value="275460" calcext:value-type="float">
            <text:p>275460</text:p>
          </table:table-cell>
          <table:table-cell office:value-type="float" office:value="125460" calcext:value-type="float">
            <text:p>125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30" calcext:value-type="float">
            <text:p>12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08397" calcext:value-type="float">
            <text:p>1083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VARO GERMANO</text:p>
          </table:table-cell>
          <table:table-cell table:number-columns-repeated="2" office:value-type="float" office:value="10200" calcext:value-type="float">
            <text:p>102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0200" calcext:value-type="float">
            <text:p>10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UBEN BACIGALUPE</text:p>
          </table:table-cell>
          <table:table-cell table:number-columns-repeated="2" office:value-type="float" office:value="1443170" calcext:value-type="float">
            <text:p>1443170</text:p>
          </table:table-cell>
          <table:table-cell office:value-type="float" office:value="1411170" calcext:value-type="float">
            <text:p>1411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13835" calcext:value-type="float">
            <text:p>13835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825481.5" calcext:value-type="float">
            <text:p>825481,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RAUL <text:s/>ZORRILLA DE SAN MARTIN</text:p>
          </table:table-cell>
          <table:table-cell table:number-columns-repeated="2" office:value-type="float" office:value="248525" calcext:value-type="float">
            <text:p>248525</text:p>
          </table:table-cell>
          <table:table-cell office:value-type="float" office:value="56825" calcext:value-type="float">
            <text:p>56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700" calcext:value-type="float">
            <text:p>191700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700" calcext:value-type="float">
            <text:p>111700</text:p>
          </table:table-cell>
          <table:table-cell office:value-type="float" office:value="60000" calcext:value-type="float">
            <text:p>60000</text:p>
          </table:table-cell>
          <table:table-cell table:number-columns-repeated="2" table:style-name="ce5" office:value-type="float" office:value="191603" calcext:value-type="float">
            <text:p>1916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222014" calcext:value-type="float">
            <text:p>222014</text:p>
          </table:table-cell>
          <table:table-cell office:value-type="string" calcext:value-type="string">
            <text:p>CARLOS DANIEL CAMY</text:p>
          </table:table-cell>
          <table:table-cell table:number-columns-repeated="2" office:value-type="float" office:value="1177835" calcext:value-type="float">
            <text:p>1177835</text:p>
          </table:table-cell>
          <table:table-cell office:value-type="float" office:value="1092428" calcext:value-type="float">
            <text:p>1092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407" calcext:value-type="float">
            <text:p>85407</text:p>
          </table:table-cell>
          <table:table-cell office:value-type="float" office:value="10932" calcext:value-type="float">
            <text:p>109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407" calcext:value-type="float">
            <text:p>8540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177835" calcext:value-type="float">
            <text:p>11778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ESUS BENAVENTE</text:p>
          </table:table-cell>
          <table:table-cell table:number-columns-repeated="2" office:value-type="float" office:value="11000" calcext:value-type="float">
            <text:p>110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14987" calcext:value-type="float">
            <text:p>14987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1000" calcext:value-type="float">
            <text:p>11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RTIN IRISARRI </text:p>
          </table:table-cell>
          <table:table-cell table:number-columns-repeated="2" office:value-type="float" office:value="566188" calcext:value-type="float">
            <text:p>566188</text:p>
          </table:table-cell>
          <table:table-cell office:value-type="float" office:value="497188" calcext:value-type="float">
            <text:p>497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883" calcext:value-type="float">
            <text:p>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593316" calcext:value-type="float">
            <text:p>5933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GUILLERMO BESOZZI</text:p>
          </table:table-cell>
          <table:table-cell table:number-columns-repeated="2" office:value-type="float" office:value="982500" calcext:value-type="float">
            <text:p>982500</text:p>
          </table:table-cell>
          <table:table-cell office:value-type="float" office:value="792500" calcext:value-type="float">
            <text:p>79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00" calcext:value-type="float">
            <text:p>19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000" calcext:value-type="float">
            <text:p>19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820329" calcext:value-type="float">
            <text:p>8203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MIGUEL ANGEL RONDAN FLEITAS</text:p>
          </table:table-cell>
          <table:table-cell table:number-columns-repeated="2" office:value-type="float" office:value="168401" calcext:value-type="float">
            <text:p>168401</text:p>
          </table:table-cell>
          <table:table-cell office:value-type="float" office:value="72053" calcext:value-type="float">
            <text:p>72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48" calcext:value-type="float">
            <text:p>96348</text:p>
          </table:table-cell>
          <table:table-cell office:value-type="float" office:value="1298" calcext:value-type="float">
            <text:p>1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348" calcext:value-type="float">
            <text:p>9634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68401" calcext:value-type="float">
            <text:p>1684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 FIGURA EN LA PAGINA DE LA CORTE ELECTORAL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5"/>- 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VARO GERMANO</text:p>
          </table:table-cell>
          <table:table-cell table:number-columns-repeated="2" office:value-type="float" office:value="10200" calcext:value-type="float">
            <text:p>102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0200" calcext:value-type="float">
            <text:p>10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LFREDO DE MATTOS</text:p>
          </table:table-cell>
          <table:table-cell table:number-columns-repeated="3" office:value-type="float" office:value="808700" calcext:value-type="float">
            <text:p>808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11" calcext:value-type="float">
            <text:p>13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506946" calcext:value-type="float">
            <text:p>5069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DARÍO FERRAZ BRAGA</text:p>
          </table:table-cell>
          <table:table-cell office:value-type="float" office:value="248518" calcext:value-type="float">
            <text:p>248518</text:p>
          </table:table-cell>
          <table:table-cell office:value-type="float" office:value="224518" calcext:value-type="float">
            <text:p>224518</text:p>
          </table:table-cell>
          <table:table-cell office:value-type="float" office:value="96318" calcext:value-type="float">
            <text:p>96318</text:p>
          </table:table-cell>
          <table:table-cell table:number-columns-repeated="2" office:value-type="float" office:value="24000" calcext:value-type="float">
            <text:p>24000</text:p>
          </table:table-cell>
          <table:table-cell office:value-type="float" office:value="106200" calcext:value-type="float">
            <text:p>106200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00" calcext:value-type="float">
            <text:p>712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1882" calcext:value-type="float">
            <text:p>221882</text:p>
          </table:table-cell>
          <table:table-cell table:style-name="ce5" office:value-type="float" office:value="197882" calcext:value-type="float">
            <text:p>1978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WILSON APARICIO EZQUERRA ALONSO</text:p>
          </table:table-cell>
          <table:table-cell table:number-columns-repeated="2" office:value-type="float" office:value="1598936" calcext:value-type="float">
            <text:p>1598936</text:p>
          </table:table-cell>
          <table:table-cell office:value-type="float" office:value="1398936" calcext:value-type="float">
            <text:p>1398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3707" calcext:value-type="float">
            <text:p>137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582701" calcext:value-type="float">
            <text:p>15827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504206" calcext:value-type="float">
            <text:p>504206</text:p>
          </table:table-cell>
          <table:table-cell office:value-type="string" calcext:value-type="string">
            <text:p>JORGE NESTOR SERPA PEREIRA</text:p>
          </table:table-cell>
          <table:table-cell table:number-columns-repeated="2" office:value-type="float" office:value="147500" calcext:value-type="float">
            <text:p>147500</text:p>
          </table:table-cell>
          <table:table-cell office:value-type="float" office:value="7504" calcext:value-type="float">
            <text:p>7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00" calcext:value-type="float">
            <text:p>14000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000" calcext:value-type="float">
            <text:p>14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47500" calcext:value-type="float">
            <text:p>1475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IBAL JOSE ENRIQUE BENTOS GUIMARAES ECHEVERRIA</text:p>
          </table:table-cell>
          <table:table-cell table:number-columns-repeated="2" office:value-type="float" office:value="186700" calcext:value-type="float">
            <text:p>186700</text:p>
          </table:table-cell>
          <table:table-cell office:value-type="float" office:value="43500" calcext:value-type="float">
            <text:p>4350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103200" calcext:value-type="float">
            <text:p>103200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59600" calcext:value-type="float">
            <text:p>59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00" calcext:value-type="float">
            <text:p>37000</text:p>
          </table:table-cell>
          <table:table-cell office:value-type="float" office:value="6600" calcext:value-type="float">
            <text:p>6600</text:p>
          </table:table-cell>
          <table:table-cell table:number-columns-repeated="2" table:style-name="ce5" office:value-type="float" office:value="40861.3" calcext:value-type="float">
            <text:p>40861,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RIO FABIAN SILVERA ARAUJO</text:p>
          </table:table-cell>
          <table:table-cell table:number-columns-repeated="2" office:value-type="float" office:value="1053192" calcext:value-type="float">
            <text:p>1053192</text:p>
          </table:table-cell>
          <table:table-cell office:value-type="float" office:value="835446" calcext:value-type="float">
            <text:p>835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746" calcext:value-type="float">
            <text:p>217746</text:p>
          </table:table-cell>
          <table:table-cell office:value-type="float" office:value="8462" calcext:value-type="float">
            <text:p>8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7746" calcext:value-type="float">
            <text:p>21774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053192" calcext:value-type="float">
            <text:p>10531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. EDGARDO MIER ESTADES</text:p>
          </table:table-cell>
          <table:table-cell table:number-columns-repeated="2" office:value-type="float" office:value="2259574" calcext:value-type="float">
            <text:p>2259574</text:p>
          </table:table-cell>
          <table:table-cell office:value-type="float" office:value="704000" calcext:value-type="float">
            <text:p>70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574" calcext:value-type="float">
            <text:p>1555574</text:p>
          </table:table-cell>
          <table:table-cell office:value-type="float" office:value="8549" calcext:value-type="float">
            <text:p>85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5574" calcext:value-type="float">
            <text:p>155557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870319" calcext:value-type="float">
            <text:p>18703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RES RODRIGUEZ VANUFFELEN</text:p>
          </table:table-cell>
          <table:table-cell table:number-columns-repeated="2" office:value-type="float" office:value="120000" calcext:value-type="float">
            <text:p>120000</text:p>
          </table:table-cell>
          <table:table-cell office:value-type="float" office:value="105000" calcext:value-type="float">
            <text:p>10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985" calcext:value-type="float">
            <text:p>9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20000" calcext:value-type="float">
            <text:p>120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CARLOS ANTONIO SIGNORELLI LARROSA</text:p>
          </table:table-cell>
          <table:table-cell table:number-columns-repeated="2" office:value-type="float" office:value="799838" calcext:value-type="float">
            <text:p>799838</text:p>
          </table:table-cell>
          <table:table-cell office:value-type="float" office:value="474838" calcext:value-type="float">
            <text:p>474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000" calcext:value-type="float">
            <text:p>325000</text:p>
          </table:table-cell>
          <table:table-cell office:value-type="float" office:value="5719" calcext:value-type="float">
            <text:p>5719</text:p>
          </table:table-cell>
          <table:table-cell office:value-type="float" office:value="0" calcext:value-type="float">
            <text:p>0</text:p>
          </table:table-cell>
          <table:table-cell office:value-type="float" office:value="230000" calcext:value-type="float">
            <text:p>230000</text:p>
          </table:table-cell>
          <table:table-cell office:value-type="float" office:value="0" calcext:value-type="float">
            <text:p>0</text:p>
          </table:table-cell>
          <table:table-cell office:value-type="float" office:value="95000" calcext:value-type="float">
            <text:p>9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795640" calcext:value-type="float">
            <text:p>7956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RENATO SAMBUCETTI</text:p>
          </table:table-cell>
          <table:table-cell table:number-columns-repeated="2" office:value-type="float" office:value="539184" calcext:value-type="float">
            <text:p>539184</text:p>
          </table:table-cell>
          <table:table-cell office:value-type="float" office:value="491620" calcext:value-type="float">
            <text:p>491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64" calcext:value-type="float">
            <text:p>47564</text:p>
          </table:table-cell>
          <table:table-cell office:value-type="float" office:value="2218" calcext:value-type="float">
            <text:p>2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41364" calcext:value-type="float">
            <text:p>4136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539184" calcext:value-type="float">
            <text:p>539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RIAN PEÑA</text:p>
          </table:table-cell>
          <table:table-cell table:number-columns-repeated="3" office:value-type="float" office:value="2799349" calcext:value-type="float">
            <text:p>2799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96" calcext:value-type="float">
            <text:p>2709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2799349" calcext:value-type="float">
            <text:p>27993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DANIELA BARINDELLI</text:p>
          </table:table-cell>
          <table:table-cell table:number-columns-repeated="2" office:value-type="float" office:value="1911720" calcext:value-type="float">
            <text:p>1911720</text:p>
          </table:table-cell>
          <table:table-cell office:value-type="float" office:value="1045172" calcext:value-type="float">
            <text:p>1045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6548" calcext:value-type="float">
            <text:p>866548</text:p>
          </table:table-cell>
          <table:table-cell office:value-type="float" office:value="10117" calcext:value-type="float">
            <text:p>10117</text:p>
          </table:table-cell>
          <table:table-cell office:value-type="float" office:value="0" calcext:value-type="float">
            <text:p>0</text:p>
          </table:table-cell>
          <table:table-cell office:value-type="float" office:value="342500" calcext:value-type="float">
            <text:p>34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048" calcext:value-type="float">
            <text:p>52404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733096" calcext:value-type="float">
            <text:p>17330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URICIO ALBERTO CROSA ARRARTE</text:p>
          </table:table-cell>
          <table:table-cell table:number-columns-repeated="2" office:value-type="float" office:value="748246" calcext:value-type="float">
            <text:p>748246</text:p>
          </table:table-cell>
          <table:table-cell office:value-type="float" office:value="294372" calcext:value-type="float">
            <text:p>294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874" calcext:value-type="float">
            <text:p>453874</text:p>
          </table:table-cell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  <table:table-cell office:value-type="float" office:value="453874" calcext:value-type="float">
            <text:p>4538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748246" calcext:value-type="float">
            <text:p>7482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KIRIA OLANO</text:p>
          </table:table-cell>
          <table:table-cell table:number-columns-repeated="2" office:value-type="float" office:value="675532" calcext:value-type="float">
            <text:p>675532</text:p>
          </table:table-cell>
          <table:table-cell office:value-type="float" office:value="488782" calcext:value-type="float">
            <text:p>488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750" calcext:value-type="float">
            <text:p>186750</text:p>
          </table:table-cell>
          <table:table-cell office:value-type="float" office:value="4737" calcext:value-type="float">
            <text:p>47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750" calcext:value-type="float">
            <text:p>18675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675442.6" calcext:value-type="float">
            <text:p>675442,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NIEL BIANCHI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0" calcext:value-type="float">
            <text:p>0</text:p>
          </table:table-cell>
          <table:table-cell office:value-type="float" office:value="842729" calcext:value-type="float">
            <text:p>842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1271" calcext:value-type="float">
            <text:p>1491271</text:p>
          </table:table-cell>
          <table:table-cell office:value-type="float" office:value="8191" calcext:value-type="float">
            <text:p>81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1271" calcext:value-type="float">
            <text:p>149127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334000" calcext:value-type="float">
            <text:p>2334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LIPE MARTÍN PÉREZ BANCHERO</text:p>
          </table:table-cell>
          <table:table-cell table:number-columns-repeated="2" office:value-type="float" office:value="976031" calcext:value-type="float">
            <text:p>976031</text:p>
          </table:table-cell>
          <table:table-cell office:value-type="float" office:value="440031" calcext:value-type="float">
            <text:p>440031</text:p>
          </table:table-cell>
          <table:table-cell office:value-type="float" office:value="536000" calcext:value-type="float">
            <text:p>53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7" calcext:value-type="float">
            <text:p>42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969232" calcext:value-type="float">
            <text:p>9692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SE PEDRO VARELA</text:p>
          </table:table-cell>
          <table:table-cell table:number-columns-repeated="2" office:value-type="float" office:value="413406" calcext:value-type="float">
            <text:p>413406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336000" calcext:value-type="float">
            <text:p>336000</text:p>
          </table:table-cell>
          <table:table-cell office:value-type="float" office:value="0" calcext:value-type="float">
            <text:p>0</text:p>
          </table:table-cell>
          <table:table-cell office:value-type="float" office:value="77406" calcext:value-type="float">
            <text:p>77406</text:p>
          </table:table-cell>
          <table:table-cell office:value-type="float" office:value="3680" calcext:value-type="float">
            <text:p>36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406" calcext:value-type="float">
            <text:p>7740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413406" calcext:value-type="float">
            <text:p>413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ALVARO ACUÑA DE MARCO</text:p>
          </table:table-cell>
          <table:table-cell table:number-columns-repeated="2" office:value-type="float" office:value="181946" calcext:value-type="float">
            <text:p>181946</text:p>
          </table:table-cell>
          <table:table-cell office:value-type="float" office:value="149946" calcext:value-type="float">
            <text:p>149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1783" calcext:value-type="float">
            <text:p>17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34500" calcext:value-type="float">
            <text:p>2345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BASTIAN GONZALEZ</text:p>
          </table:table-cell>
          <table:table-cell table:number-columns-repeated="2" office:value-type="float" office:value="261744" calcext:value-type="float">
            <text:p>261744</text:p>
          </table:table-cell>
          <table:table-cell office:value-type="float" office:value="245160" calcext:value-type="float">
            <text:p>245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84" calcext:value-type="float">
            <text:p>16584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9584" calcext:value-type="float">
            <text:p>9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61744" calcext:value-type="float">
            <text:p>2617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VIER BELLINI</text:p>
          </table:table-cell>
          <table:table-cell table:number-columns-repeated="2" office:value-type="float" office:value="176296" calcext:value-type="float">
            <text:p>176296</text:p>
          </table:table-cell>
          <table:table-cell office:value-type="float" office:value="128296" calcext:value-type="float">
            <text:p>128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46791" calcext:value-type="float">
            <text:p>467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SE PEDRO DELGADO HERNANDEZ</text:p>
          </table:table-cell>
          <table:table-cell table:number-columns-repeated="2" office:value-type="float" office:value="473546" calcext:value-type="float">
            <text:p>473546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453546" calcext:value-type="float">
            <text:p>453546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4106" calcext:value-type="float">
            <text:p>4106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411047.2" calcext:value-type="float">
            <text:p>411047,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AN JUSTO AMARO CEDRES</text:p>
          </table:table-cell>
          <table:table-cell table:number-columns-repeated="2" office:value-type="float" office:value="615601" calcext:value-type="float">
            <text:p>615601</text:p>
          </table:table-cell>
          <table:table-cell office:value-type="float" office:value="359503" calcext:value-type="float">
            <text:p>359503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50098" calcext:value-type="float">
            <text:p>250098</text:p>
          </table:table-cell>
          <table:table-cell office:value-type="float" office:value="3943" calcext:value-type="float">
            <text:p>39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98" calcext:value-type="float">
            <text:p>25009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362073.87" calcext:value-type="float">
            <text:p>362073,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BERT BOUVIER</text:p>
          </table:table-cell>
          <table:table-cell table:number-columns-repeated="2" office:value-type="float" office:value="833279" calcext:value-type="float">
            <text:p>833279</text:p>
          </table:table-cell>
          <table:table-cell office:value-type="float" office:value="471303" calcext:value-type="float">
            <text:p>471303</text:p>
          </table:table-cell>
          <table:table-cell office:value-type="float" office:value="361976" calcext:value-type="float">
            <text:p>361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8" calcext:value-type="float">
            <text:p>46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833279" calcext:value-type="float">
            <text:p>8332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GUSTAVO RISSO SINGLAN</text:p>
          </table:table-cell>
          <table:table-cell table:number-columns-repeated="2" office:value-type="float" office:value="643000" calcext:value-type="float">
            <text:p>6430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8000" calcext:value-type="float">
            <text:p>598000</text:p>
          </table:table-cell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  <table:table-cell office:value-type="float" office:value="202000" calcext:value-type="float">
            <text:p>20200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313000" calcext:value-type="float">
            <text:p>313000</text:p>
          </table:table-cell>
          <table:table-cell office:value-type="float" office:value="33000" calcext:value-type="float">
            <text:p>33000</text:p>
          </table:table-cell>
          <table:table-cell table:number-columns-repeated="2" table:style-name="ce5" office:value-type="float" office:value="637000" calcext:value-type="float">
            <text:p>637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RMAN CARDOSO</text:p>
          </table:table-cell>
          <table:table-cell table:number-columns-repeated="2" office:value-type="float" office:value="2151000" calcext:value-type="float">
            <text:p>2151000</text:p>
          </table:table-cell>
          <table:table-cell office:value-type="float" office:value="1126000" calcext:value-type="float">
            <text:p>112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000" calcext:value-type="float">
            <text:p>1025000</text:p>
          </table:table-cell>
          <table:table-cell office:value-type="float" office:value="11036" calcext:value-type="float">
            <text:p>11036</text:p>
          </table:table-cell>
          <table:table-cell office:value-type="float" office:value="1" calcext:value-type="float">
            <text:p>1</text:p>
          </table:table-cell>
          <table:table-cell office:value-type="float" office:value="47000" calcext:value-type="float">
            <text:p>47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598000" calcext:value-type="float">
            <text:p>598000</text:p>
          </table:table-cell>
          <table:table-cell table:number-columns-repeated="2" table:style-name="ce5" office:value-type="float" office:value="2049000" calcext:value-type="float">
            <text:p>2049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DUARDO ELINGER</text:p>
          </table:table-cell>
          <table:table-cell table:number-columns-repeated="2" office:value-type="float" office:value="2221163" calcext:value-type="float">
            <text:p>2221163</text:p>
          </table:table-cell>
          <table:table-cell office:value-type="float" office:value="784686" calcext:value-type="float">
            <text:p>784686</text:p>
          </table:table-cell>
          <table:table-cell office:value-type="float" office:value="715740" calcext:value-type="float">
            <text:p>715740</text:p>
          </table:table-cell>
          <table:table-cell office:value-type="float" office:value="0" calcext:value-type="float">
            <text:p>0</text:p>
          </table:table-cell>
          <table:table-cell office:value-type="float" office:value="1436477" calcext:value-type="float">
            <text:p>1436477</text:p>
          </table:table-cell>
          <table:table-cell office:value-type="float" office:value="7693" calcext:value-type="float">
            <text:p>7693</text:p>
          </table:table-cell>
          <table:table-cell office:value-type="float" office:value="0" calcext:value-type="float">
            <text:p>0</text:p>
          </table:table-cell>
          <table:table-cell office:value-type="float" office:value="715740" calcext:value-type="float">
            <text:p>715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310" calcext:value-type="float">
            <text:p>700310</text:p>
          </table:table-cell>
          <table:table-cell office:value-type="float" office:value="20427" calcext:value-type="float">
            <text:p>20427</text:p>
          </table:table-cell>
          <table:table-cell table:number-columns-repeated="2" table:style-name="ce5" office:value-type="float" office:value="818565" calcext:value-type="float">
            <text:p>8185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UILLERMO FACELLO</text:p>
          </table:table-cell>
          <table:table-cell office:value-type="float" office:value="4619700" calcext:value-type="float">
            <text:p>4619700</text:p>
          </table:table-cell>
          <table:table-cell office:value-type="float" office:value="0" calcext:value-type="float">
            <text:p>0</text:p>
          </table:table-cell>
          <table:table-cell office:value-type="float" office:value="4619700" calcext:value-type="float">
            <text:p>4619700</text:p>
          </table:table-cell>
          <table:table-cell office:value-type="float" office:value="0" calcext:value-type="float">
            <text:p>0</text:p>
          </table:table-cell>
          <table:table-cell office:value-type="float" office:value="4619700" calcext:value-type="float">
            <text:p>4619700</text:p>
          </table:table-cell>
          <table:table-cell office:value-type="float" office:value="0" calcext:value-type="float">
            <text:p>0</text:p>
          </table:table-cell>
          <table:table-cell office:value-type="float" office:value="66188" calcext:value-type="float">
            <text:p>6618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4619700" calcext:value-type="float">
            <text:p>46197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OSÉ AMORIN</text:p>
          </table:table-cell>
          <table:table-cell table:number-columns-repeated="2" office:value-type="float" office:value="3476778" calcext:value-type="float">
            <text:p>3476778</text:p>
          </table:table-cell>
          <table:table-cell office:value-type="float" office:value="3066528" calcext:value-type="float">
            <text:p>306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250" calcext:value-type="float">
            <text:p>410250</text:p>
          </table:table-cell>
          <table:table-cell office:value-type="float" office:value="31159" calcext:value-type="float">
            <text:p>31159</text:p>
          </table:table-cell>
          <table:table-cell office:value-type="float" office:value="1" calcext:value-type="float">
            <text:p>1</text:p>
          </table:table-cell>
          <table:table-cell office:value-type="float" office:value="245250" calcext:value-type="float">
            <text:p>245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000" calcext:value-type="float">
            <text:p>165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149824" calcext:value-type="float">
            <text:p>21498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9989" calcext:value-type="float">
            <text:p>9989</text:p>
          </table:table-cell>
          <table:table-cell office:value-type="string" calcext:value-type="string">
            <text:p>SHEILA DUARTE GUERRERO</text:p>
          </table:table-cell>
          <table:table-cell table:number-columns-repeated="2" office:value-type="float" office:value="153522" calcext:value-type="float">
            <text:p>153522</text:p>
          </table:table-cell>
          <table:table-cell office:value-type="float" office:value="53346" calcext:value-type="float">
            <text:p>53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76" calcext:value-type="float">
            <text:p>100176</text:p>
          </table:table-cell>
          <table:table-cell office:value-type="float" office:value="649" calcext:value-type="float">
            <text:p>6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176" calcext:value-type="float">
            <text:p>10017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00176" calcext:value-type="float">
            <text:p>1001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TER VERRI</text:p>
          </table:table-cell>
          <table:table-cell table:number-columns-repeated="2" office:value-type="float" office:value="697225" calcext:value-type="float">
            <text:p>697225</text:p>
          </table:table-cell>
          <table:table-cell office:value-type="float" office:value="483182" calcext:value-type="float">
            <text:p>483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043" calcext:value-type="float">
            <text:p>214043</text:p>
          </table:table-cell>
          <table:table-cell office:value-type="float" office:value="4684" calcext:value-type="float">
            <text:p>4684</text:p>
          </table:table-cell>
          <table:table-cell office:value-type="float" office:value="1" calcext:value-type="float">
            <text:p>1</text:p>
          </table:table-cell>
          <table:table-cell office:value-type="float" office:value="9400" calcext:value-type="float">
            <text:p>9400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203783" calcext:value-type="float">
            <text:p>20378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669840.38" calcext:value-type="float">
            <text:p>669840,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VID HELGUERA</text:p>
          </table:table-cell>
          <table:table-cell table:number-columns-repeated="2" office:value-type="float" office:value="208634" calcext:value-type="float">
            <text:p>208634</text:p>
          </table:table-cell>
          <table:table-cell office:value-type="float" office:value="208504" calcext:value-type="float">
            <text:p>208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176" calcext:value-type="float">
            <text:p>199176</text:p>
          </table:table-cell>
          <table:table-cell office:value-type="float" office:value="2043" calcext:value-type="float">
            <text:p>20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9176" calcext:value-type="float">
            <text:p>19917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99176" calcext:value-type="float">
            <text:p>1991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RICARDO MOLINELLI</text:p>
          </table:table-cell>
          <table:table-cell table:number-columns-repeated="3" office:value-type="float" office:value="243306" calcext:value-type="float">
            <text:p>243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390" calcext:value-type="float">
            <text:p>2003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ILIO PINAZO</text:p>
          </table:table-cell>
          <table:table-cell table:number-columns-repeated="2" office:value-type="float" office:value="413294" calcext:value-type="float">
            <text:p>413294</text:p>
          </table:table-cell>
          <table:table-cell office:value-type="float" office:value="261741" calcext:value-type="float">
            <text:p>261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553" calcext:value-type="float">
            <text:p>151553</text:p>
          </table:table-cell>
          <table:table-cell office:value-type="float" office:value="2531" calcext:value-type="float">
            <text:p>2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1553" calcext:value-type="float">
            <text:p>15155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413294" calcext:value-type="float">
            <text:p>4132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AN SERRES</text:p>
          </table:table-cell>
          <table:table-cell table:number-columns-repeated="3" office:value-type="float" office:value="54279" calcext:value-type="float">
            <text:p>54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41165" calcext:value-type="float">
            <text:p>411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GABRIEL GALLAND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5"/>- 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91169" calcext:value-type="float">
            <text:p>1911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SANDRA DODERA</text:p>
          </table:table-cell>
          <table:table-cell table:number-columns-repeated="2" office:value-type="float" office:value="52734" calcext:value-type="float">
            <text:p>52734</text:p>
          </table:table-cell>
          <table:table-cell office:value-type="float" office:value="32734" calcext:value-type="float">
            <text:p>32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395" calcext:value-type="float">
            <text:p>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46363" calcext:value-type="float">
            <text:p>463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8515" calcext:value-type="float">
            <text:p>8515</text:p>
          </table:table-cell>
          <table:table-cell office:value-type="string" calcext:value-type="string">
            <text:p>DANIEL PORRO PORTELA</text:p>
          </table:table-cell>
          <table:table-cell table:number-columns-repeated="2" office:value-type="float" office:value="12595" calcext:value-type="float">
            <text:p>12595</text:p>
          </table:table-cell>
          <table:table-cell office:value-type="float" office:value="71765" calcext:value-type="float">
            <text:p>71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95" calcext:value-type="float">
            <text:p>12595</text:p>
          </table:table-cell>
          <table:table-cell office:value-type="float" office:value="866" calcext:value-type="float">
            <text:p>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8595" calcext:value-type="float">
            <text:p>8595</text:p>
          </table:table-cell>
          <table:table-cell table:number-columns-repeated="2" table:style-name="ce5" office:value-type="float" office:value="55072" calcext:value-type="float">
            <text:p>550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URICIO GONZALEZ LUCAS</text:p>
          </table:table-cell>
          <table:table-cell table:number-columns-repeated="3" office:value-type="float" office:value="979200" calcext:value-type="float">
            <text:p>979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345883.19" calcext:value-type="float">
            <text:p>345883,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BARE VIERA DUARTE</text:p>
          </table:table-cell>
          <table:table-cell table:number-columns-repeated="2" office:value-type="float" office:value="1314474" calcext:value-type="float">
            <text:p>1314474</text:p>
          </table:table-cell>
          <table:table-cell office:value-type="float" office:value="1156474" calcext:value-type="float">
            <text:p>1156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000" calcext:value-type="float">
            <text:p>158000</text:p>
          </table:table-cell>
          <table:table-cell office:value-type="float" office:value="14049" calcext:value-type="float">
            <text:p>14049</text:p>
          </table:table-cell>
          <table:table-cell office:value-type="float" office:value="1" calcext:value-type="float">
            <text:p>1</text:p>
          </table:table-cell>
          <table:table-cell office:value-type="float" office:value="158000" calcext:value-type="float">
            <text:p>158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279385" calcext:value-type="float">
            <text:p>12793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IME PIENICA </text:p>
          </table:table-cell>
          <table:table-cell table:number-columns-repeated="2" office:value-type="float" office:value="267528" calcext:value-type="float">
            <text:p>267528</text:p>
          </table:table-cell>
          <table:table-cell office:value-type="float" office:value="185337" calcext:value-type="float">
            <text:p>185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191" calcext:value-type="float">
            <text:p>82191</text:p>
          </table:table-cell>
          <table:table-cell office:value-type="float" office:value="1816" calcext:value-type="float">
            <text:p>18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191" calcext:value-type="float">
            <text:p>8219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67528" calcext:value-type="float">
            <text:p>2675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ANETH PUÑALES BRUM</text:p>
          </table:table-cell>
          <table:table-cell table:number-columns-repeated="2" office:value-type="float" office:value="414902" calcext:value-type="float">
            <text:p>414902</text:p>
          </table:table-cell>
          <table:table-cell office:value-type="float" office:value="389902" calcext:value-type="float">
            <text:p>389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99" calcext:value-type="float">
            <text:p>24999</text:p>
          </table:table-cell>
          <table:table-cell office:value-type="float" office:value="3798" calcext:value-type="float">
            <text:p>3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99" calcext:value-type="float">
            <text:p>24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412500" calcext:value-type="float">
            <text:p>4125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ADRIAN SANCHEZ RUIZ</text:p>
          </table:table-cell>
          <table:table-cell table:number-columns-repeated="2" office:value-type="float" office:value="513826" calcext:value-type="float">
            <text:p>513826</text:p>
          </table:table-cell>
          <table:table-cell office:value-type="float" office:value="230826" calcext:value-type="float">
            <text:p>230826</text:p>
          </table:table-cell>
          <table:table-cell office:value-type="float" office:value="0" calcext:value-type="float">
            <text:p>0</text:p>
          </table:table-cell>
          <table:table-cell office:value-type="float" office:value="230826" calcext:value-type="float">
            <text:p>230826</text:p>
          </table:table-cell>
          <table:table-cell office:value-type="float" office:value="283000" calcext:value-type="float">
            <text:p>283000</text:p>
          </table:table-cell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81650" calcext:value-type="float">
            <text:p>2816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GO BARLA</text:p>
          </table:table-cell>
          <table:table-cell table:number-columns-repeated="2" office:value-type="float" office:value="308000" calcext:value-type="float">
            <text:p>308000</text:p>
          </table:table-cell>
          <table:table-cell office:value-type="float" office:value="189716" calcext:value-type="float">
            <text:p>189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284" calcext:value-type="float">
            <text:p>118284</text:p>
          </table:table-cell>
          <table:table-cell office:value-type="float" office:value="1845" calcext:value-type="float">
            <text:p>18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284" calcext:value-type="float">
            <text:p>11828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308000" calcext:value-type="float">
            <text:p>308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OSÉ MARÍA AGUIRRE</text:p>
          </table:table-cell>
          <table:table-cell table:number-columns-repeated="2" office:value-type="float" office:value="583000" calcext:value-type="float">
            <text:p>583000</text:p>
          </table:table-cell>
          <table:table-cell office:value-type="float" office:value="110000" calcext:value-type="float">
            <text:p>1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000" calcext:value-type="float">
            <text:p>583000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3000" calcext:value-type="float">
            <text:p>93000</text:p>
          </table:table-cell>
          <table:table-cell table:number-columns-repeated="2" table:style-name="ce5" office:value-type="float" office:value="587000" calcext:value-type="float">
            <text:p>587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RIA CECILIA EGUILUZ LAXAGUE</text:p>
          </table:table-cell>
          <table:table-cell table:number-columns-repeated="2" office:value-type="float" office:value="1985213" calcext:value-type="float">
            <text:p>1985213</text:p>
          </table:table-cell>
          <table:table-cell office:value-type="float" office:value="1665280" calcext:value-type="float">
            <text:p>1665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733" calcext:value-type="float">
            <text:p>397733</text:p>
          </table:table-cell>
          <table:table-cell office:value-type="float" office:value="16737" calcext:value-type="float">
            <text:p>16737</text:p>
          </table:table-cell>
          <table:table-cell office:value-type="float" office:value="1" calcext:value-type="float">
            <text:p>1</text:p>
          </table:table-cell>
          <table:table-cell office:value-type="float" office:value="77800" calcext:value-type="float">
            <text:p>77800</text:p>
          </table:table-cell>
          <table:table-cell office:value-type="float" office:value="0" calcext:value-type="float">
            <text:p>0</text:p>
          </table:table-cell>
          <table:table-cell office:value-type="float" office:value="125871" calcext:value-type="float">
            <text:p>125871</text:p>
          </table:table-cell>
          <table:table-cell office:value-type="float" office:value="77800" calcext:value-type="float">
            <text:p>77800</text:p>
          </table:table-cell>
          <table:table-cell office:value-type="float" office:value="116262" calcext:value-type="float">
            <text:p>116262</text:p>
          </table:table-cell>
          <table:table-cell table:number-columns-repeated="2" table:style-name="ce5" office:value-type="float" office:value="1920907" calcext:value-type="float">
            <text:p>19209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USTAVO CERSOSIMO <text:s/>MICHELINI</text:p>
          </table:table-cell>
          <table:table-cell table:number-columns-repeated="3" office:value-type="float" office:value="721500" calcext:value-type="float">
            <text:p>72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40" calcext:value-type="float">
            <text:p>574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5" office:value-type="float" office:value="566361.23" calcext:value-type="float">
            <text:p>566361,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10151515" calcext:value-type="float">
            <text:p>10151515</text:p>
          </table:table-cell>
          <table:table-cell office:value-type="string" calcext:value-type="string">
            <text:p>FRANCISCO ZUNINO TORTEROLA</text:p>
          </table:table-cell>
          <table:table-cell table:number-columns-repeated="2" office:value-type="float" office:value="458410" calcext:value-type="float">
            <text:p>458410</text:p>
          </table:table-cell>
          <table:table-cell office:value-type="float" office:value="288660" calcext:value-type="float">
            <text:p>288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750" calcext:value-type="float">
            <text:p>169750</text:p>
          </table:table-cell>
          <table:table-cell office:value-type="float" office:value="2830" calcext:value-type="float">
            <text:p>2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50" calcext:value-type="float">
            <text:p>105750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470308.8" calcext:value-type="float">
            <text:p>470308,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DERICO BARBOZA</text:p>
          </table:table-cell>
          <table:table-cell table:number-columns-repeated="2" office:value-type="float" office:value="348755" calcext:value-type="float">
            <text:p>348755</text:p>
          </table:table-cell>
          <table:table-cell office:value-type="float" office:value="187364" calcext:value-type="float">
            <text:p>187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391" calcext:value-type="float">
            <text:p>16139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61391" calcext:value-type="float">
            <text:p>1613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61391" calcext:value-type="float">
            <text:p>1613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JOSÉ ANTONIO AMY TEJERA</text:p>
          </table:table-cell>
          <table:table-cell table:number-columns-repeated="2" office:value-type="float" office:value="427142" calcext:value-type="float">
            <text:p>427142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142" calcext:value-type="float">
            <text:p>427142</text:p>
          </table:table-cell>
          <table:table-cell office:value-type="float" office:value="6014" calcext:value-type="float">
            <text:p>6014</text:p>
          </table:table-cell>
          <table:table-cell office:value-type="float" office:value="0" calcext:value-type="float">
            <text:p>0</text:p>
          </table:table-cell>
          <table:table-cell office:value-type="float" office:value="427142" calcext:value-type="float">
            <text:p>42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427141" calcext:value-type="float">
            <text:p>4271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ANIBAL MADRID PINTOS DE ARAUJO </text:p>
          </table:table-cell>
          <table:table-cell table:number-columns-repeated="2" office:value-type="float" office:value="534176" calcext:value-type="float">
            <text:p>534176</text:p>
          </table:table-cell>
          <table:table-cell office:value-type="float" office:value="304176" calcext:value-type="float">
            <text:p>304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000" calcext:value-type="float">
            <text:p>230000</text:p>
          </table:table-cell>
          <table:table-cell office:value-type="float" office:value="3698" calcext:value-type="float">
            <text:p>3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000" calcext:value-type="float">
            <text:p>960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39700" calcext:value-type="float">
            <text:p>2397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MARTHA MONTANER</text:p>
          </table:table-cell>
          <table:table-cell table:number-columns-repeated="2" office:value-type="float" office:value="850000" calcext:value-type="float">
            <text:p>85000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float" office:value="6389" calcext:value-type="float">
            <text:p>63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828494" calcext:value-type="float">
            <text:p>8284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EJANDRO PINHO MUNIZ</text:p>
          </table:table-cell>
          <table:table-cell table:number-columns-repeated="2" office:value-type="float" office:value="449000" calcext:value-type="float">
            <text:p>449000</text:p>
          </table:table-cell>
          <table:table-cell office:value-type="float" office:value="255000" calcext:value-type="float">
            <text:p>25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000" calcext:value-type="float">
            <text:p>194000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150000" calcext:value-type="float">
            <text:p>150000</text:p>
          </table:table-cell>
          <table:table-cell table:number-columns-repeated="2" table:style-name="ce5" office:value-type="float" office:value="153802" calcext:value-type="float">
            <text:p>1538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LOS SANTIAGO ZULUAGA MESPOLET</text:p>
          </table:table-cell>
          <table:table-cell table:number-columns-repeated="2" office:value-type="float" office:value="105260" calcext:value-type="float">
            <text:p>105260</text:p>
          </table:table-cell>
          <table:table-cell office:value-type="string" calcext:value-type="string">
            <text:p><text:s text:c="25"/>- 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60" calcext:value-type="float">
            <text:p>10526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105260" calcext:value-type="float">
            <text:p>1052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105260" calcext:value-type="float">
            <text:p>1052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OBERTO BAZ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2500" calcext:value-type="float">
            <text:p>25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ENRIQUE DIESTE</text:p>
          </table:table-cell>
          <table:table-cell office:value-type="float" office:value="60243" calcext:value-type="float">
            <text:p>60243</text:p>
          </table:table-cell>
          <table:table-cell office:value-type="float" office:value="0" calcext:value-type="float">
            <text:p>0</text:p>
          </table:table-cell>
          <table:table-cell office:value-type="float" office:value="60243" calcext:value-type="float">
            <text:p>60243</text:p>
          </table:table-cell>
          <table:table-cell office:value-type="float" office:value="0" calcext:value-type="float">
            <text:p>0</text:p>
          </table:table-cell>
          <table:table-cell office:value-type="float" office:value="60243" calcext:value-type="float">
            <text:p>60243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60243" calcext:value-type="float">
            <text:p>6024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OBERTO BAZ</text:p>
          </table:table-cell>
          <table:table-cell table:number-columns-repeated="2" office:value-type="float" office:value="34215" calcext:value-type="float">
            <text:p>34215</text:p>
          </table:table-cell>
          <table:table-cell office:value-type="float" office:value="31500" calcext:value-type="float">
            <text:p>3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5" calcext:value-type="float">
            <text:p>271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715" calcext:value-type="float">
            <text:p>27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5430" calcext:value-type="float">
            <text:p>54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DANIEL RADÍO</text:p>
          </table:table-cell>
          <table:table-cell office:value-type="float" office:value="1071760" calcext:value-type="float">
            <text:p>1071760</text:p>
          </table:table-cell>
          <table:table-cell office:value-type="float" office:value="0" calcext:value-type="float">
            <text:p>0</text:p>
          </table:table-cell>
          <table:table-cell office:value-type="float" office:value="1071760" calcext:value-type="float">
            <text:p>1071760</text:p>
          </table:table-cell>
          <table:table-cell office:value-type="float" office:value="0" calcext:value-type="float">
            <text:p>0</text:p>
          </table:table-cell>
          <table:table-cell office:value-type="float" office:value="1071760" calcext:value-type="float">
            <text:p>1071760</text:p>
          </table:table-cell>
          <table:table-cell office:value-type="float" office:value="0" calcext:value-type="float">
            <text:p>0</text:p>
          </table:table-cell>
          <table:table-cell office:value-type="float" office:value="10162" calcext:value-type="float">
            <text:p>1016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1071760" calcext:value-type="float">
            <text:p>107176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NO FIGURA EN LA PAGINA DE LA CORTE ELECTORAL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5"/>- 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DINA AROZTEGUI</text:p>
          </table:table-cell>
          <table:table-cell office:value-type="float" office:value="83505" calcext:value-type="float">
            <text:p>83505</text:p>
          </table:table-cell>
          <table:table-cell office:value-type="float" office:value="0" calcext:value-type="float">
            <text:p>0</text:p>
          </table:table-cell>
          <table:table-cell office:value-type="float" office:value="83505" calcext:value-type="float">
            <text:p>83505</text:p>
          </table:table-cell>
          <table:table-cell office:value-type="float" office:value="0" calcext:value-type="float">
            <text:p>0</text:p>
          </table:table-cell>
          <table:table-cell office:value-type="float" office:value="83505" calcext:value-type="float">
            <text:p>83505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83505" calcext:value-type="float">
            <text:p>8350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SUSANA CARDOZO</text:p>
          </table:table-cell>
          <table:table-cell table:number-columns-repeated="2" office:value-type="float" office:value="10973" calcext:value-type="float">
            <text:p>10973</text:p>
          </table:table-cell>
          <table:table-cell office:value-type="float" office:value="7800" calcext:value-type="float">
            <text:p>7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6346" calcext:value-type="float">
            <text:p>63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DANIEL PEREZ</text:p>
          </table:table-cell>
          <table:table-cell office:value-type="float" office:value="143592" calcext:value-type="float">
            <text:p>143592</text:p>
          </table:table-cell>
          <table:table-cell office:value-type="float" office:value="0" calcext:value-type="float">
            <text:p>0</text:p>
          </table:table-cell>
          <table:table-cell office:value-type="float" office:value="143592" calcext:value-type="float">
            <text:p>143592</text:p>
          </table:table-cell>
          <table:table-cell office:value-type="float" office:value="0" calcext:value-type="float">
            <text:p>0</text:p>
          </table:table-cell>
          <table:table-cell office:value-type="float" office:value="143592" calcext:value-type="float">
            <text:p>143592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43592" calcext:value-type="float">
            <text:p>14359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DANIEL PEREZ</text:p>
          </table:table-cell>
          <table:table-cell office:value-type="float" office:value="112837" calcext:value-type="float">
            <text:p>112837</text:p>
          </table:table-cell>
          <table:table-cell office:value-type="float" office:value="0" calcext:value-type="float">
            <text:p>0</text:p>
          </table:table-cell>
          <table:table-cell office:value-type="float" office:value="112837" calcext:value-type="float">
            <text:p>112837</text:p>
          </table:table-cell>
          <table:table-cell office:value-type="float" office:value="0" calcext:value-type="float">
            <text:p>0</text:p>
          </table:table-cell>
          <table:table-cell office:value-type="float" office:value="112837" calcext:value-type="float">
            <text:p>112837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12837" calcext:value-type="float">
            <text:p>11283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OBERTO BAZ</text:p>
          </table:table-cell>
          <table:table-cell table:number-columns-repeated="2" office:value-type="float" office:value="7050" calcext:value-type="float">
            <text:p>705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6100" calcext:value-type="float">
            <text:p>61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HUMBERTO TRENTINI</text:p>
          </table:table-cell>
          <table:table-cell office:value-type="float" office:value="99547" calcext:value-type="float">
            <text:p>99547</text:p>
          </table:table-cell>
          <table:table-cell office:value-type="float" office:value="0" calcext:value-type="float">
            <text:p>0</text:p>
          </table:table-cell>
          <table:table-cell office:value-type="float" office:value="99547" calcext:value-type="float">
            <text:p>99547</text:p>
          </table:table-cell>
          <table:table-cell office:value-type="float" office:value="0" calcext:value-type="float">
            <text:p>0</text:p>
          </table:table-cell>
          <table:table-cell office:value-type="float" office:value="99547" calcext:value-type="float">
            <text:p>99547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99547" calcext:value-type="float">
            <text:p>9954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OBERTO BAZ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2300" calcext:value-type="float">
            <text:p>23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ROSANNA FAGALDE</text:p>
          </table:table-cell>
          <table:table-cell office:value-type="float" office:value="35484" calcext:value-type="float">
            <text:p>35484</text:p>
          </table:table-cell>
          <table:table-cell office:value-type="float" office:value="0" calcext:value-type="float">
            <text:p>0</text:p>
          </table:table-cell>
          <table:table-cell office:value-type="float" office:value="35484" calcext:value-type="float">
            <text:p>35484</text:p>
          </table:table-cell>
          <table:table-cell office:value-type="float" office:value="0" calcext:value-type="float">
            <text:p>0</text:p>
          </table:table-cell>
          <table:table-cell office:value-type="float" office:value="35484" calcext:value-type="float">
            <text:p>35484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5484" calcext:value-type="float">
            <text:p>3548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OBERTO BAZ</text:p>
          </table:table-cell>
          <table:table-cell table:number-columns-repeated="2" office:value-type="float" office:value="10405" calcext:value-type="float">
            <text:p>10405</text:p>
          </table:table-cell>
          <table:table-cell office:value-type="float" office:value="8600" calcext:value-type="float">
            <text:p>8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3610" calcext:value-type="float">
            <text:p>36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RAÚL RODRÍGUEZ CORREA</text:p>
          </table:table-cell>
          <table:table-cell office:value-type="float" office:value="152888" calcext:value-type="float">
            <text:p>152888</text:p>
          </table:table-cell>
          <table:table-cell office:value-type="float" office:value="0" calcext:value-type="float">
            <text:p>0</text:p>
          </table:table-cell>
          <table:table-cell office:value-type="float" office:value="152888" calcext:value-type="float">
            <text:p>152888</text:p>
          </table:table-cell>
          <table:table-cell office:value-type="float" office:value="0" calcext:value-type="float">
            <text:p>0</text:p>
          </table:table-cell>
          <table:table-cell office:value-type="float" office:value="152888" calcext:value-type="float">
            <text:p>152888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52888" calcext:value-type="float">
            <text:p>15288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OBERTO BAZ</text:p>
          </table:table-cell>
          <table:table-cell table:number-columns-repeated="2" office:value-type="float" office:value="9300" calcext:value-type="float">
            <text:p>9300</text:p>
          </table:table-cell>
          <table:table-cell office:value-type="float" office:value="6200" calcext:value-type="float">
            <text:p>6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6200" calcext:value-type="float">
            <text:p>6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JUAN CORREA</text:p>
          </table:table-cell>
          <table:table-cell office:value-type="float" office:value="115513" calcext:value-type="float">
            <text:p>115513</text:p>
          </table:table-cell>
          <table:table-cell office:value-type="float" office:value="0" calcext:value-type="float">
            <text:p>0</text:p>
          </table:table-cell>
          <table:table-cell office:value-type="float" office:value="115513" calcext:value-type="float">
            <text:p>115513</text:p>
          </table:table-cell>
          <table:table-cell office:value-type="float" office:value="0" calcext:value-type="float">
            <text:p>0</text:p>
          </table:table-cell>
          <table:table-cell office:value-type="float" office:value="115513" calcext:value-type="float">
            <text:p>115513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15513" calcext:value-type="float">
            <text:p>11551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NO FIGURA EN LA PAGINA DE LA CORTE ELECTORAL</text:p>
          </table:table-cell>
          <table:table-cell office:value-type="string" calcext:value-type="string">
            <text:p><text:s text:c="25"/>-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5"/>- 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HERIBERTO SOSA</text:p>
          </table:table-cell>
          <table:table-cell office:value-type="float" office:value="242613" calcext:value-type="float">
            <text:p>242613</text:p>
          </table:table-cell>
          <table:table-cell office:value-type="float" office:value="0" calcext:value-type="float">
            <text:p>0</text:p>
          </table:table-cell>
          <table:table-cell office:value-type="float" office:value="242613" calcext:value-type="float">
            <text:p>242613</text:p>
          </table:table-cell>
          <table:table-cell office:value-type="float" office:value="0" calcext:value-type="float">
            <text:p>0</text:p>
          </table:table-cell>
          <table:table-cell office:value-type="float" office:value="242613" calcext:value-type="float">
            <text:p>242613</text:p>
          </table:table-cell>
          <table:table-cell office:value-type="float" office:value="0" calcext:value-type="float">
            <text:p>0</text:p>
          </table:table-cell>
          <table:table-cell office:value-type="float" office:value="2326" calcext:value-type="float">
            <text:p>232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242613" calcext:value-type="float">
            <text:p>24261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MILTON MESA</text:p>
          </table:table-cell>
          <table:table-cell office:value-type="float" office:value="137892" calcext:value-type="float">
            <text:p>137892</text:p>
          </table:table-cell>
          <table:table-cell office:value-type="float" office:value="0" calcext:value-type="float">
            <text:p>0</text:p>
          </table:table-cell>
          <table:table-cell office:value-type="float" office:value="137892" calcext:value-type="float">
            <text:p>137892</text:p>
          </table:table-cell>
          <table:table-cell office:value-type="float" office:value="0" calcext:value-type="float">
            <text:p>0</text:p>
          </table:table-cell>
          <table:table-cell office:value-type="float" office:value="137892" calcext:value-type="float">
            <text:p>137892</text:p>
          </table:table-cell>
          <table:table-cell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37892" calcext:value-type="float">
            <text:p>13789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OBERTO BAZ</text:p>
          </table:table-cell>
          <table:table-cell table:number-columns-repeated="2" office:value-type="float" office:value="97515" calcext:value-type="float">
            <text:p>97515</text:p>
          </table:table-cell>
          <table:table-cell office:value-type="float" office:value="94000" calcext:value-type="float">
            <text:p>9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5" calcext:value-type="float">
            <text:p>3515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3515" calcext:value-type="float">
            <text:p>35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7030" calcext:value-type="float">
            <text:p>70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IVÁN POSADA</text:p>
          </table:table-cell>
          <table:table-cell office:value-type="float" office:value="3812065" calcext:value-type="float">
            <text:p>3812065</text:p>
          </table:table-cell>
          <table:table-cell office:value-type="float" office:value="0" calcext:value-type="float">
            <text:p>0</text:p>
          </table:table-cell>
          <table:table-cell office:value-type="float" office:value="3812065" calcext:value-type="float">
            <text:p>3812065</text:p>
          </table:table-cell>
          <table:table-cell office:value-type="float" office:value="0" calcext:value-type="float">
            <text:p>0</text:p>
          </table:table-cell>
          <table:table-cell office:value-type="float" office:value="3812065" calcext:value-type="float">
            <text:p>3812065</text:p>
          </table:table-cell>
          <table:table-cell office:value-type="float" office:value="0" calcext:value-type="float">
            <text:p>0</text:p>
          </table:table-cell>
          <table:table-cell office:value-type="float" office:value="36805" calcext:value-type="float">
            <text:p>3680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3812065" calcext:value-type="float">
            <text:p>381206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YIYÚ BAPTISTA</text:p>
          </table:table-cell>
          <table:table-cell office:value-type="float" office:value="78791" calcext:value-type="float">
            <text:p>78791</text:p>
          </table:table-cell>
          <table:table-cell office:value-type="float" office:value="0" calcext:value-type="float">
            <text:p>0</text:p>
          </table:table-cell>
          <table:table-cell office:value-type="float" office:value="78791" calcext:value-type="float">
            <text:p>78791</text:p>
          </table:table-cell>
          <table:table-cell office:value-type="float" office:value="0" calcext:value-type="float">
            <text:p>0</text:p>
          </table:table-cell>
          <table:table-cell office:value-type="float" office:value="78791" calcext:value-type="float">
            <text:p>78791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78791" calcext:value-type="float">
            <text:p>7879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OBERTO BAZ</text:p>
          </table:table-cell>
          <table:table-cell table:number-columns-repeated="2" office:value-type="float" office:value="8780" calcext:value-type="float">
            <text:p>8780</text:p>
          </table:table-cell>
          <table:table-cell office:value-type="float" office:value="5900" calcext:value-type="float">
            <text:p>5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5760" calcext:value-type="float">
            <text:p>57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<text:s/>DANIEL STROZZI</text:p>
          </table:table-cell>
          <table:table-cell office:value-type="float" office:value="72388" calcext:value-type="float">
            <text:p>72388</text:p>
          </table:table-cell>
          <table:table-cell office:value-type="float" office:value="0" calcext:value-type="float">
            <text:p>0</text:p>
          </table:table-cell>
          <table:table-cell office:value-type="float" office:value="72388" calcext:value-type="float">
            <text:p>72388</text:p>
          </table:table-cell>
          <table:table-cell office:value-type="float" office:value="0" calcext:value-type="float">
            <text:p>0</text:p>
          </table:table-cell>
          <table:table-cell office:value-type="float" office:value="72388" calcext:value-type="float">
            <text:p>72388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72388" calcext:value-type="float">
            <text:p>7238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OBERTO BAZ</text:p>
          </table:table-cell>
          <table:table-cell table:number-columns-repeated="2" office:value-type="float" office:value="6520" calcext:value-type="float">
            <text:p>652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5240" calcext:value-type="float">
            <text:p>52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JORGE DANIEL LACAVA</text:p>
          </table:table-cell>
          <table:table-cell office:value-type="float" office:value="78458" calcext:value-type="float">
            <text:p>78458</text:p>
          </table:table-cell>
          <table:table-cell office:value-type="float" office:value="0" calcext:value-type="float">
            <text:p>0</text:p>
          </table:table-cell>
          <table:table-cell office:value-type="float" office:value="78458" calcext:value-type="float">
            <text:p>78458</text:p>
          </table:table-cell>
          <table:table-cell office:value-type="float" office:value="0" calcext:value-type="float">
            <text:p>0</text:p>
          </table:table-cell>
          <table:table-cell office:value-type="float" office:value="78458" calcext:value-type="float">
            <text:p>78458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78458" calcext:value-type="float">
            <text:p>7845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OBERTO BAZ</text:p>
          </table:table-cell>
          <table:table-cell table:number-columns-repeated="2" office:value-type="float" office:value="12100" calcext:value-type="float">
            <text:p>12100</text:p>
          </table:table-cell>
          <table:table-cell office:value-type="float" office:value="9500" calcext:value-type="float">
            <text:p>9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5200" calcext:value-type="float">
            <text:p>5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FERNANDO RIVEIRO</text:p>
          </table:table-cell>
          <table:table-cell office:value-type="float" office:value="96823" calcext:value-type="float">
            <text:p>96823</text:p>
          </table:table-cell>
          <table:table-cell office:value-type="float" office:value="0" calcext:value-type="float">
            <text:p>0</text:p>
          </table:table-cell>
          <table:table-cell office:value-type="float" office:value="96823" calcext:value-type="float">
            <text:p>96823</text:p>
          </table:table-cell>
          <table:table-cell office:value-type="float" office:value="0" calcext:value-type="float">
            <text:p>0</text:p>
          </table:table-cell>
          <table:table-cell office:value-type="float" office:value="96823" calcext:value-type="float">
            <text:p>9682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96823" calcext:value-type="float">
            <text:p>9682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NO FIGURA EN LA PAGINA DE LA CORTE ELECTORA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OMAR RODRIGUEZ</text:p>
          </table:table-cell>
          <table:table-cell office:value-type="float" office:value="67147" calcext:value-type="float">
            <text:p>67147</text:p>
          </table:table-cell>
          <table:table-cell office:value-type="float" office:value="0" calcext:value-type="float">
            <text:p>0</text:p>
          </table:table-cell>
          <table:table-cell office:value-type="float" office:value="67147" calcext:value-type="float">
            <text:p>67147</text:p>
          </table:table-cell>
          <table:table-cell office:value-type="float" office:value="0" calcext:value-type="float">
            <text:p>0</text:p>
          </table:table-cell>
          <table:table-cell office:value-type="float" office:value="67147" calcext:value-type="float">
            <text:p>67147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67147" calcext:value-type="float">
            <text:p>6714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ALFREDO PEGURI</text:p>
          </table:table-cell>
          <table:table-cell office:value-type="float" office:value="44134" calcext:value-type="float">
            <text:p>44134</text:p>
          </table:table-cell>
          <table:table-cell office:value-type="float" office:value="0" calcext:value-type="float">
            <text:p>0</text:p>
          </table:table-cell>
          <table:table-cell office:value-type="float" office:value="44134" calcext:value-type="float">
            <text:p>44134</text:p>
          </table:table-cell>
          <table:table-cell office:value-type="float" office:value="0" calcext:value-type="float">
            <text:p>0</text:p>
          </table:table-cell>
          <table:table-cell office:value-type="float" office:value="44134" calcext:value-type="float">
            <text:p>4413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44134" calcext:value-type="float">
            <text:p>4413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JUAN RAMÓN GIMENEZ</text:p>
          </table:table-cell>
          <table:table-cell office:value-type="float" office:value="32260" calcext:value-type="float">
            <text:p>32260</text:p>
          </table:table-cell>
          <table:table-cell office:value-type="float" office:value="0" calcext:value-type="float">
            <text:p>0</text:p>
          </table:table-cell>
          <table:table-cell office:value-type="float" office:value="32260" calcext:value-type="float">
            <text:p>32260</text:p>
          </table:table-cell>
          <table:table-cell office:value-type="float" office:value="0" calcext:value-type="float">
            <text:p>0</text:p>
          </table:table-cell>
          <table:table-cell office:value-type="float" office:value="32260" calcext:value-type="float">
            <text:p>3226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2260" calcext:value-type="float">
            <text:p>3226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ARWIN MONZÓN</text:p>
          </table:table-cell>
          <table:table-cell office:value-type="float" office:value="109336" calcext:value-type="float">
            <text:p>109336</text:p>
          </table:table-cell>
          <table:table-cell office:value-type="float" office:value="0" calcext:value-type="float">
            <text:p>0</text:p>
          </table:table-cell>
          <table:table-cell office:value-type="float" office:value="109336" calcext:value-type="float">
            <text:p>109336</text:p>
          </table:table-cell>
          <table:table-cell office:value-type="float" office:value="0" calcext:value-type="float">
            <text:p>0</text:p>
          </table:table-cell>
          <table:table-cell office:value-type="float" office:value="109336" calcext:value-type="float">
            <text:p>10933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09336" calcext:value-type="float">
            <text:p>10933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NEDI DA ROCHA</text:p>
          </table:table-cell>
          <table:table-cell table:number-columns-repeated="2" office:value-type="float" office:value="8275" calcext:value-type="float">
            <text:p>8275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550" calcext:value-type="float">
            <text:p>5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MARISEL CALFANI</text:p>
          </table:table-cell>
          <table:table-cell office:value-type="float" office:value="97975" calcext:value-type="float">
            <text:p>97975</text:p>
          </table:table-cell>
          <table:table-cell office:value-type="float" office:value="0" calcext:value-type="float">
            <text:p>0</text:p>
          </table:table-cell>
          <table:table-cell office:value-type="float" office:value="97975" calcext:value-type="float">
            <text:p>97975</text:p>
          </table:table-cell>
          <table:table-cell office:value-type="float" office:value="0" calcext:value-type="float">
            <text:p>0</text:p>
          </table:table-cell>
          <table:table-cell office:value-type="float" office:value="97975" calcext:value-type="float">
            <text:p>9797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97975" calcext:value-type="float">
            <text:p>9797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WILFREDO AMARO</text:p>
          </table:table-cell>
          <table:table-cell table:number-columns-repeated="2" office:value-type="float" office:value="11850" calcext:value-type="float">
            <text:p>11850</text:p>
          </table:table-cell>
          <table:table-cell office:value-type="float" office:value="8900" calcext:value-type="float">
            <text:p>8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5900" calcext:value-type="float">
            <text:p>59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JULIO BONANSEA</text:p>
          </table:table-cell>
          <table:table-cell office:value-type="float" office:value="195981" calcext:value-type="float">
            <text:p>195981</text:p>
          </table:table-cell>
          <table:table-cell office:value-type="float" office:value="0" calcext:value-type="float">
            <text:p>0</text:p>
          </table:table-cell>
          <table:table-cell office:value-type="float" office:value="195981" calcext:value-type="float">
            <text:p>195981</text:p>
          </table:table-cell>
          <table:table-cell office:value-type="float" office:value="0" calcext:value-type="float">
            <text:p>0</text:p>
          </table:table-cell>
          <table:table-cell office:value-type="float" office:value="195981" calcext:value-type="float">
            <text:p>195981</text:p>
          </table:table-cell>
          <table:table-cell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95981" calcext:value-type="float">
            <text:p>19598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OBERTO BAZ</text:p>
          </table:table-cell>
          <table:table-cell table:number-columns-repeated="2" office:value-type="float" office:value="11080" calcext:value-type="float">
            <text:p>11080</text:p>
          </table:table-cell>
          <table:table-cell office:value-type="float" office:value="8200" calcext:value-type="float">
            <text:p>8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5760" calcext:value-type="float">
            <text:p>57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FEDERICO PRADO</text:p>
          </table:table-cell>
          <table:table-cell office:value-type="float" office:value="135639" calcext:value-type="float">
            <text:p>135639</text:p>
          </table:table-cell>
          <table:table-cell office:value-type="float" office:value="0" calcext:value-type="float">
            <text:p>0</text:p>
          </table:table-cell>
          <table:table-cell office:value-type="float" office:value="135639" calcext:value-type="float">
            <text:p>135639</text:p>
          </table:table-cell>
          <table:table-cell office:value-type="float" office:value="0" calcext:value-type="float">
            <text:p>0</text:p>
          </table:table-cell>
          <table:table-cell office:value-type="float" office:value="135639" calcext:value-type="float">
            <text:p>13563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35639" calcext:value-type="float">
            <text:p>1356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OBERTO BAZ</text:p>
          </table:table-cell>
          <table:table-cell table:number-columns-repeated="2" office:value-type="float" office:value="10405" calcext:value-type="float">
            <text:p>10405</text:p>
          </table:table-cell>
          <table:table-cell office:value-type="float" office:value="8600" calcext:value-type="float">
            <text:p>8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3610" calcext:value-type="float">
            <text:p>36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IVO FERREIRA</text:p>
          </table:table-cell>
          <table:table-cell office:value-type="float" office:value="115507" calcext:value-type="float">
            <text:p>115507</text:p>
          </table:table-cell>
          <table:table-cell office:value-type="float" office:value="0" calcext:value-type="float">
            <text:p>0</text:p>
          </table:table-cell>
          <table:table-cell office:value-type="float" office:value="115507" calcext:value-type="float">
            <text:p>115507</text:p>
          </table:table-cell>
          <table:table-cell office:value-type="float" office:value="0" calcext:value-type="float">
            <text:p>0</text:p>
          </table:table-cell>
          <table:table-cell office:value-type="float" office:value="115507" calcext:value-type="float">
            <text:p>115507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15507" calcext:value-type="float">
            <text:p>11550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OBERTO BAZ</text:p>
          </table:table-cell>
          <table:table-cell table:number-columns-repeated="2" office:value-type="float" office:value="5752" calcext:value-type="float">
            <text:p>5752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6104" calcext:value-type="float">
            <text:p>61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LEJANDRO DE LEÓN</text:p>
          </table:table-cell>
          <table:table-cell office:value-type="float" office:value="50803" calcext:value-type="float">
            <text:p>50803</text:p>
          </table:table-cell>
          <table:table-cell office:value-type="float" office:value="0" calcext:value-type="float">
            <text:p>0</text:p>
          </table:table-cell>
          <table:table-cell office:value-type="float" office:value="50803" calcext:value-type="float">
            <text:p>50803</text:p>
          </table:table-cell>
          <table:table-cell office:value-type="float" office:value="0" calcext:value-type="float">
            <text:p>0</text:p>
          </table:table-cell>
          <table:table-cell office:value-type="float" office:value="50803" calcext:value-type="float">
            <text:p>50803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50803" calcext:value-type="float">
            <text:p>5080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IGUEL FARIAS</text:p>
          </table:table-cell>
          <table:table-cell table:number-columns-repeated="3" office:value-type="float" office:value="22238" calcext:value-type="float">
            <text:p>22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RTELA DE SOUZA, ORIBE</text:p>
          </table:table-cell>
          <table:table-cell office:value-type="float" office:value="22708" calcext:value-type="float">
            <text:p>22708</text:p>
          </table:table-cell>
          <table:table-cell office:value-type="float" office:value="18209" calcext:value-type="float">
            <text:p>18209</text:p>
          </table:table-cell>
          <table:table-cell office:value-type="float" office:value="22708" calcext:value-type="float">
            <text:p>22708</text:p>
          </table:table-cell>
          <table:table-cell office:value-type="float" office:value="0" calcext:value-type="float">
            <text:p>0</text:p>
          </table:table-cell>
          <table:table-cell office:value-type="float" office:value="4499" calcext:value-type="float">
            <text:p>449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7556" calcext:value-type="float">
            <text:p>7556</text:p>
          </table:table-cell>
          <table:table-cell table:style-name="ce5" office:value-type="float" office:value="3057" calcext:value-type="float">
            <text:p>30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3" office:value-type="float" office:value="5710" calcext:value-type="float">
            <text:p>57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527" calcext:value-type="float">
            <text:p>5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ITA LORENA CASCO CABALLERO</text:p>
          </table:table-cell>
          <table:table-cell table:number-columns-repeated="3" office:value-type="float" office:value="3529" calcext:value-type="float">
            <text:p>3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300" calcext:value-type="float">
            <text:p>13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HÉCTOR MORALES</text:p>
          </table:table-cell>
          <table:table-cell table:number-columns-repeated="3" office:value-type="float" office:value="1765" calcext:value-type="float">
            <text:p>1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ALPARDA BRITO, MARIA DE LOS ANGELES</text:p>
          </table:table-cell>
          <table:table-cell office:value-type="float" office:value="205756" calcext:value-type="float">
            <text:p>205756</text:p>
          </table:table-cell>
          <table:table-cell office:value-type="float" office:value="69278" calcext:value-type="float">
            <text:p>69278</text:p>
          </table:table-cell>
          <table:table-cell office:value-type="float" office:value="205756" calcext:value-type="float">
            <text:p>205756</text:p>
          </table:table-cell>
          <table:table-cell office:value-type="float" office:value="0" calcext:value-type="float">
            <text:p>0</text:p>
          </table:table-cell>
          <table:table-cell office:value-type="float" office:value="136478" calcext:value-type="float">
            <text:p>136478</text:p>
          </table:table-cell>
          <table:table-cell office:value-type="float" office:value="0" calcext:value-type="float">
            <text:p>0</text:p>
          </table:table-cell>
          <table:table-cell office:value-type="float" office:value="1949" calcext:value-type="float">
            <text:p>194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64605" calcext:value-type="float">
            <text:p>164605</text:p>
          </table:table-cell>
          <table:table-cell table:style-name="ce5" office:value-type="float" office:value="28127" calcext:value-type="float">
            <text:p>281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JORGE PÉREZ </text:p>
          </table:table-cell>
          <table:table-cell table:number-columns-repeated="2" office:value-type="float" office:value="70629" calcext:value-type="float">
            <text:p>70629</text:p>
          </table:table-cell>
          <table:table-cell office:value-type="float" office:value="68629" calcext:value-type="float">
            <text:p>68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50" calcext:value-type="float">
            <text:p>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9961" calcext:value-type="float">
            <text:p>99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WALTER DANIEL ROCCA CARLINI</text:p>
          </table:table-cell>
          <table:table-cell table:number-columns-repeated="3" office:value-type="float" office:value="61337" calcext:value-type="float">
            <text:p>6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RUBEN CHARQUERO</text:p>
          </table:table-cell>
          <table:table-cell table:number-columns-repeated="3" office:value-type="float" office:value="46245" calcext:value-type="float">
            <text:p>46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5817" calcext:value-type="float">
            <text:p>58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EDUARDO GASTÓN HERNÁNDEZ PÉREZ</text:p>
          </table:table-cell>
          <table:table-cell table:number-columns-repeated="3" office:value-type="float" office:value="20379" calcext:value-type="float">
            <text:p>20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8000" calcext:value-type="float">
            <text:p>8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101114" calcext:value-type="float">
            <text:p>101114</text:p>
          </table:table-cell>
          <table:table-cell office:value-type="string" calcext:value-type="string">
            <text:p>LUIS EDUARDO RIVAS MARTÍNEZ</text:p>
          </table:table-cell>
          <table:table-cell office:value-type="float" office:value="15542" calcext:value-type="float">
            <text:p>15542</text:p>
          </table:table-cell>
          <table:table-cell office:value-type="float" office:value="0" calcext:value-type="float">
            <text:p>0</text:p>
          </table:table-cell>
          <table:table-cell office:value-type="float" office:value="15542" calcext:value-type="float">
            <text:p>15542</text:p>
          </table:table-cell>
          <table:table-cell office:value-type="float" office:value="0" calcext:value-type="float">
            <text:p>0</text:p>
          </table:table-cell>
          <table:table-cell office:value-type="float" office:value="15542" calcext:value-type="float">
            <text:p>1554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5541.95" calcext:value-type="float">
            <text:p>15541,9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IÑEIRO DUTRA, FERNANDO</text:p>
          </table:table-cell>
          <table:table-cell office:value-type="float" office:value="24552" calcext:value-type="float">
            <text:p>24552</text:p>
          </table:table-cell>
          <table:table-cell office:value-type="float" office:value="10134" calcext:value-type="float">
            <text:p>10134</text:p>
          </table:table-cell>
          <table:table-cell office:value-type="float" office:value="24352" calcext:value-type="float">
            <text:p>24352</text:p>
          </table:table-cell>
          <table:table-cell office:value-type="float" office:value="0" calcext:value-type="float">
            <text:p>0</text:p>
          </table:table-cell>
          <table:table-cell office:value-type="float" office:value="14418" calcext:value-type="float">
            <text:p>14418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9482" calcext:value-type="float">
            <text:p>19482</text:p>
          </table:table-cell>
          <table:table-cell table:style-name="ce5" office:value-type="float" office:value="5064" calcext:value-type="float">
            <text:p>50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3" office:value-type="float" office:value="8047" calcext:value-type="float">
            <text:p>8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053" calcext:value-type="float">
            <text:p>10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ANÍBAL TERÁN CASTROMÁN <text:s text:c="61"/></text:p>
          </table:table-cell>
          <table:table-cell table:number-columns-repeated="3" office:value-type="float" office:value="4553" calcext:value-type="float">
            <text:p>4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300" calcext:value-type="float">
            <text:p>13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HECTOR MORALES</text:p>
          </table:table-cell>
          <table:table-cell table:number-columns-repeated="3" office:value-type="float" office:value="4659" calcext:value-type="float">
            <text:p>4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GERARDO RAÚL CEDRES PEÑA</text:p>
          </table:table-cell>
          <table:table-cell table:number-columns-repeated="3" office:value-type="float" office:value="3343" calcext:value-type="float">
            <text:p>3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MARTINEZ GONZALEZ, SADY</text:p>
          </table:table-cell>
          <table:table-cell office:value-type="float" office:value="21906" calcext:value-type="float">
            <text:p>21906</text:p>
          </table:table-cell>
          <table:table-cell office:value-type="float" office:value="9411" calcext:value-type="float">
            <text:p>9411</text:p>
          </table:table-cell>
          <table:table-cell office:value-type="float" office:value="21406" calcext:value-type="float">
            <text:p>21406</text:p>
          </table:table-cell>
          <table:table-cell office:value-type="float" office:value="0" calcext:value-type="float">
            <text:p>0</text:p>
          </table:table-cell>
          <table:table-cell office:value-type="float" office:value="12495" calcext:value-type="float">
            <text:p>1249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7125" calcext:value-type="float">
            <text:p>17125</text:p>
          </table:table-cell>
          <table:table-cell table:style-name="ce5" office:value-type="float" office:value="4630" calcext:value-type="float">
            <text:p>46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2" office:value-type="float" office:value="11776" calcext:value-type="float">
            <text:p>11776</text:p>
          </table:table-cell>
          <table:table-cell office:value-type="float" office:value="10776" calcext:value-type="float">
            <text:p>10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2053" calcext:value-type="float">
            <text:p>20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MONICA RAQUEL RAMIREZ</text:p>
          </table:table-cell>
          <table:table-cell table:number-columns-repeated="3" office:value-type="float" office:value="7394" calcext:value-type="float">
            <text:p>7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800" calcext:value-type="float">
            <text:p>18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HECTOR MORALES</text:p>
          </table:table-cell>
          <table:table-cell table:number-columns-repeated="3" office:value-type="float" office:value="6021" calcext:value-type="float">
            <text:p>6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FERNANDO LUIS QUEIROS ARMAND UGÓN</text:p>
          </table:table-cell>
          <table:table-cell table:number-columns-repeated="3" office:value-type="float" office:value="6655" calcext:value-type="float">
            <text:p>6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101114" calcext:value-type="float">
            <text:p>101114</text:p>
          </table:table-cell>
          <table:table-cell office:value-type="string" calcext:value-type="string">
            <text:p>LUIS EDUARDO RIVAS MARTÍNEZ</text:p>
          </table:table-cell>
          <table:table-cell table:number-columns-repeated="3" office:value-type="float" office:value="9042" calcext:value-type="float">
            <text:p>9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9042.19" calcext:value-type="float">
            <text:p>9042,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ARRERO ALVAREZ, MARTIN</text:p>
          </table:table-cell>
          <table:table-cell office:value-type="float" office:value="50264" calcext:value-type="float">
            <text:p>50264</text:p>
          </table:table-cell>
          <table:table-cell office:value-type="float" office:value="36942" calcext:value-type="float">
            <text:p>36942</text:p>
          </table:table-cell>
          <table:table-cell office:value-type="float" office:value="50264" calcext:value-type="float">
            <text:p>50264</text:p>
          </table:table-cell>
          <table:table-cell office:value-type="float" office:value="0" calcext:value-type="float">
            <text:p>0</text:p>
          </table:table-cell>
          <table:table-cell office:value-type="float" office:value="13322" calcext:value-type="float">
            <text:p>1332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8183" calcext:value-type="float">
            <text:p>18183</text:p>
          </table:table-cell>
          <table:table-cell table:style-name="ce5" office:value-type="float" office:value="4861" calcext:value-type="float">
            <text:p>48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3" office:value-type="float" office:value="8523" calcext:value-type="float">
            <text:p>8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053" calcext:value-type="float">
            <text:p>10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ITA LORENA CASCO CABALLERO</text:p>
          </table:table-cell>
          <table:table-cell table:number-columns-repeated="3" office:value-type="float" office:value="5261" calcext:value-type="float">
            <text:p>5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300" calcext:value-type="float">
            <text:p>13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HECTOR MORALES</text:p>
          </table:table-cell>
          <table:table-cell table:number-columns-repeated="3" office:value-type="float" office:value="3999" calcext:value-type="float">
            <text:p>3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EDUARDO GASTÓN HERNÁNDEZ PÉREZ</text:p>
          </table:table-cell>
          <table:table-cell table:number-columns-repeated="3" office:value-type="float" office:value="3578" calcext:value-type="float">
            <text:p>3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UBIO , EDUARDO</text:p>
          </table:table-cell>
          <table:table-cell office:value-type="float" office:value="16330" calcext:value-type="float">
            <text:p>16330</text:p>
          </table:table-cell>
          <table:table-cell office:value-type="float" office:value="5976" calcext:value-type="float">
            <text:p>5976</text:p>
          </table:table-cell>
          <table:table-cell office:value-type="float" office:value="16330" calcext:value-type="float">
            <text:p>16330</text:p>
          </table:table-cell>
          <table:table-cell office:value-type="float" office:value="0" calcext:value-type="float">
            <text:p>0</text:p>
          </table:table-cell>
          <table:table-cell office:value-type="float" office:value="10354" calcext:value-type="float">
            <text:p>1035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3065" calcext:value-type="float">
            <text:p>13065</text:p>
          </table:table-cell>
          <table:table-cell table:style-name="ce5" office:value-type="float" office:value="2711" calcext:value-type="float">
            <text:p>27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3" office:value-type="float" office:value="2227" calcext:value-type="float">
            <text:p>2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527" calcext:value-type="float">
            <text:p>5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ITA LORENA CASCO CABALLERO</text:p>
          </table:table-cell>
          <table:table-cell table:number-columns-repeated="3"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700" calcext:value-type="float">
            <text:p>7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HECTOR MORALES</text:p>
          </table:table-cell>
          <table:table-cell table:number-columns-repeated="3" office:value-type="float" office:value="1485" calcext:value-type="float">
            <text:p>1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EDUARDO GASTÓN HERNÁNDEZ PÉREZ</text:p>
          </table:table-cell>
          <table:table-cell table:number-columns-repeated="3" office:value-type="float" office:value="743" calcext:value-type="float">
            <text:p>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700" calcext:value-type="float">
            <text:p>7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ODRIGUEZ CANZANI, ROMULO</text:p>
          </table:table-cell>
          <table:table-cell office:value-type="float" office:value="40375" calcext:value-type="float">
            <text:p>40375</text:p>
          </table:table-cell>
          <table:table-cell office:value-type="float" office:value="14119" calcext:value-type="float">
            <text:p>14119</text:p>
          </table:table-cell>
          <table:table-cell office:value-type="float" office:value="40375" calcext:value-type="float">
            <text:p>40375</text:p>
          </table:table-cell>
          <table:table-cell office:value-type="float" office:value="0" calcext:value-type="float">
            <text:p>0</text:p>
          </table:table-cell>
          <table:table-cell office:value-type="float" office:value="26256" calcext:value-type="float">
            <text:p>26256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5" office:value-type="float" office:value="6044" calcext:value-type="float">
            <text:p>60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3" office:value-type="float" office:value="6837" calcext:value-type="float">
            <text:p>6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527" calcext:value-type="float">
            <text:p>5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ITA LORENA CASCO CABALLERO</text:p>
          </table:table-cell>
          <table:table-cell table:number-columns-repeated="3" office:value-type="float" office:value="5388" calcext:value-type="float">
            <text:p>5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200" calcext:value-type="float">
            <text:p>1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DANIELA SPINELLI</text:p>
          </table:table-cell>
          <table:table-cell table:number-columns-repeated="3" office:value-type="float" office:value="2417" calcext:value-type="float">
            <text:p>2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JUAN ANTONIO BATISTA ALVAREZ</text:p>
          </table:table-cell>
          <table:table-cell table:number-columns-repeated="3" office:value-type="float" office:value="7978" calcext:value-type="float">
            <text:p>7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TELLECHEA TELLECHEA, JULIO</text:p>
          </table:table-cell>
          <table:table-cell office:value-type="float" office:value="10188" calcext:value-type="float">
            <text:p>10188</text:p>
          </table:table-cell>
          <table:table-cell office:value-type="float" office:value="4312" calcext:value-type="float">
            <text:p>4312</text:p>
          </table:table-cell>
          <table:table-cell office:value-type="float" office:value="9988" calcext:value-type="float">
            <text:p>9988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7991" calcext:value-type="float">
            <text:p>7991</text:p>
          </table:table-cell>
          <table:table-cell table:style-name="ce5" office:value-type="float" office:value="2115" calcext:value-type="float">
            <text:p>21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3" office:value-type="float" office:value="6098" calcext:value-type="float">
            <text:p>6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527" calcext:value-type="float">
            <text:p>5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ANÍBAL TERÁN CASTROMÁN <text:s text:c="61"/></text:p>
          </table:table-cell>
          <table:table-cell table:number-columns-repeated="3" office:value-type="float" office:value="5678" calcext:value-type="float">
            <text:p>5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300" calcext:value-type="float">
            <text:p>13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DANIELA SPINELLI</text:p>
          </table:table-cell>
          <table:table-cell table:number-columns-repeated="3" office:value-type="float" office:value="2417" calcext:value-type="float">
            <text:p>2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GERARDO RAÚL CEDRES PEÑA</text:p>
          </table:table-cell>
          <table:table-cell table:number-columns-repeated="3" office:value-type="float" office:value="3465" calcext:value-type="float">
            <text:p>34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CARLOS PEREZ MEDINA</text:p>
          </table:table-cell>
          <table:table-cell office:value-type="float" office:value="41891" calcext:value-type="float">
            <text:p>41891</text:p>
          </table:table-cell>
          <table:table-cell office:value-type="float" office:value="20366" calcext:value-type="float">
            <text:p>20366</text:p>
          </table:table-cell>
          <table:table-cell office:value-type="float" office:value="41891" calcext:value-type="float">
            <text:p>41891</text:p>
          </table:table-cell>
          <table:table-cell office:value-type="float" office:value="0" calcext:value-type="float">
            <text:p>0</text:p>
          </table:table-cell>
          <table:table-cell office:value-type="float" office:value="21525" calcext:value-type="float">
            <text:p>21525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3513" calcext:value-type="float">
            <text:p>33513</text:p>
          </table:table-cell>
          <table:table-cell table:style-name="ce5" office:value-type="float" office:value="11988" calcext:value-type="float">
            <text:p>119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CARLOS LAINO </text:p>
          </table:table-cell>
          <table:table-cell table:number-columns-repeated="2" office:value-type="float" office:value="18840" calcext:value-type="float">
            <text:p>18840</text:p>
          </table:table-cell>
          <table:table-cell office:value-type="float" office:value="16840" calcext:value-type="float">
            <text:p>16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6661" calcext:value-type="float">
            <text:p>66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ITA LORENA CASCO CABALLERO</text:p>
          </table:table-cell>
          <table:table-cell table:number-columns-repeated="3" office:value-type="float" office:value="16525" calcext:value-type="float">
            <text:p>16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800" calcext:value-type="float">
            <text:p>18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ENRIQUE OLIVERA</text:p>
          </table:table-cell>
          <table:table-cell table:number-columns-repeated="3" office:value-type="float" office:value="10420" calcext:value-type="float">
            <text:p>10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GERARDO RAÚL CEDRES PEÑA</text:p>
          </table:table-cell>
          <table:table-cell table:number-columns-repeated="3" office:value-type="float" office:value="13703" calcext:value-type="float">
            <text:p>13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3000" calcext:value-type="float">
            <text:p>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UBIO VICO, EDUARDO</text:p>
          </table:table-cell>
          <table:table-cell office:value-type="float" office:value="2387032" calcext:value-type="float">
            <text:p>2387032</text:p>
          </table:table-cell>
          <table:table-cell office:value-type="float" office:value="1582232" calcext:value-type="float">
            <text:p>1582232</text:p>
          </table:table-cell>
          <table:table-cell office:value-type="float" office:value="1545965" calcext:value-type="float">
            <text:p>1545965</text:p>
          </table:table-cell>
          <table:table-cell office:value-type="float" office:value="791067" calcext:value-type="float">
            <text:p>791067</text:p>
          </table:table-cell>
          <table:table-cell office:value-type="float" office:value="804800" calcext:value-type="float">
            <text:p>804800</text:p>
          </table:table-cell>
          <table:table-cell office:value-type="float" office:value="0" calcext:value-type="float">
            <text:p>0</text:p>
          </table:table-cell>
          <table:table-cell office:value-type="float" office:value="6798" calcext:value-type="float">
            <text:p>67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911762" calcext:value-type="float">
            <text:p>911762</text:p>
          </table:table-cell>
          <table:table-cell table:style-name="ce5" office:value-type="float" office:value="106962" calcext:value-type="float">
            <text:p>1069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2" office:value-type="float" office:value="248010" calcext:value-type="float">
            <text:p>248010</text:p>
          </table:table-cell>
          <table:table-cell office:value-type="float" office:value="237010" calcext:value-type="float">
            <text:p>237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2237" calcext:value-type="float">
            <text:p>2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 table:style-name="ce5" office:value-type="float" office:value="33642" calcext:value-type="float">
            <text:p>336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WALTER DANIEL ROCCA CARLINI</text:p>
          </table:table-cell>
          <table:table-cell table:number-columns-repeated="2" office:value-type="float" office:value="217089" calcext:value-type="float">
            <text:p>2170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2200" calcext:value-type="float">
            <text:p>12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HECTOR MORALES</text:p>
          </table:table-cell>
          <table:table-cell table:number-columns-repeated="3" office:value-type="float" office:value="153621" calcext:value-type="float">
            <text:p>153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7449" calcext:value-type="float">
            <text:p>174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EDUARDO GASTÓN HERNÁNDEZ PÉREZ</text:p>
          </table:table-cell>
          <table:table-cell table:number-columns-repeated="3" office:value-type="float" office:value="91538" calcext:value-type="float">
            <text:p>91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7300" calcext:value-type="float">
            <text:p>173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01114" calcext:value-type="float">
            <text:p>101114</text:p>
          </table:table-cell>
          <table:table-cell office:value-type="string" calcext:value-type="string">
            <text:p>LUIS EDUARDO RIVAS MARTÍNEZ</text:p>
          </table:table-cell>
          <table:table-cell office:value-type="float" office:value="23647" calcext:value-type="float">
            <text:p>23647</text:p>
          </table:table-cell>
          <table:table-cell office:value-type="float" office:value="0" calcext:value-type="float">
            <text:p>0</text:p>
          </table:table-cell>
          <table:table-cell office:value-type="float" office:value="23647" calcext:value-type="float">
            <text:p>23647</text:p>
          </table:table-cell>
          <table:table-cell office:value-type="float" office:value="0" calcext:value-type="float">
            <text:p>0</text:p>
          </table:table-cell>
          <table:table-cell office:value-type="float" office:value="23647" calcext:value-type="float">
            <text:p>23647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3646.86" calcext:value-type="float">
            <text:p>23646,8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GARCIA VILLAVICENCIO, RICARDO</text:p>
          </table:table-cell>
          <table:table-cell office:value-type="float" office:value="36577" calcext:value-type="float">
            <text:p>36577</text:p>
          </table:table-cell>
          <table:table-cell office:value-type="float" office:value="14081" calcext:value-type="float">
            <text:p>14081</text:p>
          </table:table-cell>
          <table:table-cell office:value-type="float" office:value="36577" calcext:value-type="float">
            <text:p>36577</text:p>
          </table:table-cell>
          <table:table-cell office:value-type="float" office:value="0" calcext:value-type="float">
            <text:p>0</text:p>
          </table:table-cell>
          <table:table-cell office:value-type="float" office:value="22496" calcext:value-type="float">
            <text:p>22496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9262" calcext:value-type="float">
            <text:p>29262</text:p>
          </table:table-cell>
          <table:table-cell table:style-name="ce5" office:value-type="float" office:value="6766" calcext:value-type="float">
            <text:p>67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3" office:value-type="float" office:value="10931" calcext:value-type="float">
            <text:p>109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053" calcext:value-type="float">
            <text:p>10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ANTIAGO NELSON ROCCA CARLINI</text:p>
          </table:table-cell>
          <table:table-cell table:number-columns-repeated="3" office:value-type="float" office:value="12403" calcext:value-type="float">
            <text:p>12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800" calcext:value-type="float">
            <text:p>18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HECTOR MORALES</text:p>
          </table:table-cell>
          <table:table-cell table:number-columns-repeated="3" office:value-type="float" office:value="5255" calcext:value-type="float">
            <text:p>5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HORACIO ZEFFERINO DE LA FUENTE</text:p>
          </table:table-cell>
          <table:table-cell table:number-columns-repeated="3" office:value-type="float" office:value="5150" calcext:value-type="float">
            <text:p>5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VILLALBA MENENDEZ, DELIA</text:p>
          </table:table-cell>
          <table:table-cell office:value-type="float" office:value="27046" calcext:value-type="float">
            <text:p>27046</text:p>
          </table:table-cell>
          <table:table-cell office:value-type="float" office:value="5410" calcext:value-type="float">
            <text:p>5410</text:p>
          </table:table-cell>
          <table:table-cell office:value-type="float" office:value="27046" calcext:value-type="float">
            <text:p>27046</text:p>
          </table:table-cell>
          <table:table-cell office:value-type="float" office:value="0" calcext:value-type="float">
            <text:p>0</text:p>
          </table:table-cell>
          <table:table-cell office:value-type="float" office:value="21636" calcext:value-type="float">
            <text:p>2163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4939" calcext:value-type="float">
            <text:p>24939</text:p>
          </table:table-cell>
          <table:table-cell table:style-name="ce5" office:value-type="float" office:value="3303" calcext:value-type="float">
            <text:p>33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3" office:value-type="float" office:value="5160" calcext:value-type="float">
            <text:p>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527" calcext:value-type="float">
            <text:p>5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ITA LORENA CASCO CABALLERO</text:p>
          </table:table-cell>
          <table:table-cell table:number-columns-repeated="3" office:value-type="float" office:value="3267" calcext:value-type="float">
            <text:p>3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300" calcext:value-type="float">
            <text:p>13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HECTOR MORALES</text:p>
          </table:table-cell>
          <table:table-cell table:number-columns-repeated="3" office:value-type="float" office:value="4425" calcext:value-type="float">
            <text:p>4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CARLOS MARÍA DI PASCUA ESCOBAR</text:p>
          </table:table-cell>
          <table:table-cell table:number-columns-repeated="3" office:value-type="float" office:value="5440" calcext:value-type="float">
            <text:p>5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IAZ RIBEIRO, JORGE</text:p>
          </table:table-cell>
          <table:table-cell office:value-type="float" office:value="15195" calcext:value-type="float">
            <text:p>15195</text:p>
          </table:table-cell>
          <table:table-cell office:value-type="float" office:value="6876" calcext:value-type="float">
            <text:p>6876</text:p>
          </table:table-cell>
          <table:table-cell office:value-type="float" office:value="15195" calcext:value-type="float">
            <text:p>15195</text:p>
          </table:table-cell>
          <table:table-cell office:value-type="float" office:value="0" calcext:value-type="float">
            <text:p>0</text:p>
          </table:table-cell>
          <table:table-cell office:value-type="float" office:value="8319" calcext:value-type="float">
            <text:p>83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2156" calcext:value-type="float">
            <text:p>12156</text:p>
          </table:table-cell>
          <table:table-cell table:style-name="ce5" office:value-type="float" office:value="3837" calcext:value-type="float">
            <text:p>38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3" office:value-type="float" office:value="11109" calcext:value-type="float">
            <text:p>11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053" calcext:value-type="float">
            <text:p>10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ITA LORENA CASCO CABALLERO</text:p>
          </table:table-cell>
          <table:table-cell table:number-columns-repeated="3" office:value-type="float" office:value="4192" calcext:value-type="float">
            <text:p>4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300" calcext:value-type="float">
            <text:p>13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MIGUEL ANGEL FERNANDEZ</text:p>
          </table:table-cell>
          <table:table-cell table:number-columns-repeated="3" office:value-type="float" office:value="7965" calcext:value-type="float">
            <text:p>79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DIANA ALICIA YOUNG FUSÉ</text:p>
          </table:table-cell>
          <table:table-cell table:number-columns-repeated="3" office:value-type="float" office:value="8384" calcext:value-type="float">
            <text:p>8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LIO DE LA LLANA</text:p>
          </table:table-cell>
          <table:table-cell office:value-type="float" office:value="36650" calcext:value-type="float">
            <text:p>36650</text:p>
          </table:table-cell>
          <table:table-cell table:number-columns-repeated="2" office:value-type="float" office:value="21990" calcext:value-type="float">
            <text:p>21990</text:p>
          </table:table-cell>
          <table:table-cell office:value-type="float" office:value="0" calcext:value-type="float">
            <text:p>0</text:p>
          </table:table-cell>
          <table:table-cell office:value-type="float" office:value="14660" calcext:value-type="float">
            <text:p>1466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4660" calcext:value-type="float">
            <text:p>1466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AZETTI MAREXIANO, ENRIQUE </text:p>
          </table:table-cell>
          <table:table-cell office:value-type="float" office:value="34868" calcext:value-type="float">
            <text:p>34868</text:p>
          </table:table-cell>
          <table:table-cell office:value-type="float" office:value="13524" calcext:value-type="float">
            <text:p>13524</text:p>
          </table:table-cell>
          <table:table-cell office:value-type="float" office:value="34868" calcext:value-type="float">
            <text:p>34868</text:p>
          </table:table-cell>
          <table:table-cell office:value-type="float" office:value="0" calcext:value-type="float">
            <text:p>0</text:p>
          </table:table-cell>
          <table:table-cell office:value-type="float" office:value="21344" calcext:value-type="float">
            <text:p>2134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7894" calcext:value-type="float">
            <text:p>27894</text:p>
          </table:table-cell>
          <table:table-cell table:style-name="ce5" office:value-type="float" office:value="6550" calcext:value-type="float">
            <text:p>65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3" office:value-type="float" office:value="10470" calcext:value-type="float">
            <text:p>104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053" calcext:value-type="float">
            <text:p>10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ANÍBAL TERÁN CASTROMÁN <text:s text:c="61"/></text:p>
          </table:table-cell>
          <table:table-cell table:number-columns-repeated="3" office:value-type="float" office:value="10576" calcext:value-type="float">
            <text:p>10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300" calcext:value-type="float">
            <text:p>13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DANIELA SPINELLI</text:p>
          </table:table-cell>
          <table:table-cell table:number-columns-repeated="3" office:value-type="float" office:value="5445" calcext:value-type="float">
            <text:p>5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GERARDO RAÚL CEDRES PEÑA</text:p>
          </table:table-cell>
          <table:table-cell table:number-columns-repeated="3" office:value-type="float" office:value="5816" calcext:value-type="float">
            <text:p>5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OMAN PEDETTI, JUAN ANDRES</text:p>
          </table:table-cell>
          <table:table-cell table:number-columns-repeated="3" office:value-type="float" office:value="32149" calcext:value-type="float">
            <text:p>32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3764" calcext:value-type="float">
            <text:p>37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3" office:value-type="float" office:value="9106" calcext:value-type="float">
            <text:p>9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053" calcext:value-type="float">
            <text:p>10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ITA LORENA CASCO CABALLERO</text:p>
          </table:table-cell>
          <table:table-cell table:number-columns-repeated="3" office:value-type="float" office:value="9745" calcext:value-type="float">
            <text:p>9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300" calcext:value-type="float">
            <text:p>13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HECTOR MORALES</text:p>
          </table:table-cell>
          <table:table-cell table:number-columns-repeated="3" office:value-type="float" office:value="4660" calcext:value-type="float">
            <text:p>4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06" calcext:value-type="float">
            <text:p>109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EDUARDO GASTÓN HERNÁNDEZ PÉREZ</text:p>
          </table:table-cell>
          <table:table-cell table:number-columns-repeated="3" office:value-type="float" office:value="3708" calcext:value-type="float">
            <text:p>3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ARIO RUBEN CAMILO PERDOMO</text:p>
          </table:table-cell>
          <table:table-cell office:value-type="float" office:value="33378" calcext:value-type="float">
            <text:p>33378</text:p>
          </table:table-cell>
          <table:table-cell office:value-type="float" office:value="12979" calcext:value-type="float">
            <text:p>12979</text:p>
          </table:table-cell>
          <table:table-cell office:value-type="float" office:value="33378" calcext:value-type="float">
            <text:p>33378</text:p>
          </table:table-cell>
          <table:table-cell office:value-type="float" office:value="0" calcext:value-type="float">
            <text:p>0</text:p>
          </table:table-cell>
          <table:table-cell office:value-type="float" office:value="20399" calcext:value-type="float">
            <text:p>20399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6703" calcext:value-type="float">
            <text:p>26703</text:p>
          </table:table-cell>
          <table:table-cell table:style-name="ce5" office:value-type="float" office:value="6304" calcext:value-type="float">
            <text:p>63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2" office:value-type="float" office:value="11561" calcext:value-type="float">
            <text:p>11561</text:p>
          </table:table-cell>
          <table:table-cell office:value-type="float" office:value="10561" calcext:value-type="float">
            <text:p>10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2053" calcext:value-type="float">
            <text:p>20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MONICA RAQUEL RAMIREZ</text:p>
          </table:table-cell>
          <table:table-cell table:number-columns-repeated="3" office:value-type="float" office:value="6127" calcext:value-type="float">
            <text:p>6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300" calcext:value-type="float">
            <text:p>13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MIGUEL ANGEL GULARTE</text:p>
          </table:table-cell>
          <table:table-cell table:number-columns-repeated="3" office:value-type="float" office:value="9506" calcext:value-type="float">
            <text:p>9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ALEJANDRO SESSER FERNÁNDEZ</text:p>
          </table:table-cell>
          <table:table-cell table:number-columns-repeated="3" office:value-type="float" office:value="10321" calcext:value-type="float">
            <text:p>10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AUL EDGARDO PERDOMO</text:p>
          </table:table-cell>
          <table:table-cell office:value-type="float" office:value="21328" calcext:value-type="float">
            <text:p>21328</text:p>
          </table:table-cell>
          <table:table-cell office:value-type="float" office:value="9559" calcext:value-type="float">
            <text:p>9559</text:p>
          </table:table-cell>
          <table:table-cell office:value-type="float" office:value="20328" calcext:value-type="float">
            <text:p>20328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6342" calcext:value-type="float">
            <text:p>16342</text:p>
          </table:table-cell>
          <table:table-cell table:style-name="ce5" office:value-type="float" office:value="4573" calcext:value-type="float">
            <text:p>457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CARLOS BASTOS <text:s/></text:p>
          </table:table-cell>
          <table:table-cell table:number-columns-repeated="2" office:value-type="float" office:value="12463" calcext:value-type="float">
            <text:p>12463</text:p>
          </table:table-cell>
          <table:table-cell office:value-type="float" office:value="11463" calcext:value-type="float">
            <text:p>11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2053" calcext:value-type="float">
            <text:p>20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ITA LORENA CASCO CABALLERO</text:p>
          </table:table-cell>
          <table:table-cell table:number-columns-repeated="3" office:value-type="float" office:value="7817" calcext:value-type="float">
            <text:p>78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200" calcext:value-type="float">
            <text:p>1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DANIELA SPINELLI</text:p>
          </table:table-cell>
          <table:table-cell table:number-columns-repeated="3" office:value-type="float" office:value="6252" calcext:value-type="float">
            <text:p>6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HORACIO ZEFFERINO DE LA FUENTE</text:p>
          </table:table-cell>
          <table:table-cell table:number-columns-repeated="3" office:value-type="float" office:value="13131" calcext:value-type="float">
            <text:p>13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7" calcext:value-type="float">
            <text:p>22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EL PINO GODOY, JORGE </text:p>
          </table:table-cell>
          <table:table-cell office:value-type="float" office:value="26283" calcext:value-type="float">
            <text:p>26283</text:p>
          </table:table-cell>
          <table:table-cell office:value-type="float" office:value="10936" calcext:value-type="float">
            <text:p>10936</text:p>
          </table:table-cell>
          <table:table-cell office:value-type="float" office:value="25783" calcext:value-type="float">
            <text:p>25783</text:p>
          </table:table-cell>
          <table:table-cell office:value-type="float" office:value="0" calcext:value-type="float">
            <text:p>0</text:p>
          </table:table-cell>
          <table:table-cell office:value-type="float" office:value="15347" calcext:value-type="float">
            <text:p>1534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0627" calcext:value-type="float">
            <text:p>20627</text:p>
          </table:table-cell>
          <table:table-cell table:style-name="ce5" office:value-type="float" office:value="5280" calcext:value-type="float">
            <text:p>52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3" office:value-type="float" office:value="9680" calcext:value-type="float">
            <text:p>9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053" calcext:value-type="float">
            <text:p>10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MARÍA DEL LOURDES PILAR CASTELLI RODRIGUEZ</text:p>
          </table:table-cell>
          <table:table-cell table:number-columns-repeated="3" office:value-type="float" office:value="6630" calcext:value-type="float">
            <text:p>66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200" calcext:value-type="float">
            <text:p>1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HECTOR MORALES </text:p>
          </table:table-cell>
          <table:table-cell table:number-columns-repeated="3" office:value-type="float" office:value="4630" calcext:value-type="float">
            <text:p>46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SELVA PÉREZ STÁBILE</text:p>
          </table:table-cell>
          <table:table-cell table:number-columns-repeated="3" office:value-type="float" office:value="3894" calcext:value-type="float">
            <text:p>38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OMERO CUADRADO, JOSE</text:p>
          </table:table-cell>
          <table:table-cell office:value-type="float" office:value="32659" calcext:value-type="float">
            <text:p>32659</text:p>
          </table:table-cell>
          <table:table-cell office:value-type="float" office:value="25157" calcext:value-type="float">
            <text:p>25157</text:p>
          </table:table-cell>
          <table:table-cell office:value-type="float" office:value="32659" calcext:value-type="float">
            <text:p>32659</text:p>
          </table:table-cell>
          <table:table-cell office:value-type="float" office:value="0" calcext:value-type="float">
            <text:p>0</text:p>
          </table:table-cell>
          <table:table-cell office:value-type="float" office:value="7502" calcext:value-type="float">
            <text:p>750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5" office:value-type="float" office:value="3649" calcext:value-type="float">
            <text:p>36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ICARDO COHEN</text:p>
          </table:table-cell>
          <table:table-cell table:number-columns-repeated="3" office:value-type="float" office:value="4645" calcext:value-type="float">
            <text:p>4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527" calcext:value-type="float">
            <text:p>5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ANÍBAL TERÁN CASTROMÁN <text:s text:c="61"/></text:p>
          </table:table-cell>
          <table:table-cell table:number-columns-repeated="3" office:value-type="float" office:value="8554" calcext:value-type="float">
            <text:p>8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300" calcext:value-type="float">
            <text:p>13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NESTOR ALPUY</text:p>
          </table:table-cell>
          <table:table-cell table:number-columns-repeated="3" office:value-type="float" office:value="2006" calcext:value-type="float">
            <text:p>2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SERGIO CASTRO CARDOZO</text:p>
          </table:table-cell>
          <table:table-cell table:number-columns-repeated="3" office:value-type="float" office:value="1236" calcext:value-type="float">
            <text:p>1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000" calcext:value-type="float">
            <text:p>1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JOSÉ VELLOZO</text:p>
          </table:table-cell>
          <table:table-cell table:number-columns-repeated="2" office:value-type="float" office:value="11645" calcext:value-type="float">
            <text:p>11645</text:p>
          </table:table-cell>
          <table:table-cell office:value-type="float" office:value="7145" calcext:value-type="float">
            <text:p>7145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ANA LAURA ALARCÓN </text:p>
          </table:table-cell>
          <table:table-cell table:number-columns-repeated="2" office:value-type="float" office:value="421694" calcext:value-type="float">
            <text:p>421694</text:p>
          </table:table-cell>
          <table:table-cell office:value-type="float" office:value="390694" calcext:value-type="float">
            <text:p>390694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802" calcext:value-type="float">
            <text:p>38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BERNARDO CARDARELLI</text:p>
          </table:table-cell>
          <table:table-cell table:number-columns-repeated="2" office:value-type="float" office:value="60822" calcext:value-type="float">
            <text:p>60822</text:p>
          </table:table-cell>
          <table:table-cell office:value-type="float" office:value="45322" calcext:value-type="float">
            <text:p>45322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44" calcext:value-type="float">
            <text:p>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RODRIGO TOLEDO</text:p>
          </table:table-cell>
          <table:table-cell table:number-columns-repeated="2" office:value-type="float" office:value="187351" calcext:value-type="float">
            <text:p>187351</text:p>
          </table:table-cell>
          <table:table-cell office:value-type="float" office:value="159851" calcext:value-type="float">
            <text:p>159851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66" calcext:value-type="float">
            <text:p>15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CÉSAR VEGA</text:p>
          </table:table-cell>
          <table:table-cell table:number-columns-repeated="2" office:value-type="float" office:value="1279060" calcext:value-type="float">
            <text:p>1279060</text:p>
          </table:table-cell>
          <table:table-cell office:value-type="float" office:value="1123244" calcext:value-type="float">
            <text:p>1123244</text:p>
          </table:table-cell>
          <table:table-cell office:value-type="float" office:value="155816" calcext:value-type="float">
            <text:p>155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4" calcext:value-type="float">
            <text:p>110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RAMIRO CHUCARRO</text:p>
          </table:table-cell>
          <table:table-cell table:number-columns-repeated="2" office:value-type="float" office:value="68171" calcext:value-type="float">
            <text:p>68171</text:p>
          </table:table-cell>
          <table:table-cell office:value-type="float" office:value="52671" calcext:value-type="float">
            <text:p>52671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16" calcext:value-type="float">
            <text:p>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RAÚL MESA</text:p>
          </table:table-cell>
          <table:table-cell table:number-columns-repeated="2" office:value-type="float" office:value="56599" calcext:value-type="float">
            <text:p>56599</text:p>
          </table:table-cell>
          <table:table-cell office:value-type="float" office:value="44199" calcext:value-type="float">
            <text:p>44199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433" calcext:value-type="float">
            <text:p>4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AFAEL FERNÁNDEZ</text:p>
          </table:table-cell>
          <table:table-cell table:number-columns-repeated="3" office:value-type="float" office:value="2449" calcext:value-type="float">
            <text:p>2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ANDREA REVUELTA</text:p>
          </table:table-cell>
          <table:table-cell table:number-columns-repeated="3" office:value-type="float" office:value="48988" calcext:value-type="float">
            <text:p>48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AFAEL FERNÁNDEZ</text:p>
          </table:table-cell>
          <table:table-cell table:number-columns-repeated="3" office:value-type="float" office:value="8063" calcext:value-type="float">
            <text:p>8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AFAEL FERNÁNDEZ</text:p>
          </table:table-cell>
          <table:table-cell table:number-columns-repeated="3" office:value-type="float" office:value="7961" calcext:value-type="float">
            <text:p>79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AFAEL FERNÁNDEZ</text:p>
          </table:table-cell>
          <table:table-cell table:number-columns-repeated="3" office:value-type="float" office:value="4491" calcext:value-type="float">
            <text:p>4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AFAEL FERNÁNDEZ</text:p>
          </table:table-cell>
          <table:table-cell table:number-columns-repeated="3" office:value-type="float" office:value="2245" calcext:value-type="float">
            <text:p>2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ANTONIO BUDAY REGO</text:p>
          </table:table-cell>
          <table:table-cell table:number-columns-repeated="3" office:value-type="float" office:value="9798" calcext:value-type="float">
            <text:p>9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AFAEL FERNÁNDEZ</text:p>
          </table:table-cell>
          <table:table-cell table:number-columns-repeated="3" office:value-type="float" office:value="4899" calcext:value-type="float">
            <text:p>4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AFAEL FERNÁNDEZ</text:p>
          </table:table-cell>
          <table:table-cell table:number-columns-repeated="3" office:value-type="float" office:value="13778" calcext:value-type="float">
            <text:p>13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AFAEL FERNÁNDEZ</text:p>
          </table:table-cell>
          <table:table-cell table:number-columns-repeated="3" office:value-type="float" office:value="152679" calcext:value-type="float">
            <text:p>152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52679" calcext:value-type="float">
            <text:p>1526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AFAEL FERNÁNDEZ</text:p>
          </table:table-cell>
          <table:table-cell table:number-columns-repeated="3" office:value-type="float" office:value="6940" calcext:value-type="float">
            <text:p>6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AFAEL FERNÁNDEZ</text:p>
          </table:table-cell>
          <table:table-cell table:number-columns-repeated="3" office:value-type="float" office:value="4899" calcext:value-type="float">
            <text:p>4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HENRIQUE RAMOS CASTILLO</text:p>
          </table:table-cell>
          <table:table-cell table:number-columns-repeated="3" office:value-type="float" office:value="15309" calcext:value-type="float">
            <text:p>15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AFAEL FERNÁNDEZ</text:p>
          </table:table-cell>
          <table:table-cell table:number-columns-repeated="3" office:value-type="float" office:value="8879" calcext:value-type="float">
            <text:p>8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AFAEL FERNÁNDEZ</text:p>
          </table:table-cell>
          <table:table-cell table:number-columns-repeated="3" office:value-type="float" office:value="8267" calcext:value-type="float">
            <text:p>8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AFAEL FERNÁNDEZ</text:p>
          </table:table-cell>
          <table:table-cell table:number-columns-repeated="3" office:value-type="float" office:value="6940" calcext:value-type="float">
            <text:p>6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MARTIN CASTRO LIMA</text:p>
          </table:table-cell>
          <table:table-cell table:number-columns-repeated="3" office:value-type="float" office:value="12451" calcext:value-type="float">
            <text:p>12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AFAEL FERNÁNDEZ</text:p>
          </table:table-cell>
          <table:table-cell table:number-columns-repeated="3" office:value-type="float" office:value="6123" calcext:value-type="float">
            <text:p>6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REPRESENTANTES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AFAEL FERNÁNDEZ</text:p>
          </table:table-cell>
          <table:table-cell table:number-columns-repeated="3" office:value-type="float" office:value="3266" calcext:value-type="float">
            <text:p>3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VARO PORTILLO</text:p>
          </table:table-cell>
          <table:table-cell office:value-type="float" office:value="795618" calcext:value-type="float">
            <text:p>795618</text:p>
          </table:table-cell>
          <table:table-cell office:value-type="float" office:value="554618" calcext:value-type="float">
            <text:p>554618</text:p>
          </table:table-cell>
          <table:table-cell office:value-type="float" office:value="489018" calcext:value-type="float">
            <text:p>489018</text:p>
          </table:table-cell>
          <table:table-cell office:value-type="float" office:value="0" calcext:value-type="float">
            <text:p>0</text:p>
          </table:table-cell>
          <table:table-cell office:value-type="float" office:value="241000" calcext:value-type="float">
            <text:p>241000</text:p>
          </table:table-cell>
          <table:table-cell office:value-type="float" office:value="306600" calcext:value-type="float">
            <text:p>306600</text:p>
          </table:table-cell>
          <table:table-cell office:value-type="float" office:value="8260" calcext:value-type="float">
            <text:p>82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86600" calcext:value-type="float">
            <text:p>186600</text:p>
          </table:table-cell>
          <table:table-cell table:style-name="ce5" office:value-type="float" office:value="41331456" calcext:value-type="float">
            <text:p>41331456</text:p>
          </table:table-cell>
          <table:table-cell table:style-name="ce5" office:value-type="float" office:value="20387707" calcext:value-type="float">
            <text:p>203877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NSTANZA MOREIRA- BERAMENDI</text:p>
          </table:table-cell>
          <table:table-cell office:value-type="float" office:value="5606463" calcext:value-type="float">
            <text:p>5606463</text:p>
          </table:table-cell>
          <table:table-cell office:value-type="float" office:value="3389982" calcext:value-type="float">
            <text:p>3389982</text:p>
          </table:table-cell>
          <table:table-cell office:value-type="float" office:value="5372728" calcext:value-type="float">
            <text:p>5372728</text:p>
          </table:table-cell>
          <table:table-cell office:value-type="float" office:value="60000" calcext:value-type="float">
            <text:p>60000</text:p>
          </table:table-cell>
          <table:table-cell office:value-type="float" office:value="2216481" calcext:value-type="float">
            <text:p>2216481</text:p>
          </table:table-cell>
          <table:table-cell office:value-type="float" office:value="173735" calcext:value-type="float">
            <text:p>173735</text:p>
          </table:table-cell>
          <table:table-cell office:value-type="float" office:value="51047" calcext:value-type="float">
            <text:p>51047</text:p>
          </table:table-cell>
          <table:table-cell office:value-type="float" office:value="0" calcext:value-type="float">
            <text:p>0</text:p>
          </table:table-cell>
          <table:table-cell office:value-type="float" office:value="22312" calcext:value-type="float">
            <text:p>22312</text:p>
          </table:table-cell>
          <table:table-cell office:value-type="float" office:value="0" calcext:value-type="float">
            <text:p>0</text:p>
          </table:table-cell>
          <table:table-cell office:value-type="float" office:value="39274" calcext:value-type="float">
            <text:p>39274</text:p>
          </table:table-cell>
          <table:table-cell office:value-type="float" office:value="112149" calcext:value-type="float">
            <text:p>11214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31487" calcext:value-type="float">
            <text:p>31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NSTANZA MOREIRA- CASTRO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76" calcext:value-type="float">
            <text:p>37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4881216.64" calcext:value-type="float">
            <text:p>4881216,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NSTANZA MOREIRA- GELMAN</text:p>
          </table:table-cell>
          <table:table-cell table:number-columns-repeated="3" office:value-type="float" office:value="184914" calcext:value-type="float">
            <text:p>184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53" calcext:value-type="float">
            <text:p>232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31487" calcext:value-type="float">
            <text:p>31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ANIEL MARTÍNEZ</text:p>
          </table:table-cell>
          <table:table-cell table:number-columns-repeated="2" office:value-type="float" office:value="309542" calcext:value-type="float">
            <text:p>309542</text:p>
          </table:table-cell>
          <table:table-cell office:value-type="float" office:value="0" calcext:value-type="float">
            <text:p>0</text:p>
          </table:table-cell>
          <table:table-cell office:value-type="float" office:value="309542" calcext:value-type="float">
            <text:p>309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06" calcext:value-type="float">
            <text:p>13600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9034792" calcext:value-type="float">
            <text:p>29034792</text:p>
          </table:table-cell>
          <table:table-cell table:style-name="ce5" office:value-type="float" office:value="27236140" calcext:value-type="float">
            <text:p>272361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ANILO ANGEL ASTORI SARAGOSA</text:p>
          </table:table-cell>
          <table:table-cell office:value-type="float" office:value="23401496" calcext:value-type="float">
            <text:p>23401496</text:p>
          </table:table-cell>
          <table:table-cell office:value-type="float" office:value="15126825" calcext:value-type="float">
            <text:p>15126825</text:p>
          </table:table-cell>
          <table:table-cell office:value-type="float" office:value="20490687" calcext:value-type="float">
            <text:p>20490687</text:p>
          </table:table-cell>
          <table:table-cell office:value-type="float" office:value="817245" calcext:value-type="float">
            <text:p>817245</text:p>
          </table:table-cell>
          <table:table-cell office:value-type="float" office:value="8274671" calcext:value-type="float">
            <text:p>8274671</text:p>
          </table:table-cell>
          <table:table-cell office:value-type="float" office:value="2093564" calcext:value-type="float">
            <text:p>2093564</text:p>
          </table:table-cell>
          <table:table-cell office:value-type="float" office:value="205248" calcext:value-type="float">
            <text:p>205248</text:p>
          </table:table-cell>
          <table:table-cell office:value-type="float" office:value="0" calcext:value-type="float">
            <text:p>0</text:p>
          </table:table-cell>
          <table:table-cell office:value-type="float" office:value="612245" calcext:value-type="float">
            <text:p>612245</text:p>
          </table:table-cell>
          <table:table-cell office:value-type="float" office:value="1481319" calcext:value-type="float">
            <text:p>14813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5" office:value-type="float" office:value="257294" calcext:value-type="float">
            <text:p>2572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ARÍO PEREZ</text:p>
          </table:table-cell>
          <table:table-cell office:value-type="float" office:value="5046749" calcext:value-type="float">
            <text:p>5046749</text:p>
          </table:table-cell>
          <table:table-cell office:value-type="float" office:value="3875149" calcext:value-type="float">
            <text:p>3875149</text:p>
          </table:table-cell>
          <table:table-cell office:value-type="float" office:value="2458097" calcext:value-type="float">
            <text:p>2458097</text:p>
          </table:table-cell>
          <table:table-cell office:value-type="float" office:value="2206324" calcext:value-type="float">
            <text:p>2206324</text:p>
          </table:table-cell>
          <table:table-cell office:value-type="float" office:value="1171600" calcext:value-type="float">
            <text:p>1171600</text:p>
          </table:table-cell>
          <table:table-cell office:value-type="float" office:value="273500" calcext:value-type="float">
            <text:p>273500</text:p>
          </table:table-cell>
          <table:table-cell office:value-type="float" office:value="60656" calcext:value-type="float">
            <text:p>60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73500" calcext:value-type="float">
            <text:p>735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90831.99" calcext:value-type="float">
            <text:p>90831,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ARIO RÁUL ESTADES </text:p>
          </table:table-cell>
          <table:table-cell table:number-columns-repeated="2" office:value-type="float" office:value="151800" calcext:value-type="float">
            <text:p>151800</text:p>
          </table:table-cell>
          <table:table-cell office:value-type="float" office:value="0" calcext:value-type="float">
            <text:p>0</text:p>
          </table:table-cell>
          <table:table-cell office:value-type="float" office:value="81800" calcext:value-type="float">
            <text:p>81800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881" calcext:value-type="float">
            <text:p>8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27353" calcext:value-type="float">
            <text:p>1027353</text:p>
          </table:table-cell>
          <table:table-cell table:style-name="ce5" office:value-type="float" office:value="786353" calcext:value-type="float">
            <text:p>7863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DUARDO BRENTA</text:p>
          </table:table-cell>
          <table:table-cell office:value-type="float" office:value="10374450" calcext:value-type="float">
            <text:p>10374450</text:p>
          </table:table-cell>
          <table:table-cell office:value-type="float" office:value="8406361" calcext:value-type="float">
            <text:p>8406361</text:p>
          </table:table-cell>
          <table:table-cell office:value-type="float" office:value="3143450" calcext:value-type="float">
            <text:p>3143450</text:p>
          </table:table-cell>
          <table:table-cell office:value-type="float" office:value="0" calcext:value-type="float">
            <text:p>0</text:p>
          </table:table-cell>
          <table:table-cell office:value-type="float" office:value="1968089" calcext:value-type="float">
            <text:p>1968089</text:p>
          </table:table-cell>
          <table:table-cell office:value-type="float" office:value="7230000" calcext:value-type="float">
            <text:p>7230000</text:p>
          </table:table-cell>
          <table:table-cell office:value-type="float" office:value="30383" calcext:value-type="float">
            <text:p>30383</text:p>
          </table:table-cell>
          <table:table-cell office:value-type="float" office:value="0" calcext:value-type="float">
            <text:p>0</text:p>
          </table:table-cell>
          <table:table-cell office:value-type="float" office:value="2690000" calcext:value-type="float">
            <text:p>2690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2860000" calcext:value-type="float">
            <text:p>2860000</text:p>
          </table:table-cell>
          <table:table-cell table:style-name="ce5" office:value-type="float" office:value="3517542" calcext:value-type="float">
            <text:p>3517542</text:p>
          </table:table-cell>
          <table:table-cell table:style-name="ce5" office:value-type="float" office:value="2345942" calcext:value-type="float">
            <text:p>23459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DUARDO MÉNDEZ CAMARÁN</text:p>
          </table:table-cell>
          <table:table-cell table:number-columns-repeated="2" office:value-type="float" office:value="66490" calcext:value-type="float">
            <text:p>66490</text:p>
          </table:table-cell>
          <table:table-cell office:value-type="float" office:value="157080" calcext:value-type="float">
            <text:p>157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23175870.84" calcext:value-type="float">
            <text:p>23175870,84</text:p>
          </table:table-cell>
          <table:table-cell table:style-name="ce5" office:value-type="float" office:value="14901199.84" calcext:value-type="float">
            <text:p>14901199,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LEUTERIO FERNÁNDEZ HUIDOBRO</text:p>
          </table:table-cell>
          <table:table-cell office:value-type="float" office:value="2408594" calcext:value-type="float">
            <text:p>2408594</text:p>
          </table:table-cell>
          <table:table-cell office:value-type="float" office:value="2015208" calcext:value-type="float">
            <text:p>2015208</text:p>
          </table:table-cell>
          <table:table-cell office:value-type="float" office:value="927797" calcext:value-type="float">
            <text:p>927797</text:p>
          </table:table-cell>
          <table:table-cell office:value-type="float" office:value="435797" calcext:value-type="float">
            <text:p>435797</text:p>
          </table:table-cell>
          <table:table-cell office:value-type="float" office:value="393386" calcext:value-type="float">
            <text:p>393386</text:p>
          </table:table-cell>
          <table:table-cell office:value-type="float" office:value="1045000" calcext:value-type="float">
            <text:p>1045000</text:p>
          </table:table-cell>
          <table:table-cell office:value-type="float" office:value="8970" calcext:value-type="float">
            <text:p>89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0000" calcext:value-type="float">
            <text:p>740000</text:p>
          </table:table-cell>
          <table:table-cell office:value-type="float" office:value="305000" calcext:value-type="float">
            <text:p>305000</text:p>
          </table:table-cell>
          <table:table-cell table:number-columns-repeated="2" table:style-name="ce5" office:value-type="float" office:value="253511.5" calcext:value-type="float">
            <text:p>253511,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OSE MUJICA</text:p>
          </table:table-cell>
          <table:table-cell office:value-type="float" office:value="29034792" calcext:value-type="float">
            <text:p>29034792</text:p>
          </table:table-cell>
          <table:table-cell office:value-type="float" office:value="27236140" calcext:value-type="float">
            <text:p>27236140</text:p>
          </table:table-cell>
          <table:table-cell office:value-type="float" office:value="20283770" calcext:value-type="float">
            <text:p>20283770</text:p>
          </table:table-cell>
          <table:table-cell office:value-type="float" office:value="1455058" calcext:value-type="float">
            <text:p>1455058</text:p>
          </table:table-cell>
          <table:table-cell office:value-type="float" office:value="1798652" calcext:value-type="float">
            <text:p>1798652</text:p>
          </table:table-cell>
          <table:table-cell office:value-type="float" office:value="7295964" calcext:value-type="float">
            <text:p>7295964</text:p>
          </table:table-cell>
          <table:table-cell office:value-type="float" office:value="355762" calcext:value-type="float">
            <text:p>355762</text:p>
          </table:table-cell>
          <table:table-cell office:value-type="float" office:value="0" calcext:value-type="float">
            <text:p>0</text:p>
          </table:table-cell>
          <table:table-cell office:value-type="float" office:value="2725250" calcext:value-type="float">
            <text:p>2725250</text:p>
          </table:table-cell>
          <table:table-cell office:value-type="float" office:value="0" calcext:value-type="float">
            <text:p>0</text:p>
          </table:table-cell>
          <table:table-cell office:value-type="float" office:value="3681358" calcext:value-type="float">
            <text:p>3681358</text:p>
          </table:table-cell>
          <table:table-cell office:value-type="float" office:value="0" calcext:value-type="float">
            <text:p>0</text:p>
          </table:table-cell>
          <table:table-cell office:value-type="float" office:value="889356" calcext:value-type="float">
            <text:p>889356</text:p>
          </table:table-cell>
          <table:table-cell table:style-name="ce5" office:value-type="float" office:value="5428981" calcext:value-type="float">
            <text:p>5428981</text:p>
          </table:table-cell>
          <table:table-cell table:style-name="ce5" office:value-type="float" office:value="3212500" calcext:value-type="float">
            <text:p>32125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COS CARAMBULA</text:p>
          </table:table-cell>
          <table:table-cell office:value-type="float" office:value="10990554" calcext:value-type="float">
            <text:p>10990554</text:p>
          </table:table-cell>
          <table:table-cell office:value-type="float" office:value="7990554" calcext:value-type="float">
            <text:p>7990554</text:p>
          </table:table-cell>
          <table:table-cell office:value-type="float" office:value="7410885" calcext:value-type="float">
            <text:p>7410885</text:p>
          </table:table-cell>
          <table:table-cell office:value-type="float" office:value="3579669" calcext:value-type="float">
            <text:p>3579669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  <table:table-cell office:value-type="float" office:value="71687" calcext:value-type="float">
            <text:p>7168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0825426" calcext:value-type="float">
            <text:p>10825426</text:p>
          </table:table-cell>
          <table:table-cell table:style-name="ce5" office:value-type="float" office:value="7825426" calcext:value-type="float">
            <text:p>78254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RA CASTRO</text:p>
          </table:table-cell>
          <table:table-cell table:number-columns-repeated="2" office:value-type="float" office:value="245198" calcext:value-type="float">
            <text:p>245198</text:p>
          </table:table-cell>
          <table:table-cell office:value-type="float" office:value="156738" calcext:value-type="float">
            <text:p>156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60" calcext:value-type="float">
            <text:p>88460</text:p>
          </table:table-cell>
          <table:table-cell office:value-type="float" office:value="2584" calcext:value-type="float">
            <text:p>25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460" calcext:value-type="float">
            <text:p>88460</text:p>
          </table:table-cell>
          <table:table-cell table:style-name="ce5" office:value-type="float" office:value="10479659" calcext:value-type="float">
            <text:p>10479659</text:p>
          </table:table-cell>
          <table:table-cell table:style-name="ce5" office:value-type="float" office:value="8511570" calcext:value-type="float">
            <text:p>85115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CAR EDINSON RIOS</text:p>
          </table:table-cell>
          <table:table-cell office:value-type="float" office:value="294148" calcext:value-type="float">
            <text:p>294148</text:p>
          </table:table-cell>
          <table:table-cell office:value-type="float" office:value="214770" calcext:value-type="float">
            <text:p>214770</text:p>
          </table:table-cell>
          <table:table-cell office:value-type="float" office:value="149770" calcext:value-type="float">
            <text:p>149770</text:p>
          </table:table-cell>
          <table:table-cell office:value-type="float" office:value="0" calcext:value-type="float">
            <text:p>0</text:p>
          </table:table-cell>
          <table:table-cell office:value-type="float" office:value="79378" calcext:value-type="float">
            <text:p>79378</text:p>
          </table:table-cell>
          <table:table-cell office:value-type="float" office:value="65000" calcext:value-type="float">
            <text:p>65000</text:p>
          </table:table-cell>
          <table:table-cell office:value-type="float" office:value="605" calcext:value-type="float">
            <text:p>6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style-name="ce5" office:value-type="float" office:value="93490.5" calcext:value-type="float">
            <text:p>93490,5</text:p>
          </table:table-cell>
          <table:table-cell table:style-name="ce5" office:value-type="float" office:value="14112.5" calcext:value-type="float">
            <text:p>14112,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UL SENDIC</text:p>
          </table:table-cell>
          <table:table-cell office:value-type="float" office:value="40084164" calcext:value-type="float">
            <text:p>40084164</text:p>
          </table:table-cell>
          <table:table-cell office:value-type="float" office:value="19140415" calcext:value-type="float">
            <text:p>19140415</text:p>
          </table:table-cell>
          <table:table-cell office:value-type="float" office:value="19584667" calcext:value-type="float">
            <text:p>19584667</text:p>
          </table:table-cell>
          <table:table-cell office:value-type="float" office:value="19252596" calcext:value-type="float">
            <text:p>19252596</text:p>
          </table:table-cell>
          <table:table-cell office:value-type="float" office:value="20943749" calcext:value-type="float">
            <text:p>20943749</text:p>
          </table:table-cell>
          <table:table-cell office:value-type="float" office:value="1246901" calcext:value-type="float">
            <text:p>1246901</text:p>
          </table:table-cell>
          <table:table-cell office:value-type="float" office:value="158004" calcext:value-type="float">
            <text:p>15800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851000" calcext:value-type="float">
            <text:p>851000</text:p>
          </table:table-cell>
          <table:table-cell office:value-type="float" office:value="35250" calcext:value-type="float">
            <text:p>35250</text:p>
          </table:table-cell>
          <table:table-cell office:value-type="float" office:value="312451" calcext:value-type="float">
            <text:p>31245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08594" calcext:value-type="float">
            <text:p>2408594</text:p>
          </table:table-cell>
          <table:table-cell table:style-name="ce5" office:value-type="float" office:value="2015208" calcext:value-type="float">
            <text:p>20152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EM GARCIA</text:p>
          </table:table-cell>
          <table:table-cell table:number-columns-repeated="2" office:value-type="float" office:value="267898" calcext:value-type="float">
            <text:p>267898</text:p>
          </table:table-cell>
          <table:table-cell office:value-type="float" office:value="67898" calcext:value-type="float">
            <text:p>67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27152" calcext:value-type="float">
            <text:p>1271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FREDO OLIÚ</text:p>
          </table:table-cell>
          <table:table-cell table:number-columns-repeated="3" office:value-type="float" office:value="46000" calcext:value-type="float">
            <text:p>4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7" calcext:value-type="float">
            <text:p>1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VARO GERMANO</text:p>
          </table:table-cell>
          <table:table-cell table:number-columns-repeated="2" office:value-type="float" office:value="710200" calcext:value-type="float">
            <text:p>710200</text:p>
          </table:table-cell>
          <table:table-cell office:value-type="float" office:value="10200" calcext:value-type="float">
            <text:p>10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00" calcext:value-type="float">
            <text:p>700000</text:p>
          </table:table-cell>
          <table:table-cell office:value-type="float" office:value="3744" calcext:value-type="float">
            <text:p>3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64713" calcext:value-type="float">
            <text:p>26471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ORGE LARRAÑAGA</text:p>
          </table:table-cell>
          <table:table-cell table:number-columns-repeated="2" office:value-type="float" office:value="56779486" calcext:value-type="float">
            <text:p>56779486</text:p>
          </table:table-cell>
          <table:table-cell office:value-type="float" office:value="30776077" calcext:value-type="float">
            <text:p>30776077</text:p>
          </table:table-cell>
          <table:table-cell office:value-type="float" office:value="20741609" calcext:value-type="float">
            <text:p>20741609</text:p>
          </table:table-cell>
          <table:table-cell office:value-type="float" office:value="0" calcext:value-type="float">
            <text:p>0</text:p>
          </table:table-cell>
          <table:table-cell office:value-type="float" office:value="5261800" calcext:value-type="float">
            <text:p>5261800</text:p>
          </table:table-cell>
          <table:table-cell office:value-type="float" office:value="298888" calcext:value-type="float">
            <text:p>2988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61800" calcext:value-type="float">
            <text:p>5261800</text:p>
          </table:table-cell>
          <table:table-cell table:number-columns-repeated="2" table:style-name="ce5" office:value-type="float" office:value="771460" calcext:value-type="float">
            <text:p>7714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UIS LACALLE POU</text:p>
          </table:table-cell>
          <table:table-cell office:value-type="float" office:value="38260827" calcext:value-type="float">
            <text:p>38260827</text:p>
          </table:table-cell>
          <table:table-cell office:value-type="float" office:value="3494827" calcext:value-type="float">
            <text:p>3494827</text:p>
          </table:table-cell>
          <table:table-cell office:value-type="float" office:value="38250827" calcext:value-type="float">
            <text:p>38250827</text:p>
          </table:table-cell>
          <table:table-cell office:value-type="float" office:value="10000" calcext:value-type="float">
            <text:p>10000</text:p>
          </table:table-cell>
          <table:table-cell office:value-type="float" office:value="34766000" calcext:value-type="float">
            <text:p>34766000</text:p>
          </table:table-cell>
          <table:table-cell office:value-type="float" office:value="0" calcext:value-type="float">
            <text:p>0</text:p>
          </table:table-cell>
          <table:table-cell office:value-type="float" office:value="371380" calcext:value-type="float">
            <text:p>3713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55621818" calcext:value-type="float">
            <text:p>556218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RGIO ABREU </text:p>
          </table:table-cell>
          <table:table-cell table:number-columns-repeated="2" office:value-type="float" office:value="5404606" calcext:value-type="float">
            <text:p>5404606</text:p>
          </table:table-cell>
          <table:table-cell office:value-type="float" office:value="3804606" calcext:value-type="float">
            <text:p>3804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49367" calcext:value-type="float">
            <text:p>49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767166.7" calcext:value-type="float">
            <text:p>34767166,7</text:p>
          </table:table-cell>
          <table:table-cell table:style-name="ce5" office:value-type="float" office:value="1166.70000000298" calcext:value-type="float">
            <text:p>1166,700000002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OSÉ AMORIN</text:p>
          </table:table-cell>
          <table:table-cell office:value-type="float" office:value="13448252" calcext:value-type="float">
            <text:p>13448252</text:p>
          </table:table-cell>
          <table:table-cell office:value-type="float" office:value="9601520" calcext:value-type="float">
            <text:p>9601520</text:p>
          </table:table-cell>
          <table:table-cell office:value-type="float" office:value="10743936" calcext:value-type="float">
            <text:p>10743936</text:p>
          </table:table-cell>
          <table:table-cell office:value-type="float" office:value="0" calcext:value-type="float">
            <text:p>0</text:p>
          </table:table-cell>
          <table:table-cell office:value-type="float" office:value="3846732" calcext:value-type="float">
            <text:p>3846732</text:p>
          </table:table-cell>
          <table:table-cell office:value-type="float" office:value="2704316" calcext:value-type="float">
            <text:p>2704316</text:p>
          </table:table-cell>
          <table:table-cell office:value-type="float" office:value="111026" calcext:value-type="float">
            <text:p>111026</text:p>
          </table:table-cell>
          <table:table-cell office:value-type="float" office:value="0" calcext:value-type="float">
            <text:p>0</text:p>
          </table:table-cell>
          <table:table-cell office:value-type="float" office:value="1564316" calcext:value-type="float">
            <text:p>1564316</text:p>
          </table:table-cell>
          <table:table-cell office:value-type="float" office:value="490000" calcext:value-type="float">
            <text:p>490000</text:p>
          </table:table-cell>
          <table:table-cell office:value-type="float" office:value="0" calcext:value-type="float">
            <text:p>0</text:p>
          </table:table-cell>
          <table:table-cell office:value-type="float" office:value="650000" calcext:value-type="float">
            <text:p>65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UIS ZUÑIGA BARBAGELATA</text:p>
          </table:table-cell>
          <table:table-cell table:number-columns-repeated="3" office:value-type="float" office:value="53498" calcext:value-type="float">
            <text:p>53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129275" calcext:value-type="float">
            <text:p>61292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DRO BORDABERRY</text:p>
          </table:table-cell>
          <table:table-cell table:number-columns-repeated="2" office:value-type="float" office:value="36035024" calcext:value-type="float">
            <text:p>36035024</text:p>
          </table:table-cell>
          <table:table-cell office:value-type="float" office:value="27097542" calcext:value-type="float">
            <text:p>27097542</text:p>
          </table:table-cell>
          <table:table-cell office:value-type="float" office:value="6872811" calcext:value-type="float">
            <text:p>6872811</text:p>
          </table:table-cell>
          <table:table-cell office:value-type="float" office:value="0" calcext:value-type="float">
            <text:p>0</text:p>
          </table:table-cell>
          <table:table-cell office:value-type="float" office:value="2064671" calcext:value-type="float">
            <text:p>2064671</text:p>
          </table:table-cell>
          <table:table-cell office:value-type="float" office:value="190896" calcext:value-type="float">
            <text:p>190896</text:p>
          </table:table-cell>
          <table:table-cell office:value-type="float" office:value="0" calcext:value-type="float">
            <text:p>0</text:p>
          </table:table-cell>
          <table:table-cell office:value-type="float" office:value="2064671" calcext:value-type="float">
            <text:p>20646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24787602" calcext:value-type="float">
            <text:p>247876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BLO MIERES</text:p>
          </table:table-cell>
          <table:table-cell office:value-type="float" office:value="7243584" calcext:value-type="float">
            <text:p>7243584</text:p>
          </table:table-cell>
          <table:table-cell office:value-type="float" office:value="0" calcext:value-type="float">
            <text:p>0</text:p>
          </table:table-cell>
          <table:table-cell office:value-type="float" office:value="7243584" calcext:value-type="float">
            <text:p>7243584</text:p>
          </table:table-cell>
          <table:table-cell office:value-type="float" office:value="0" calcext:value-type="float">
            <text:p>0</text:p>
          </table:table-cell>
          <table:table-cell office:value-type="float" office:value="7243584" calcext:value-type="float">
            <text:p>7243584</text:p>
          </table:table-cell>
          <table:table-cell office:value-type="float" office:value="0" calcext:value-type="float">
            <text:p>0</text:p>
          </table:table-cell>
          <table:table-cell office:value-type="float" office:value="69622" calcext:value-type="float">
            <text:p>6962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2463671" calcext:value-type="float">
            <text:p>12463671</text:p>
          </table:table-cell>
          <table:table-cell table:style-name="ce5" office:value-type="float" office:value="8616939" calcext:value-type="float">
            <text:p>86169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ILFREDO AMARO</text:p>
          </table:table-cell>
          <table:table-cell table:number-columns-repeated="2" office:value-type="float" office:value="260343" calcext:value-type="float">
            <text:p>260343</text:p>
          </table:table-cell>
          <table:table-cell office:value-type="float" office:value="236000" calcext:value-type="float">
            <text:p>23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43" calcext:value-type="float">
            <text:p>24343</text:p>
          </table:table-cell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  <table:table-cell office:value-type="float" office:value="24343" calcext:value-type="float">
            <text:p>243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IBAL TERAN CASTROMAN</text:p>
          </table:table-cell>
          <table:table-cell office:value-type="float" office:value="327765" calcext:value-type="float">
            <text:p>327765</text:p>
          </table:table-cell>
          <table:table-cell office:value-type="float" office:value="293207" calcext:value-type="float">
            <text:p>293207</text:p>
          </table:table-cell>
          <table:table-cell office:value-type="float" office:value="327765" calcext:value-type="float">
            <text:p>327765</text:p>
          </table:table-cell>
          <table:table-cell office:value-type="float" office:value="0" calcext:value-type="float">
            <text:p>0</text:p>
          </table:table-cell>
          <table:table-cell office:value-type="float" office:value="34558" calcext:value-type="float">
            <text:p>34558</text:p>
          </table:table-cell>
          <table:table-cell office:value-type="float" office:value="0" calcext:value-type="float">
            <text:p>0</text:p>
          </table:table-cell>
          <table:table-cell office:value-type="float" office:value="3768" calcext:value-type="float">
            <text:p>37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48971" calcext:value-type="float">
            <text:p>489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LOS SOSA</text:p>
          </table:table-cell>
          <table:table-cell table:number-columns-repeated="2" office:value-type="float" office:value="485827" calcext:value-type="float">
            <text:p>485827</text:p>
          </table:table-cell>
          <table:table-cell office:value-type="float" office:value="453827" calcext:value-type="float">
            <text:p>453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4297" calcext:value-type="float">
            <text:p>42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table:style-name="ce5" office:value-type="float" office:value="7243584" calcext:value-type="float">
            <text:p>724358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LIA VILLALBA</text:p>
          </table:table-cell>
          <table:table-cell table:number-columns-repeated="2" office:value-type="float" office:value="152487" calcext:value-type="float">
            <text:p>152487</text:p>
          </table:table-cell>
          <table:table-cell office:value-type="float" office:value="142099" calcext:value-type="float">
            <text:p>142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4557.86" calcext:value-type="float">
            <text:p>34557,8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DUARDO RUBIO</text:p>
          </table:table-cell>
          <table:table-cell office:value-type="float" office:value="1298222" calcext:value-type="float">
            <text:p>1298222</text:p>
          </table:table-cell>
          <table:table-cell office:value-type="float" office:value="0" calcext:value-type="float">
            <text:p>0</text:p>
          </table:table-cell>
          <table:table-cell office:value-type="float" office:value="1298222" calcext:value-type="float">
            <text:p>1298222</text:p>
          </table:table-cell>
          <table:table-cell office:value-type="float" office:value="0" calcext:value-type="float">
            <text:p>0</text:p>
          </table:table-cell>
          <table:table-cell office:value-type="float" office:value="1298222" calcext:value-type="float">
            <text:p>1298222</text:p>
          </table:table-cell>
          <table:table-cell office:value-type="float" office:value="0" calcext:value-type="float">
            <text:p>0</text:p>
          </table:table-cell>
          <table:table-cell office:value-type="float" office:value="12305" calcext:value-type="float">
            <text:p>123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11840" calcext:value-type="float">
            <text:p>118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RNANDO PEÑA ALONSO</text:p>
          </table:table-cell>
          <table:table-cell table:number-columns-repeated="2" office:value-type="float" office:value="18084" calcext:value-type="float">
            <text:p>18084</text:p>
          </table:table-cell>
          <table:table-cell table:number-columns-repeated="2" office:value-type="float" office:value="9042" calcext:value-type="float">
            <text:p>9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33709" calcext:value-type="float">
            <text:p>337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RACIO ZEFFERINO DE LA FUENTE</text:p>
          </table:table-cell>
          <table:table-cell table:number-columns-repeated="3" office:value-type="float" office:value="227378" calcext:value-type="float">
            <text:p>227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9" calcext:value-type="float">
            <text:p>21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3799.08" calcext:value-type="float">
            <text:p>3799,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ÚL PACIELLO </text:p>
          </table:table-cell>
          <table:table-cell table:number-columns-repeated="3" office:value-type="float" office:value="36650" calcext:value-type="float">
            <text:p>36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46786.97" calcext:value-type="float">
            <text:p>46786,97</text:p>
          </table:table-cell>
          <table:table-cell table:style-name="ce5" office:value-type="float" office:value="7598.16" calcext:value-type="float">
            <text:p>7598,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BERTO BERVEJILLO</text:p>
          </table:table-cell>
          <table:table-cell office:value-type="float" office:value="78377.81" calcext:value-type="float">
            <text:p>78377,81</text:p>
          </table:table-cell>
          <table:table-cell table:number-columns-repeated="2" office:value-type="float" office:value="39189" calcext:value-type="float">
            <text:p>39189</text:p>
          </table:table-cell>
          <table:table-cell table:number-columns-repeated="2" office:value-type="float" office:value="39188.81" calcext:value-type="float">
            <text:p>39188,81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298222" calcext:value-type="float">
            <text:p>129822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EGO FERNÁNDEZ</text:p>
          </table:table-cell>
          <table:table-cell table:number-columns-repeated="3" office:value-type="float" office:value="1850525" calcext:value-type="float">
            <text:p>1850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35" calcext:value-type="float">
            <text:p>178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62252" calcext:value-type="float">
            <text:p>622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N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FAEL FERNÁNDEZ</text:p>
          </table:table-cell>
          <table:table-cell office:value-type="float" office:value="328423" calcext:value-type="float">
            <text:p>328423</text:p>
          </table:table-cell>
          <table:table-cell office:value-type="float" office:value="0" calcext:value-type="float">
            <text:p>0</text:p>
          </table:table-cell>
          <table:table-cell office:value-type="float" office:value="328423" calcext:value-type="float">
            <text:p>328423</text:p>
          </table:table-cell>
          <table:table-cell office:value-type="float" office:value="0" calcext:value-type="float">
            <text:p>0</text:p>
          </table:table-cell>
          <table:table-cell office:value-type="float" office:value="328423" calcext:value-type="float">
            <text:p>328423</text:p>
          </table:table-cell>
          <table:table-cell office:value-type="float" office:value="0" calcext:value-type="float">
            <text:p>0</text:p>
          </table:table-cell>
          <table:table-cell office:value-type="float" office:value="3218" calcext:value-type="float">
            <text:p>32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3000" calcext:value-type="float">
            <text:p>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TE AMP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SIDENC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BARÉ VÁZQUEZ</text:p>
          </table:table-cell>
          <table:table-cell office:value-type="float" office:value="239604836.26074" calcext:value-type="float">
            <text:p>239604836,26074</text:p>
          </table:table-cell>
          <table:table-cell office:value-type="float" office:value="103596482.26074" calcext:value-type="float">
            <text:p>103596482,26074</text:p>
          </table:table-cell>
          <table:table-cell office:value-type="float" office:value="57876405.73926" calcext:value-type="float">
            <text:p>57876405,73926</text:p>
          </table:table-cell>
          <table:table-cell office:value-type="float" office:value="84202940.26074" calcext:value-type="float">
            <text:p>84202940,26074</text:p>
          </table:table-cell>
          <table:table-cell office:value-type="float" office:value="136008354" calcext:value-type="float">
            <text:p>136008354</text:p>
          </table:table-cell>
          <table:table-cell office:value-type="float" office:value="2030773" calcext:value-type="float">
            <text:p>2030773</text:p>
          </table:table-cell>
          <table:table-cell office:value-type="float" office:value="1134187" calcext:value-type="float">
            <text:p>1134187</text:p>
          </table:table-cell>
          <table:table-cell office:value-type="float" office:value="0" calcext:value-type="float">
            <text:p>0</text:p>
          </table:table-cell>
          <table:table-cell office:value-type="float" office:value="804141" calcext:value-type="float">
            <text:p>804141</text:p>
          </table:table-cell>
          <table:table-cell office:value-type="float" office:value="364920" calcext:value-type="float">
            <text:p>364920</text:p>
          </table:table-cell>
          <table:table-cell office:value-type="float" office:value="9898" calcext:value-type="float">
            <text:p>9898</text:p>
          </table:table-cell>
          <table:table-cell office:value-type="float" office:value="197600" calcext:value-type="float">
            <text:p>197600</text:p>
          </table:table-cell>
          <table:table-cell office:value-type="float" office:value="654214" calcext:value-type="float">
            <text:p>6542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NACION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SIDENC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UIS LACALLE POU</text:p>
          </table:table-cell>
          <table:table-cell office:value-type="float" office:value="70071875" calcext:value-type="float">
            <text:p>70071875</text:p>
          </table:table-cell>
          <table:table-cell office:value-type="float" office:value="54909105" calcext:value-type="float">
            <text:p>54909105</text:p>
          </table:table-cell>
          <table:table-cell office:value-type="float" office:value="37383875" calcext:value-type="float">
            <text:p>37383875</text:p>
          </table:table-cell>
          <table:table-cell office:value-type="float" office:value="27000000" calcext:value-type="float">
            <text:p>27000000</text:p>
          </table:table-cell>
          <table:table-cell office:value-type="float" office:value="15162770" calcext:value-type="float">
            <text:p>15162770</text:p>
          </table:table-cell>
          <table:table-cell office:value-type="float" office:value="5688000" calcext:value-type="float">
            <text:p>5688000</text:p>
          </table:table-cell>
          <table:table-cell office:value-type="float" office:value="732601" calcext:value-type="float">
            <text:p>732601</text:p>
          </table:table-cell>
          <table:table-cell office:value-type="float" office:value="0" calcext:value-type="float">
            <text:p>0</text:p>
          </table:table-cell>
          <table:table-cell office:value-type="float" office:value="490000" calcext:value-type="float">
            <text:p>490000</text:p>
          </table:table-cell>
          <table:table-cell office:value-type="float" office:value="3768000" calcext:value-type="float">
            <text:p>3768000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28423" calcext:value-type="float">
            <text:p>32842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COLORAD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SIDENC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DRO BORDABERRY</text:p>
          </table:table-cell>
          <table:table-cell table:number-columns-repeated="2" office:value-type="float" office:value="28765398" calcext:value-type="float">
            <text:p>28765398</text:p>
          </table:table-cell>
          <table:table-cell office:value-type="float" office:value="12862296" calcext:value-type="float">
            <text:p>12862296</text:p>
          </table:table-cell>
          <table:table-cell office:value-type="float" office:value="2261754" calcext:value-type="float">
            <text:p>2261754</text:p>
          </table:table-cell>
          <table:table-cell office:value-type="float" office:value="0" calcext:value-type="float">
            <text:p>0</text:p>
          </table:table-cell>
          <table:table-cell office:value-type="float" office:value="13641348" calcext:value-type="float">
            <text:p>13641348</text:p>
          </table:table-cell>
          <table:table-cell office:value-type="float" office:value="305699" calcext:value-type="float">
            <text:p>305699</text:p>
          </table:table-cell>
          <table:table-cell office:value-type="float" office:value="0" calcext:value-type="float">
            <text:p>0</text:p>
          </table:table-cell>
          <table:table-cell office:value-type="float" office:value="4395258" calcext:value-type="float">
            <text:p>4395258</text:p>
          </table:table-cell>
          <table:table-cell office:value-type="float" office:value="7938700" calcext:value-type="float">
            <text:p>7938700</text:p>
          </table:table-cell>
          <table:table-cell office:value-type="float" office:value="0" calcext:value-type="float">
            <text:p>0</text:p>
          </table:table-cell>
          <table:table-cell office:value-type="float" office:value="1307390" calcext:value-type="float">
            <text:p>130739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39686417.73" calcext:value-type="float">
            <text:p>239686417,73</text:p>
          </table:table-cell>
          <table:table-cell table:style-name="ce5" office:value-type="float" office:value="103678063.73" calcext:value-type="float">
            <text:p>103678063,7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INDEPENDIEN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SIDENC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BLO MIERES</text:p>
          </table:table-cell>
          <table:table-cell table:number-columns-repeated="2" office:value-type="float" office:value="21115135" calcext:value-type="float">
            <text:p>21115135</text:p>
          </table:table-cell>
          <table:table-cell office:value-type="float" office:value="1376233" calcext:value-type="float">
            <text:p>1376233</text:p>
          </table:table-cell>
          <table:table-cell office:value-type="float" office:value="16865794" calcext:value-type="float">
            <text:p>16865794</text:p>
          </table:table-cell>
          <table:table-cell office:value-type="float" office:value="0" calcext:value-type="float">
            <text:p>0</text:p>
          </table:table-cell>
          <table:table-cell office:value-type="float" office:value="2873108" calcext:value-type="float">
            <text:p>2873108</text:p>
          </table:table-cell>
          <table:table-cell office:value-type="float" office:value="73379" calcext:value-type="float">
            <text:p>73379</text:p>
          </table:table-cell>
          <table:table-cell office:value-type="float" office:value="0" calcext:value-type="float">
            <text:p>0</text:p>
          </table:table-cell>
          <table:table-cell office:value-type="float" office:value="1174730" calcext:value-type="float">
            <text:p>1174730</text:p>
          </table:table-cell>
          <table:table-cell office:value-type="float" office:value="1558303" calcext:value-type="float">
            <text:p>1558303</text:p>
          </table:table-cell>
          <table:table-cell office:value-type="float" office:value="9200" calcext:value-type="float">
            <text:p>9200</text:p>
          </table:table-cell>
          <table:table-cell office:value-type="float" office:value="68940" calcext:value-type="float">
            <text:p>68940</text:p>
          </table:table-cell>
          <table:table-cell office:value-type="float" office:value="61935" calcext:value-type="float">
            <text:p>61935</text:p>
          </table:table-cell>
          <table:table-cell table:style-name="ce5" office:value-type="float" office:value="69987119.09" calcext:value-type="float">
            <text:p>69987119,09</text:p>
          </table:table-cell>
          <table:table-cell table:style-name="ce5" office:value-type="float" office:value="54824349.09" calcext:value-type="float">
            <text:p>54824349,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AMBLEA POPUL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SIDENC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ONZALO ABELLA</text:p>
          </table:table-cell>
          <table:table-cell table:number-columns-repeated="2" office:value-type="float" office:value="2848697" calcext:value-type="float">
            <text:p>2848697</text:p>
          </table:table-cell>
          <table:table-cell office:value-type="float" office:value="1371097" calcext:value-type="float">
            <text:p>1371097</text:p>
          </table:table-cell>
          <table:table-cell office:value-type="float" office:value="1327600" calcext:value-type="float">
            <text:p>1327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69" calcext:value-type="float">
            <text:p>268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5" office:value-type="float" office:value="28217540" calcext:value-type="float">
            <text:p>282175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ECOLOGISTA RADICAL INTRANSIGEN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SIDENC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ÉSAR VEGA</text:p>
          </table:table-cell>
          <table:table-cell office:value-type="float" office:value="1164347" calcext:value-type="float">
            <text:p>1164347</text:p>
          </table:table-cell>
          <table:table-cell office:value-type="float" office:value="1019697" calcext:value-type="float">
            <text:p>1019697</text:p>
          </table:table-cell>
          <table:table-cell office:value-type="float" office:value="969047" calcext:value-type="float">
            <text:p>969047</text:p>
          </table:table-cell>
          <table:table-cell office:value-type="float" office:value="0" calcext:value-type="float">
            <text:p>0</text:p>
          </table:table-cell>
          <table:table-cell office:value-type="float" office:value="144650" calcext:value-type="float">
            <text:p>144650</text:p>
          </table:table-cell>
          <table:table-cell office:value-type="float" office:value="195300" calcext:value-type="float">
            <text:p>195300</text:p>
          </table:table-cell>
          <table:table-cell office:value-type="float" office:value="17835" calcext:value-type="float">
            <text:p>17835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24500" calcext:value-type="float">
            <text:p>24500</text:p>
          </table:table-cell>
          <table:table-cell office:value-type="float" office:value="55000" calcext:value-type="float">
            <text:p>55000</text:p>
          </table:table-cell>
          <table:table-cell office:value-type="float" office:value="75800" calcext:value-type="float">
            <text:p>75800</text:p>
          </table:table-cell>
          <table:table-cell table:number-columns-repeated="2" table:style-name="ce5" office:value-type="float" office:value="16836916" calcext:value-type="float">
            <text:p>168369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DO DE LOS TRABAJADO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ESIDENC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FAEL FERNANDEZ</text:p>
          </table:table-cell>
          <table:table-cell office:value-type="float" office:value="745313" calcext:value-type="float">
            <text:p>745313</text:p>
          </table:table-cell>
          <table:table-cell office:value-type="float" office:value="659313" calcext:value-type="float">
            <text:p>659313</text:p>
          </table:table-cell>
          <table:table-cell office:value-type="float" office:value="164211" calcext:value-type="float">
            <text:p>164211</text:p>
          </table:table-cell>
          <table:table-cell office:value-type="float" office:value="481102" calcext:value-type="float">
            <text:p>481102</text:p>
          </table:table-cell>
          <table:table-cell office:value-type="float" office:value="86000" calcext:value-type="float">
            <text:p>86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18" calcext:value-type="float">
            <text:p>3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008667" calcext:value-type="float">
            <text:p>1008667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3"/>
          <table:table-cell table:number-columns-repeated="7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4"/>
          <table:table-cell table:number-columns-repeated="6"/>
          <table:table-cell table:style-name="ce5" table:number-columns-repeated="2"/>
          <table:table-cell table:number-columns-repeated="1004"/>
        </table:table-row>
        <table:table-row table:style-name="ro1" table:number-rows-repeated="10479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currency-style style:name="N104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es" number:country="UY">
      <number:text>$U </number:text>
      <number:number number:decimal-places="0" loext:min-decimal-places="0" number:min-integer-digits="1" number:grouping="true"/>
      <number:text> </number:text>
    </number:number-style>
    <number:number-style style:name="N10107" number:language="es" number:country="UY"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UY">
      <number:text>$U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UY">
      <style:text-properties fo:color="#ff0000"/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UY">
      <number:text>$U </number:text>
      <number:number number:decimal-places="2" loext:min-decimal-places="2" number:min-integer-digits="1" number:grouping="true"/>
      <number:text> </number:text>
    </number:number-style>
    <number:number-style style:name="N10109" number:language="es" number:country="UY"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es" number:country="UY">
      <number:text>$U </number:text>
      <number:number number:decimal-places="2" loext:min-decimal-places="2" number:min-integer-digits="1" number:grouping="true"/>
      <number:text> </number:text>
    </number:number-style>
    <number:number-style style:name="N10110" number:language="es" number:country="UY">
      <style:text-properties fo:color="#ff0000"/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UY">
      <number:day number:style="long"/>
      <number:text>-</number:text>
      <number:month number:textual="true"/>
    </number:date-style>
    <number:date-style style:name="N10113" number:language="es" number:country="UY">
      <number:month number:textual="true"/>
      <number:text>-</number:text>
      <number:year/>
    </number:date-style>
    <number:date-style style:name="N10114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UY">
      <number:number number:decimal-places="0" loext:min-decimal-places="0" number:min-integer-digits="1" number:grouping="true"/>
      <number:text> </number:text>
    </number:number-style>
    <number:number-style style:name="N10115" number:language="es" number:country="UY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UY">
      <number:number number:decimal-places="0" loext:min-decimal-places="0" number:min-integer-digits="1" number:grouping="true"/>
      <number:text> </number:text>
    </number:number-style>
    <number:number-style style:name="N10116" number:language="es" number:country="UY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UY">
      <number:number number:decimal-places="2" loext:min-decimal-places="2" number:min-integer-digits="1" number:grouping="true"/>
      <number:text> </number:text>
    </number:number-style>
    <number:number-style style:name="N10117" number:language="es" number:country="UY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UY">
      <number:number number:decimal-places="2" loext:min-decimal-places="2" number:min-integer-digits="1" number:grouping="true"/>
      <number:text> </number:text>
    </number:number-style>
    <number:number-style style:name="N10118" number:language="es" number:country="UY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UY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UY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UY">
      <loext:text> </loext:text>
      <loext:fill-character> </loext:fill-character>
      <number:text>- </number:text>
    </number:number-style>
    <number:text-style style:name="N10119" number:language="es" number:country="UY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UY">
      <loext:text> $U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UY">
      <loext:text> $U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es" number:country="UY">
      <loext:text> $U </loext:text>
      <loext:fill-character> </loext:fill-character>
      <number:text>- </number:text>
    </number:number-style>
    <number:text-style style:name="N10120" number:language="es" number:country="UY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UY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UY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UY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UY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UY">
      <loext:text> $U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UY">
      <loext:text> $U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2P2" style:volatile="true" number:language="es" number:country="UY">
      <loext:text> $U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UY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_20_2" style:display-name="20% - Énfasis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" style:display-name="20% - Énfasis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" style:display-name="20% - Énfasis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" style:display-name="20% - Énfasis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" style:display-name="20% - Énfasis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" style:display-name="20% - Énfasis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" style:display-name="40% - Énfasis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" style:display-name="40% - Énfasis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" style:display-name="40% - Énfasis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" style:display-name="40% - Énfasis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" style:display-name="40% - Énfasis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" style:display-name="40% - Énfasis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" style:display-name="60% - Énfasis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" style:display-name="60% - Énfasis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" style:display-name="60% - Énfasis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" style:display-name="60% - Énfasis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" style:display-name="60% - Énfasis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" style:display-name="60% - Énfasis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" style:display-name="Buena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_20_2" style:display-name="Celda de comprobación 2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_20_2" style:display-name="Celda vinculada 2" style:family="table-cell" style:parent-style-name="Default">
      <style:table-cell-properties fo:border-bottom="1.76pt double-thin #ff9900" style:border-line-width-bottom="0.18mm 0.26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_20_2" style:display-name="Cálculo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2" style:display-name="Encabezado 4 2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_20_2" style:display-name="Entrada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Incorrecto_20_2" style:display-name="Incorrecto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2" style:display-name="Millares 2" style:family="table-cell" style:parent-style-name="Default" style:data-style-name="N113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illares_20_2_20_2" style:display-name="Millares 2 2" style:family="table-cell" style:parent-style-name="Default" style:data-style-name="N112"/>
    <style:style style:name="Millares_20_2_20_3" style:display-name="Millares 2 3" style:family="table-cell" style:parent-style-name="Default" style:data-style-name="N112"/>
    <style:style style:name="Millares_20_3" style:display-name="Millares 3" style:family="table-cell" style:parent-style-name="Default" style:data-style-name="N111"/>
    <style:style style:name="Millares_20_3_20_2" style:display-name="Millares 3 2" style:family="table-cell" style:parent-style-name="Default" style:data-style-name="N112"/>
    <style:style style:name="Millares_20__5b_0_5d__20_2" style:display-name="Millares [0] 2" style:family="table-cell" style:parent-style-name="Default" style:data-style-name="N114"/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family="Verdana" style:font-family-generic="swiss" fo:font-size="12pt" fo:font-style="normal" fo:text-shadow="none" style:text-underline-style="none" fo:font-weight="normal" style:font-size-asian="12pt" style:font-style-asian="normal" style:font-weight-asian="normal" style:font-name-complex="Verdana" style:font-family-complex="Verdana" style:font-family-generic-complex="swiss" style:font-size-complex="12pt" style:font-style-complex="normal" style:font-weight-complex="normal"/>
    </style:style>
    <style:style style:name="Notas_20_2" style:display-name="Notas 2" style:family="table-cell" style:parent-style-name="Default">
      <style:table-cell-properties fo:background-color="#ffffcc" style:diagonal-bl-tr="none" style:diagonal-tl-br="none" fo:border="0.74pt solid #c0c0c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alida_20_2" style:display-name="Salida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_20_2" style:display-name="Texto de advertencia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_20_2" style:display-name="Texto explicativo 2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_20_2" style:display-name="Total 2" style:family="table-cell" style:parent-style-name="Default">
      <style:table-cell-properties fo:border-bottom="1.76pt double-thin #333399" style:border-line-width-bottom="0.18mm 0.26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_20_2" style:display-name="Título 1 2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_20_2" style:display-name="Título 2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_20_2" style:display-name="Título 3 2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Énfasis1_20_2" style:display-name="Énfasis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" style:display-name="Énfasis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" style:display-name="Énfasis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" style:display-name="Énfasis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" style:display-name="Énfasis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" style:display-name="Énfasis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ASE_20_TOTAL" style:display-name="PageStyle_BASE TOT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Acuña</meta:initial-creator>
    <dc:creator>Toshiba</dc:creator>
    <meta:creation-date>2015-09-23T17:19:48</meta:creation-date>
    <dc:date>2016-11-01T01:50:11</dc:date>
    <meta:generator>LibreOffice/5.2.2.2$Linux_X86_64 LibreOffice_project/20m0$Build-2</meta:generator>
    <meta:document-statistic meta:table-count="1" meta:cell-count="11880" meta:object-count="0"/>
    <meta:user-defined meta:name="AppVersion">16.03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